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26.76mm"/>
    </style:style>
    <style:style style:name="co13" style:family="table-column">
      <style:table-column-properties fo:break-before="auto" style:column-width="27.31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1.47mm"/>
    </style:style>
    <style:style style:name="co16" style:family="table-column">
      <style:table-column-properties fo:break-before="auto" style:column-width="15.4mm"/>
    </style:style>
    <style:style style:name="co17" style:family="table-column">
      <style:table-column-properties fo:break-before="auto" style:column-width="26.28mm"/>
    </style:style>
    <style:style style:name="co18" style:family="table-column">
      <style:table-column-properties fo:break-before="auto" style:column-width="19.79mm"/>
    </style:style>
    <style:style style:name="co19" style:family="table-column">
      <style:table-column-properties fo:break-before="auto" style:column-width="21.68mm"/>
    </style:style>
    <style:style style:name="co20" style:family="table-column">
      <style:table-column-properties fo:break-before="auto" style:column-width="24.39mm"/>
    </style:style>
    <style:style style:name="co21" style:family="table-column">
      <style:table-column-properties fo:break-before="auto" style:column-width="17.9mm"/>
    </style:style>
    <style:style style:name="co22" style:family="table-column">
      <style:table-column-properties fo:break-before="auto" style:column-width="26.07mm"/>
    </style:style>
    <style:style style:name="co23" style:family="table-column">
      <style:table-column-properties fo:break-before="auto" style:column-width="19.58mm"/>
    </style:style>
    <style:style style:name="co24" style:family="table-column">
      <style:table-column-properties fo:break-before="auto" style:column-width="26.71mm"/>
    </style:style>
    <style:style style:name="co25" style:family="table-column">
      <style:table-column-properties fo:break-before="auto" style:column-width="21.04mm"/>
    </style:style>
    <style:style style:name="co26" style:family="table-column">
      <style:table-column-properties fo:break-before="auto" style:column-width="30.3mm"/>
    </style:style>
    <style:style style:name="co27" style:family="table-column">
      <style:table-column-properties fo:break-before="auto" style:column-width="30.59mm"/>
    </style:style>
    <style:style style:name="co28" style:family="table-column">
      <style:table-column-properties fo:break-before="auto" style:column-width="28.13mm"/>
    </style:style>
    <style:style style:name="co29" style:family="table-column">
      <style:table-column-properties fo:break-before="auto" style:column-width="30.04mm"/>
    </style:style>
    <style:style style:name="co30" style:family="table-column">
      <style:table-column-properties fo:break-before="auto" style:column-width="26.23mm"/>
    </style:style>
    <style:style style:name="co31" style:family="table-column">
      <style:table-column-properties fo:break-before="auto" style:column-width="29.76mm"/>
    </style:style>
    <style:style style:name="co32" style:family="table-column">
      <style:table-column-properties fo:break-before="auto" style:column-width="22.68mm"/>
    </style:style>
    <style:style style:name="co33" style:family="table-column">
      <style:table-column-properties fo:break-before="auto" style:column-width="17.78mm"/>
    </style:style>
    <style:style style:name="co34" style:family="table-column">
      <style:table-column-properties fo:break-before="auto" style:column-width="14.78mm"/>
    </style:style>
    <style:style style:name="co35" style:family="table-column">
      <style:table-column-properties fo:break-before="auto" style:column-width="19.42mm"/>
    </style:style>
    <style:style style:name="co36" style:family="table-column">
      <style:table-column-properties fo:break-before="auto" style:column-width="15.0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fo:font-size="12pt" style:font-size-asian="12pt" style:font-size-complex="12pt"/>
    </style:style>
    <style:style style:name="ce15" style:family="table-cell" style:parent-style-name="Default" style:data-style-name="N11">
      <style:text-properties fo:font-size="12pt" style:font-size-asian="12pt" style:font-size-complex="12pt"/>
    </style:style>
    <style:style style:name="ce16" style:family="table-cell" style:parent-style-name="Default" style:data-style-name="N11">
      <style:text-properties fo:font-size="12pt" style:font-size-asian="12pt" style:font-size-complex="12pt"/>
    </style:style>
    <style:style style:name="ce17" style:family="table-cell" style:parent-style-name="Default" style:data-style-name="N11">
      <style:text-properties fo:font-size="12pt" style:font-size-asian="12pt" style:font-size-complex="12pt"/>
    </style:style>
    <style:style style:name="ce2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 style:data-style-name="N0">
      <style:text-properties fo:font-size="12pt" style:font-size-asian="12pt" style:font-size-complex="12pt"/>
    </style:style>
    <style:style style:name="ce30" style:family="table-cell" style:parent-style-name="Default" style:data-style-name="N11">
      <style:text-properties fo:font-size="12pt" style:font-size-asian="12pt" style:font-size-complex="12pt"/>
    </style:style>
    <style:style style:name="ce32" style:family="table-cell" style:parent-style-name="Default" style:data-style-name="N11">
      <style:text-properties fo:font-size="12pt" style:font-size-asian="12pt" style:font-size-complex="12pt"/>
    </style:style>
    <style:style style:name="ce34" style:family="table-cell" style:parent-style-name="Default" style:data-style-name="N11">
      <style:text-properties fo:font-size="12pt" style:font-size-asian="12pt" style:font-size-complex="12pt"/>
    </style:style>
    <style:style style:name="ce40" style:family="table-cell" style:parent-style-name="Default" style:data-style-name="N11">
      <style:text-properties fo:font-size="12pt" style:font-size-asian="12pt" style:font-size-complex="12pt"/>
    </style:style>
    <style:style style:name="ce4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" style:family="table-cell" style:parent-style-name="Default" style:data-style-name="N100">
      <style:table-cell-properties fo:border-bottom="0.06pt solid #004586" style:diagonal-bl-tr="none" style:diagonal-tl-br="none" style:text-align-source="value-type" style:repeat-content="false" fo:background-color="transparent" fo:wrap-option="no-wrap" fo:border-left="0.74pt solid #004586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06pt solid #004586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"/>
    <style:style style:name="ce41" style:family="table-cell" style:parent-style-name="Default" style:data-style-name="N2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2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2">
      <style:table-cell-properties fo:border-bottom="0.06pt solid #004586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2">
      <style:table-cell-properties fo:background-color="#fff2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2">
      <style:table-cell-properties fo:border-bottom="0.74pt solid #21409a" fo:background-color="#00599d" style:diagonal-bl-tr="none" style:diagonal-tl-br="none" style:text-align-source="value-type" style:repeat-content="false" fo:wrap-option="no-wrap" fo:border-left="none" fo:padding="0.35mm" fo:border-right="0.06pt solid #21409a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3" style:family="table-cell" style:parent-style-name="Default" style:data-style-name="N2">
      <style:table-cell-properties fo:border-bottom="none" style:diagonal-bl-tr="none" style:diagonal-tl-br="none" style:text-align-source="value-type" style:repeat-content="false" fo:background-color="transparent" fo:wrap-option="no-wrap" fo:border-left="none" fo:padding="0.35mm" fo:border-right="0.06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2">
      <style:table-cell-properties fo:border-bottom="none" fo:background-color="#dddddd" style:diagonal-bl-tr="none" style:diagonal-tl-br="none" style:text-align-source="value-type" style:repeat-content="false" fo:wrap-option="no-wrap" fo:border-left="none" fo:padding="0.35mm" fo:border-right="0.06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2">
      <style:table-cell-properties fo:border-bottom="none" fo:background-color="#fff200" style:diagonal-bl-tr="none" style:diagonal-tl-br="none" style:text-align-source="value-type" style:repeat-content="false" fo:wrap-option="no-wrap" fo:border-left="none" fo:padding="0.35mm" fo:border-right="0.06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2">
      <style:table-cell-properties fo:border-bottom="0.06pt solid #21409a" style:diagonal-bl-tr="none" style:diagonal-tl-br="none" style:text-align-source="value-type" style:repeat-content="false" fo:background-color="transparent" fo:wrap-option="no-wrap" fo:border-left="none" fo:padding="0.35mm" fo:border-right="0.06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06pt solid #21409a" style:diagonal-bl-tr="none" style:diagonal-tl-br="none" style:text-align-source="value-type" style:repeat-content="false" fo:background-color="transparent" fo:wrap-option="no-wrap" fo:border-left="0.74pt solid #21409a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0">
      <style:table-cell-properties fo:border-bottom="0.06pt solid #21409a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2">
      <style:table-cell-properties fo:border-bottom="0.06pt solid #21409a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2">
      <style:table-cell-properties fo:border-bottom="none" style:diagonal-bl-tr="none" style:diagonal-tl-br="none" style:text-align-source="value-type" style:repeat-content="false" fo:background-color="transparent" fo:wrap-option="no-wrap" fo:border-left="none" fo:padding="0.35m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2">
      <style:table-cell-properties fo:border-bottom="none" fo:background-color="#dddddd" style:diagonal-bl-tr="none" style:diagonal-tl-br="none" style:text-align-source="value-type" style:repeat-content="false" fo:wrap-option="no-wrap" fo:border-left="none" fo:padding="0.35m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2">
      <style:table-cell-properties fo:border-bottom="0.06pt solid #21409a" style:diagonal-bl-tr="none" style:diagonal-tl-br="none" style:text-align-source="value-type" style:repeat-content="false" fo:background-color="transparent" fo:wrap-option="no-wrap" fo:border-left="none" fo:padding="0.35mm" fo:border-right="0.74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2"/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89" style:family="table-cell" style:parent-style-name="Default">
      <style:text-properties style:font-name="arial" fo:font-size="12pt" style:font-size-asian="12pt" style:font-size-complex="12pt"/>
    </style:style>
    <style:style style:name="ce73" style:family="table-cell" style:parent-style-name="Default" style:data-style-name="N11">
      <style:text-properties style:font-name="arial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 style:data-style-name="N11">
      <style:text-properties style:font-name="arial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shapes>
          <draw:frame draw:z-index="0" draw:style-name="gr1" draw:text-style-name="P1" svg:width="200mm" svg:height="93.6mm" svg:x="436.76mm" svg:y="3.18mm">
            <draw:object draw:notify-on-update-of-ranges="Dados.A4:Dados.B16 Dados.C1:Dados.C1 Dados.C4:Dados.C16 Dados.D1:Dados.D1 Dados.D4:Dados.D16 Dados.E1:Dados.E1 Dados.E4:Dados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0mm" svg:height="100.6mm" svg:x="214.89mm" svg:y="0mm">
            <draw:object draw:notify-on-update-of-ranges="Dados.A4:Dados.B16 Dados.F1:Dados.F1 Dados.F4:Dados.F16 Dados.G1:Dados.G1 Dados.G4:Dados.G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0mm" svg:height="99.6mm" svg:x="234.54mm" svg:y="107.59mm">
            <draw:object draw:notify-on-update-of-ranges="Dados.A2:Dados.B16 Dados.C1:Dados.C1 Dados.C2:Dados.C16 Dados.D1:Dados.D1 Dados.D2:Dados.D16 Dados.E1:Dados.E1 Dados.E2:Dados.E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0mm" svg:height="94.2mm" svg:x="0mm" svg:y="104.1mm">
            <draw:object draw:notify-on-update-of-ranges="Dados.A2:Dados.B16 Dados.F1:Dados.F1 Dados.F2:Dados.F16 Dados.G1:Dados.G1 Dados.G2:Dados.G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57" table:default-cell-style-name="ce6"/>
        <table:table-row table:style-name="ro1">
          <table:table-cell table:style-name="ce22" office:value-type="string" calcext:value-type="string">
            <text:p>Semente</text:p>
          </table:table-cell>
          <table:table-cell table:style-name="ce22" office:value-type="string" calcext:value-type="string">
            <text:p>Proteção</text:p>
          </table:table-cell>
          <table:table-cell table:style-name="ce22" office:value-type="string" calcext:value-type="string">
            <text:p>QNC</text:p>
          </table:table-cell>
          <table:table-cell table:style-name="ce22" office:value-type="string" calcext:value-type="string">
            <text:p>QNI</text:p>
          </table:table-cell>
          <table:table-cell table:style-name="ce22" office:value-type="string" calcext:value-type="string">
            <text:p>QNE</text:p>
          </table:table-cell>
          <table:table-cell table:style-name="ce22" office:value-type="string" calcext:value-type="string">
            <text:p>QDG</text:p>
          </table:table-cell>
          <table:table-cell table:style-name="ce22" office:value-type="string" calcext:value-type="string">
            <text:p>QDT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II</text:p>
          </table:table-cell>
          <table:table-cell table:style-name="ce24" office:value-type="string" calcext:value-type="string">
            <text:p>Não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3105681" calcext:value-type="float">
            <text:p>3105681</text:p>
          </table:table-cell>
          <table:table-cell table:number-columns-repeated="57"/>
        </table:table-row>
        <table:table-row table:style-name="ro1">
          <table:table-cell table:style-name="ce25" office:value-type="string" calcext:value-type="string">
            <text:p>TII</text:p>
          </table:table-cell>
          <table:table-cell table:style-name="ce25" office:value-type="string" calcext:value-type="string">
            <text:p>MUD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360217" calcext:value-type="float">
            <text:p>1360217</text:p>
          </table:table-cell>
          <table:table-cell table:style-name="ce25" office:value-type="float" office:value="9335" calcext:value-type="float">
            <text:p>9335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NNI</text:p>
          </table:table-cell>
          <table:table-cell table:style-name="ce24" office:value-type="string" calcext:value-type="string">
            <text:p>Não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273709" calcext:value-type="float">
            <text:p>273709</text:p>
          </table:table-cell>
          <table:table-cell table:number-columns-repeated="57"/>
        </table:table-row>
        <table:table-row table:style-name="ro1">
          <table:table-cell table:style-name="ce25" office:value-type="string" calcext:value-type="string">
            <text:p>INI</text:p>
          </table:table-cell>
          <table:table-cell table:style-name="ce25" office:value-type="string" calcext:value-type="string">
            <text:p>Não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176468" calcext:value-type="float">
            <text:p>176468</text:p>
          </table:table-cell>
          <table:table-cell table:number-columns-repeated="57"/>
        </table:table-row>
        <table:table-row table:style-name="ro1">
          <table:table-cell table:style-name="ce25" office:value-type="string" calcext:value-type="string">
            <text:p>BI</text:p>
          </table:table-cell>
          <table:table-cell table:style-name="ce25" office:value-type="string" calcext:value-type="string">
            <text:p>Não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127839" calcext:value-type="float">
            <text:p>127839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IEI</text:p>
          </table:table-cell>
          <table:table-cell table:style-name="ce24" office:value-type="string" calcext:value-type="string">
            <text:p>Não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20512" calcext:value-type="float">
            <text:p>120512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BI</text:p>
          </table:table-cell>
          <table:table-cell table:style-name="ce24" office:value-type="string" calcext:value-type="string">
            <text:p>MUD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01547" calcext:value-type="float">
            <text:p>10154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5" office:value-type="string" calcext:value-type="string">
            <text:p>IEI</text:p>
          </table:table-cell>
          <table:table-cell table:style-name="ce25" office:value-type="string" calcext:value-type="string">
            <text:p>MUD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33845" calcext:value-type="float">
            <text:p>3384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INI</text:p>
          </table:table-cell>
          <table:table-cell table:style-name="ce24" office:value-type="string" calcext:value-type="string">
            <text:p>MUD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30331" calcext:value-type="float">
            <text:p>3033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5" office:value-type="string" calcext:value-type="string">
            <text:p>NNI</text:p>
          </table:table-cell>
          <table:table-cell table:style-name="ce25" office:value-type="string" calcext:value-type="string">
            <text:p>MUD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NNI</text:p>
          </table:table-cell>
          <table:table-cell table:style-name="ce24" office:value-type="string" calcext:value-type="string">
            <text:p>INXU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5" office:value-type="string" calcext:value-type="string">
            <text:p>BI</text:p>
          </table:table-cell>
          <table:table-cell table:style-name="ce25" office:value-type="string" calcext:value-type="string">
            <text:p>INXU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IEI</text:p>
          </table:table-cell>
          <table:table-cell table:style-name="ce24" office:value-type="string" calcext:value-type="string">
            <text:p>INXU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5" office:value-type="string" calcext:value-type="string">
            <text:p>INI</text:p>
          </table:table-cell>
          <table:table-cell table:style-name="ce25" office:value-type="string" calcext:value-type="string">
            <text:p>INXU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II</text:p>
          </table:table-cell>
          <table:table-cell table:style-name="ce24" office:value-type="string" calcext:value-type="string">
            <text:p>INXU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statísticas" table:style-name="ta1">
        <table:table-column table:style-name="co7" table:number-columns-repeated="2" table:default-cell-style-name="ce28"/>
        <table:table-column table:style-name="co8" table:number-columns-repeated="5" table:default-cell-style-name="ce28"/>
        <table:table-column table:style-name="co6" table:default-cell-style-name="ce28"/>
        <table:table-column table:style-name="co1" table:number-columns-repeated="2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number-columns-repeated="2" table:default-cell-style-name="ce28"/>
        <table:table-column table:style-name="co6" table:number-columns-repeated="49" table:default-cell-style-name="ce28"/>
        <table:table-row table:style-name="ro1">
          <table:table-cell table:style-name="ce27" office:value-type="string" calcext:value-type="string" table:number-columns-spanned="7" table:number-rows-spanned="1">
            <text:p>Redução geral</text:p>
          </table:table-cell>
          <table:covered-table-cell table:number-columns-repeated="6"/>
          <table:table-cell/>
          <table:table-cell table:style-name="ce22" office:value-type="string" calcext:value-type="string">
            <text:p>Semente</text:p>
          </table:table-cell>
          <table:table-cell table:style-name="ce22" office:value-type="string" calcext:value-type="string">
            <text:p>Proteção</text:p>
          </table:table-cell>
          <table:table-cell table:style-name="ce22" office:value-type="string" calcext:value-type="string">
            <text:p>QNC</text:p>
          </table:table-cell>
          <table:table-cell table:style-name="ce22" office:value-type="string" calcext:value-type="string">
            <text:p>QNI</text:p>
          </table:table-cell>
          <table:table-cell table:style-name="ce22" office:value-type="string" calcext:value-type="string">
            <text:p>QNE</text:p>
          </table:table-cell>
          <table:table-cell table:style-name="ce22" office:value-type="string" calcext:value-type="string">
            <text:p>QDG</text:p>
          </table:table-cell>
          <table:table-cell table:style-name="ce22" office:value-type="string" calcext:value-type="string">
            <text:p>QDT</text:p>
          </table:table-cell>
          <table:table-cell table:number-columns-repeated="49"/>
        </table:table-row>
        <table:table-row table:style-name="ro1">
          <table:table-cell table:formula="of:=[.I1]" office:value-type="string" office:string-value="Semente" calcext:value-type="string">
            <text:p>Semente</text:p>
          </table:table-cell>
          <table:table-cell table:formula="of:=[.J1]" office:value-type="string" office:string-value="Proteção" calcext:value-type="string">
            <text:p>Proteção</text:p>
          </table:table-cell>
          <table:table-cell table:formula="of:=[.K1]" office:value-type="string" office:string-value="QNC" calcext:value-type="string">
            <text:p>QNC</text:p>
          </table:table-cell>
          <table:table-cell table:formula="of:=[.L1]" office:value-type="string" office:string-value="QNI" calcext:value-type="string">
            <text:p>QNI</text:p>
          </table:table-cell>
          <table:table-cell table:formula="of:=[.M1]" office:value-type="string" office:string-value="QNE" calcext:value-type="string">
            <text:p>QNE</text:p>
          </table:table-cell>
          <table:table-cell table:formula="of:=[.N1]" office:value-type="string" office:string-value="QDG" calcext:value-type="string">
            <text:p>QDG</text:p>
          </table:table-cell>
          <table:table-cell table:formula="of:=[.O1]" office:value-type="string" office:string-value="QDT" calcext:value-type="string">
            <text:p>QDT</text:p>
          </table:table-cell>
          <table:table-cell/>
          <table:table-cell table:style-name="ce24" office:value-type="string" calcext:value-type="string">
            <text:p>TII</text:p>
          </table:table-cell>
          <table:table-cell table:style-name="ce24" office:value-type="string" calcext:value-type="string">
            <text:p>Não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3105681" calcext:value-type="float">
            <text:p>3105681</text:p>
          </table:table-cell>
          <table:table-cell table:number-columns-repeated="49"/>
        </table:table-row>
        <table:table-row table:style-name="ro1">
          <table:table-cell table:style-name="ce29" table:formula="of:=[.I2]" office:value-type="string" office:string-value="TII" calcext:value-type="string">
            <text:p>TII</text:p>
          </table:table-cell>
          <table:table-cell table:style-name="ce29" table:formula="of:=[.J2]" office:value-type="string" office:string-value="Não" calcext:value-type="string">
            <text:p>Não</text:p>
          </table:table-cell>
          <table:table-cell table:style-name="ce30" table:formula="of:=1-([.K2]/MAX([.K$2:.K$4]))" office:value-type="percentage" office:value="0" calcext:value-type="percentage">
            <text:p>0,00%</text:p>
          </table:table-cell>
          <table:table-cell table:style-name="ce32" table:formula="of:=1-([.L2]/MAX([.L$2:.L$4]))" office:value-type="percentage" office:value="0" calcext:value-type="percentage">
            <text:p>0,00%</text:p>
          </table:table-cell>
          <table:table-cell table:style-name="ce32" table:formula="of:=1-([.M2]/MAX([.M$2:.M$4]))" office:value-type="percentage" office:value="0" calcext:value-type="percentage">
            <text:p>0,00%</text:p>
          </table:table-cell>
          <table:table-cell table:style-name="ce32" table:formula="of:=1-([.N2]/MAX([.N$2:.N$4]))" office:value-type="percentage" office:value="0" calcext:value-type="percentage">
            <text:p>0,00%</text:p>
          </table:table-cell>
          <table:table-cell table:style-name="ce32" table:formula="of:=1-([.O2]/MAX([.O$2:.O$4]))" office:value-type="percentage" office:value="0" calcext:value-type="percentage">
            <text:p>0,00%</text:p>
          </table:table-cell>
          <table:table-cell/>
          <table:table-cell table:style-name="ce25" office:value-type="string" calcext:value-type="string">
            <text:p>TII</text:p>
          </table:table-cell>
          <table:table-cell table:style-name="ce25" office:value-type="string" calcext:value-type="string">
            <text:p>MUD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360217" calcext:value-type="float">
            <text:p>1360217</text:p>
          </table:table-cell>
          <table:table-cell table:style-name="ce25" office:value-type="float" office:value="9335" calcext:value-type="float">
            <text:p>9335</text:p>
          </table:table-cell>
          <table:table-cell table:number-columns-repeated="49"/>
        </table:table-row>
        <table:table-row table:style-name="ro1">
          <table:table-cell table:formula="of:=[.I3]" office:value-type="string" office:string-value="TII" calcext:value-type="string">
            <text:p>TII</text:p>
          </table:table-cell>
          <table:table-cell table:style-name="ce29" table:formula="of:=[.J3]" office:value-type="string" office:string-value="MUD" calcext:value-type="string">
            <text:p>MUD</text:p>
          </table:table-cell>
          <table:table-cell table:style-name="ce32" table:formula="of:=1-([.K3]/MAX([.K$2:.K$4]))" office:value-type="percentage" office:value="0.642857142857143" calcext:value-type="percentage">
            <text:p>64,29%</text:p>
          </table:table-cell>
          <table:table-cell table:style-name="ce32" table:formula="of:=1-([.L3]/MAX([.L$2:.L$4]))" office:value-type="percentage" office:value="0.846153846153846" calcext:value-type="percentage">
            <text:p>84,62%</text:p>
          </table:table-cell>
          <table:table-cell table:style-name="ce32" table:formula="of:=1-([.M3]/MAX([.M$2:.M$4]))" office:value-type="percentage" office:value="0.9" calcext:value-type="percentage">
            <text:p>90,00%</text:p>
          </table:table-cell>
          <table:table-cell table:style-name="ce32" table:formula="of:=1-([.N3]/MAX([.N$2:.N$4]))" office:value-type="percentage" office:value="0.562022950843953" calcext:value-type="percentage">
            <text:p>56,20%</text:p>
          </table:table-cell>
          <table:table-cell table:style-name="ce32" table:formula="of:=1-([.O3]/MAX([.O$2:.O$4]))" office:value-type="percentage" office:value="0.996994218015308" calcext:value-type="percentage">
            <text:p>99,70%</text:p>
          </table:table-cell>
          <table:table-cell/>
          <table:table-cell table:style-name="ce24" office:value-type="string" calcext:value-type="string">
            <text:p>TII</text:p>
          </table:table-cell>
          <table:table-cell table:style-name="ce24" office:value-type="string" calcext:value-type="string">
            <text:p>INXU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4]" office:value-type="string" office:string-value="TII" calcext:value-type="string">
            <text:p>TII</text:p>
          </table:table-cell>
          <table:table-cell table:style-name="ce29" table:formula="of:=[.J4]" office:value-type="string" office:string-value="INXU" calcext:value-type="string">
            <text:p>INXU</text:p>
          </table:table-cell>
          <table:table-cell table:style-name="ce32" table:formula="of:=1-([.K4]/MAX([.K$2:.K$4]))" office:value-type="percentage" office:value="1" calcext:value-type="percentage">
            <text:p>100,00%</text:p>
          </table:table-cell>
          <table:table-cell table:style-name="ce32" table:formula="of:=1-([.L4]/MAX([.L$2:.L$4]))" office:value-type="percentage" office:value="1" calcext:value-type="percentage">
            <text:p>100,00%</text:p>
          </table:table-cell>
          <table:table-cell table:style-name="ce32" table:formula="of:=1-([.M4]/MAX([.M$2:.M$4]))" office:value-type="percentage" office:value="1" calcext:value-type="percentage">
            <text:p>100,00%</text:p>
          </table:table-cell>
          <table:table-cell table:style-name="ce32" table:formula="of:=1-([.N4]/MAX([.N$2:.N$4]))" office:value-type="percentage" office:value="1" calcext:value-type="percentage">
            <text:p>100,00%</text:p>
          </table:table-cell>
          <table:table-cell table:style-name="ce32" table:formula="of:=1-([.O4]/MAX([.O$2:.O$4]))" office:value-type="percentage" office:value="1" calcext:value-type="percentage">
            <text:p>100,00%</text:p>
          </table:table-cell>
          <table:table-cell/>
          <table:table-cell table:style-name="ce24" office:value-type="string" calcext:value-type="string">
            <text:p>NNI</text:p>
          </table:table-cell>
          <table:table-cell table:style-name="ce24" office:value-type="string" calcext:value-type="string">
            <text:p>Não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273709" calcext:value-type="float">
            <text:p>273709</text:p>
          </table:table-cell>
          <table:table-cell table:style-name="ce40"/>
          <table:table-cell table:number-columns-repeated="48"/>
        </table:table-row>
        <table:table-row table:style-name="ro1">
          <table:table-cell table:formula="of:=[.I5]" office:value-type="string" office:string-value="NNI" calcext:value-type="string">
            <text:p>NNI</text:p>
          </table:table-cell>
          <table:table-cell table:style-name="ce29" table:formula="of:=[.J5]" office:value-type="string" office:string-value="Não" calcext:value-type="string">
            <text:p>Não</text:p>
          </table:table-cell>
          <table:table-cell table:style-name="ce32" table:formula="of:=1-([.K5]/MAX([.K$5:.K$7]))" office:value-type="percentage" office:value="0" calcext:value-type="percentage">
            <text:p>0,00%</text:p>
          </table:table-cell>
          <table:table-cell table:style-name="ce32" table:formula="of:=1-([.L5]/MAX([.L$5:.L$7]))" office:value-type="percentage" office:value="0" calcext:value-type="percentage">
            <text:p>0,00%</text:p>
          </table:table-cell>
          <table:table-cell table:style-name="ce32" table:formula="of:=1-([.M5]/MAX([.M$5:.M$7]))" office:value-type="percentage" office:value="0" calcext:value-type="percentage">
            <text:p>0,00%</text:p>
          </table:table-cell>
          <table:table-cell table:style-name="ce32" table:formula="of:=1-([.N5]/MAX([.N$5:.N$7]))" office:value-type="percentage" office:value="0" calcext:value-type="percentage">
            <text:p>0,00%</text:p>
          </table:table-cell>
          <table:table-cell table:style-name="ce32" table:formula="of:=1-([.O5]/MAX([.O$5:.O$7]))" office:value-type="percentage" office:value="0" calcext:value-type="percentage">
            <text:p>0,00%</text:p>
          </table:table-cell>
          <table:table-cell/>
          <table:table-cell table:style-name="ce25" office:value-type="string" calcext:value-type="string">
            <text:p>NNI</text:p>
          </table:table-cell>
          <table:table-cell table:style-name="ce25" office:value-type="string" calcext:value-type="string">
            <text:p>MUD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6]" office:value-type="string" office:string-value="NNI" calcext:value-type="string">
            <text:p>NNI</text:p>
          </table:table-cell>
          <table:table-cell table:style-name="ce29" table:formula="of:=[.J6]" office:value-type="string" office:string-value="MUD" calcext:value-type="string">
            <text:p>MUD</text:p>
          </table:table-cell>
          <table:table-cell table:style-name="ce32" table:formula="of:=1-([.K6]/MAX([.K$5:.K$7]))" office:value-type="percentage" office:value="0.833333333333333" calcext:value-type="percentage">
            <text:p>83,33%</text:p>
          </table:table-cell>
          <table:table-cell table:style-name="ce32" table:formula="of:=1-([.L6]/MAX([.L$5:.L$7]))" office:value-type="percentage" office:value="1" calcext:value-type="percentage">
            <text:p>100,00%</text:p>
          </table:table-cell>
          <table:table-cell table:style-name="ce32" table:formula="of:=1-([.M6]/MAX([.M$5:.M$7]))" office:value-type="percentage" office:value="1" calcext:value-type="percentage">
            <text:p>100,00%</text:p>
          </table:table-cell>
          <table:table-cell table:style-name="ce32" table:formula="of:=1-([.N6]/MAX([.N$5:.N$7]))" office:value-type="percentage" office:value="1" calcext:value-type="percentage">
            <text:p>100,00%</text:p>
          </table:table-cell>
          <table:table-cell table:style-name="ce32" table:formula="of:=1-([.O6]/MAX([.O$5:.O$7]))" office:value-type="percentage" office:value="1" calcext:value-type="percentage">
            <text:p>100,00%</text:p>
          </table:table-cell>
          <table:table-cell/>
          <table:table-cell table:style-name="ce24" office:value-type="string" calcext:value-type="string">
            <text:p>NNI</text:p>
          </table:table-cell>
          <table:table-cell table:style-name="ce24" office:value-type="string" calcext:value-type="string">
            <text:p>INXU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7]" office:value-type="string" office:string-value="NNI" calcext:value-type="string">
            <text:p>NNI</text:p>
          </table:table-cell>
          <table:table-cell table:style-name="ce29" table:formula="of:=[.J7]" office:value-type="string" office:string-value="INXU" calcext:value-type="string">
            <text:p>INXU</text:p>
          </table:table-cell>
          <table:table-cell table:style-name="ce32" table:formula="of:=1-([.K7]/MAX([.K$5:.K$7]))" office:value-type="percentage" office:value="0.833333333333333" calcext:value-type="percentage">
            <text:p>83,33%</text:p>
          </table:table-cell>
          <table:table-cell table:style-name="ce32" table:formula="of:=1-([.L7]/MAX([.L$5:.L$7]))" office:value-type="percentage" office:value="1" calcext:value-type="percentage">
            <text:p>100,00%</text:p>
          </table:table-cell>
          <table:table-cell table:style-name="ce32" table:formula="of:=1-([.M7]/MAX([.M$5:.M$7]))" office:value-type="percentage" office:value="1" calcext:value-type="percentage">
            <text:p>100,00%</text:p>
          </table:table-cell>
          <table:table-cell table:style-name="ce32" table:formula="of:=1-([.N7]/MAX([.N$5:.N$7]))" office:value-type="percentage" office:value="1" calcext:value-type="percentage">
            <text:p>100,00%</text:p>
          </table:table-cell>
          <table:table-cell table:style-name="ce32" table:formula="of:=1-([.O7]/MAX([.O$5:.O$7]))" office:value-type="percentage" office:value="1" calcext:value-type="percentage">
            <text:p>100,00%</text:p>
          </table:table-cell>
          <table:table-cell/>
          <table:table-cell table:style-name="ce25" office:value-type="string" calcext:value-type="string">
            <text:p>INI</text:p>
          </table:table-cell>
          <table:table-cell table:style-name="ce25" office:value-type="string" calcext:value-type="string">
            <text:p>Não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176468" calcext:value-type="float">
            <text:p>176468</text:p>
          </table:table-cell>
          <table:table-cell table:number-columns-repeated="49"/>
        </table:table-row>
        <table:table-row table:style-name="ro1">
          <table:table-cell table:formula="of:=[.I8]" office:value-type="string" office:string-value="INI" calcext:value-type="string">
            <text:p>INI</text:p>
          </table:table-cell>
          <table:table-cell table:formula="of:=[.J8]" office:value-type="string" office:string-value="Não" calcext:value-type="string">
            <text:p>Não</text:p>
          </table:table-cell>
          <table:table-cell table:style-name="ce32" table:formula="of:=1-([.K8]/MAX([.K$8:.K$10]))" office:value-type="percentage" office:value="0" calcext:value-type="percentage">
            <text:p>0,00%</text:p>
          </table:table-cell>
          <table:table-cell table:style-name="ce32" table:formula="of:=1-([.L8]/MAX([.L$8:.L$10]))" office:value-type="percentage" office:value="0" calcext:value-type="percentage">
            <text:p>0,00%</text:p>
          </table:table-cell>
          <table:table-cell table:style-name="ce32" table:formula="of:=1-([.M8]/MAX([.M$8:.M$10]))" office:value-type="percentage" office:value="0" calcext:value-type="percentage">
            <text:p>0,00%</text:p>
          </table:table-cell>
          <table:table-cell table:style-name="ce32" table:formula="of:=1-([.N8]/MAX([.N$8:.N$10]))" office:value-type="percentage" office:value="0" calcext:value-type="percentage">
            <text:p>0,00%</text:p>
          </table:table-cell>
          <table:table-cell table:style-name="ce32" table:formula="of:=1-([.O8]/MAX([.O$8:.O$10]))" office:value-type="percentage" office:value="0" calcext:value-type="percentage">
            <text:p>0,00%</text:p>
          </table:table-cell>
          <table:table-cell/>
          <table:table-cell table:style-name="ce24" office:value-type="string" calcext:value-type="string">
            <text:p>INI</text:p>
          </table:table-cell>
          <table:table-cell table:style-name="ce24" office:value-type="string" calcext:value-type="string">
            <text:p>MUD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30331" calcext:value-type="float">
            <text:p>3033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9]" office:value-type="string" office:string-value="INI" calcext:value-type="string">
            <text:p>INI</text:p>
          </table:table-cell>
          <table:table-cell table:formula="of:=[.J9]" office:value-type="string" office:string-value="MUD" calcext:value-type="string">
            <text:p>MUD</text:p>
          </table:table-cell>
          <table:table-cell table:style-name="ce32" table:formula="of:=1-([.K9]/MAX([.K$8:.K$10]))" office:value-type="percentage" office:value="0.8" calcext:value-type="percentage">
            <text:p>80,00%</text:p>
          </table:table-cell>
          <table:table-cell table:style-name="ce32" table:formula="of:=1-([.L9]/MAX([.L$8:.L$10]))" office:value-type="percentage" office:value="1" calcext:value-type="percentage">
            <text:p>100,00%</text:p>
          </table:table-cell>
          <table:table-cell table:style-name="ce32" table:formula="of:=1-([.M9]/MAX([.M$8:.M$10]))" office:value-type="percentage" office:value="1" calcext:value-type="percentage">
            <text:p>100,00%</text:p>
          </table:table-cell>
          <table:table-cell table:style-name="ce32" table:formula="of:=1-([.N9]/MAX([.N$8:.N$10]))" office:value-type="percentage" office:value="0.828121812453249" calcext:value-type="percentage">
            <text:p>82,81%</text:p>
          </table:table-cell>
          <table:table-cell table:style-name="ce32" table:formula="of:=1-([.O9]/MAX([.O$8:.O$10]))" office:value-type="percentage" office:value="1" calcext:value-type="percentage">
            <text:p>100,00%</text:p>
          </table:table-cell>
          <table:table-cell/>
          <table:table-cell table:style-name="ce25" office:value-type="string" calcext:value-type="string">
            <text:p>INI</text:p>
          </table:table-cell>
          <table:table-cell table:style-name="ce25" office:value-type="string" calcext:value-type="string">
            <text:p>INXU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0]" office:value-type="string" office:string-value="INI" calcext:value-type="string">
            <text:p>INI</text:p>
          </table:table-cell>
          <table:table-cell table:formula="of:=[.J10]" office:value-type="string" office:string-value="INXU" calcext:value-type="string">
            <text:p>INXU</text:p>
          </table:table-cell>
          <table:table-cell table:style-name="ce32" table:formula="of:=1-([.K10]/MAX([.K$8:.K$10]))" office:value-type="percentage" office:value="1" calcext:value-type="percentage">
            <text:p>100,00%</text:p>
          </table:table-cell>
          <table:table-cell table:style-name="ce32" table:formula="of:=1-([.L10]/MAX([.L$8:.L$10]))" office:value-type="percentage" office:value="1" calcext:value-type="percentage">
            <text:p>100,00%</text:p>
          </table:table-cell>
          <table:table-cell table:style-name="ce32" table:formula="of:=1-([.M10]/MAX([.M$8:.M$10]))" office:value-type="percentage" office:value="1" calcext:value-type="percentage">
            <text:p>100,00%</text:p>
          </table:table-cell>
          <table:table-cell table:style-name="ce32" table:formula="of:=1-([.N10]/MAX([.N$8:.N$10]))" office:value-type="percentage" office:value="1" calcext:value-type="percentage">
            <text:p>100,00%</text:p>
          </table:table-cell>
          <table:table-cell table:style-name="ce32" table:formula="of:=1-([.O10]/MAX([.O$8:.O$10]))" office:value-type="percentage" office:value="1" calcext:value-type="percentage">
            <text:p>100,00%</text:p>
          </table:table-cell>
          <table:table-cell/>
          <table:table-cell table:style-name="ce24" office:value-type="string" calcext:value-type="string">
            <text:p>IEI</text:p>
          </table:table-cell>
          <table:table-cell table:style-name="ce24" office:value-type="string" calcext:value-type="string">
            <text:p>Não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20512" calcext:value-type="float">
            <text:p>120512</text:p>
          </table:table-cell>
          <table:table-cell table:number-columns-repeated="49"/>
        </table:table-row>
        <table:table-row table:style-name="ro1">
          <table:table-cell table:formula="of:=[.I11]" office:value-type="string" office:string-value="IEI" calcext:value-type="string">
            <text:p>IEI</text:p>
          </table:table-cell>
          <table:table-cell table:style-name="ce29" table:formula="of:=[.J11]" office:value-type="string" office:string-value="Não" calcext:value-type="string">
            <text:p>Não</text:p>
          </table:table-cell>
          <table:table-cell table:style-name="ce32" table:formula="of:=1-([.K11]/MAX([.K$11:.K$13]))" office:value-type="percentage" office:value="0" calcext:value-type="percentage">
            <text:p>0,00%</text:p>
          </table:table-cell>
          <table:table-cell table:style-name="ce32" table:formula="of:=1-([.L11]/MAX([.L$11:.L$13]))" office:value-type="percentage" office:value="0" calcext:value-type="percentage">
            <text:p>0,00%</text:p>
          </table:table-cell>
          <table:table-cell table:style-name="ce32" table:formula="of:=1-([.M11]/MAX([.M$11:.M$13]))" office:value-type="percentage" office:value="0" calcext:value-type="percentage">
            <text:p>0,00%</text:p>
          </table:table-cell>
          <table:table-cell table:style-name="ce32" table:formula="of:=1-([.N11]/MAX([.N$11:.N$13]))" office:value-type="percentage" office:value="0" calcext:value-type="percentage">
            <text:p>0,00%</text:p>
          </table:table-cell>
          <table:table-cell table:style-name="ce32" table:formula="of:=1-([.O11]/MAX([.O$11:.O$13]))" office:value-type="percentage" office:value="0" calcext:value-type="percentage">
            <text:p>0,00%</text:p>
          </table:table-cell>
          <table:table-cell/>
          <table:table-cell table:style-name="ce25" office:value-type="string" calcext:value-type="string">
            <text:p>IEI</text:p>
          </table:table-cell>
          <table:table-cell table:style-name="ce25" office:value-type="string" calcext:value-type="string">
            <text:p>MUD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33845" calcext:value-type="float">
            <text:p>3384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2]" office:value-type="string" office:string-value="IEI" calcext:value-type="string">
            <text:p>IEI</text:p>
          </table:table-cell>
          <table:table-cell table:style-name="ce29" table:formula="of:=[.J12]" office:value-type="string" office:string-value="MUD" calcext:value-type="string">
            <text:p>MUD</text:p>
          </table:table-cell>
          <table:table-cell table:style-name="ce32" table:formula="of:=1-([.K12]/MAX([.K$11:.K$13]))" office:value-type="percentage" office:value="0.666666666666667" calcext:value-type="percentage">
            <text:p>66,67%</text:p>
          </table:table-cell>
          <table:table-cell table:style-name="ce32" table:formula="of:=1-([.L12]/MAX([.L$11:.L$13]))" office:value-type="percentage" office:value="0.666666666666667" calcext:value-type="percentage">
            <text:p>66,67%</text:p>
          </table:table-cell>
          <table:table-cell table:style-name="ce32" table:formula="of:=1-([.M12]/MAX([.M$11:.M$13]))" office:value-type="percentage" office:value="0.8" calcext:value-type="percentage">
            <text:p>80,00%</text:p>
          </table:table-cell>
          <table:table-cell table:style-name="ce32" table:formula="of:=1-([.N12]/MAX([.N$11:.N$13]))" office:value-type="percentage" office:value="0.719156598513011" calcext:value-type="percentage">
            <text:p>71,92%</text:p>
          </table:table-cell>
          <table:table-cell table:style-name="ce32" table:formula="of:=1-([.O12]/MAX([.O$11:.O$13]))" office:value-type="percentage" office:value="1" calcext:value-type="percentage">
            <text:p>100,00%</text:p>
          </table:table-cell>
          <table:table-cell/>
          <table:table-cell table:style-name="ce24" office:value-type="string" calcext:value-type="string">
            <text:p>IEI</text:p>
          </table:table-cell>
          <table:table-cell table:style-name="ce24" office:value-type="string" calcext:value-type="string">
            <text:p>INXU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3]" office:value-type="string" office:string-value="IEI" calcext:value-type="string">
            <text:p>IEI</text:p>
          </table:table-cell>
          <table:table-cell table:style-name="ce29" table:formula="of:=[.J13]" office:value-type="string" office:string-value="INXU" calcext:value-type="string">
            <text:p>INXU</text:p>
          </table:table-cell>
          <table:table-cell table:style-name="ce32" table:formula="of:=1-([.K13]/MAX([.K$11:.K$13]))" office:value-type="percentage" office:value="1" calcext:value-type="percentage">
            <text:p>100,00%</text:p>
          </table:table-cell>
          <table:table-cell table:style-name="ce32" table:formula="of:=1-([.L13]/MAX([.L$11:.L$13]))" office:value-type="percentage" office:value="1" calcext:value-type="percentage">
            <text:p>100,00%</text:p>
          </table:table-cell>
          <table:table-cell table:style-name="ce32" table:formula="of:=1-([.M13]/MAX([.M$11:.M$13]))" office:value-type="percentage" office:value="1" calcext:value-type="percentage">
            <text:p>100,00%</text:p>
          </table:table-cell>
          <table:table-cell table:style-name="ce32" table:formula="of:=1-([.N13]/MAX([.N$11:.N$13]))" office:value-type="percentage" office:value="1" calcext:value-type="percentage">
            <text:p>100,00%</text:p>
          </table:table-cell>
          <table:table-cell table:style-name="ce32" table:formula="of:=1-([.O13]/MAX([.O$11:.O$13]))" office:value-type="percentage" office:value="1" calcext:value-type="percentage">
            <text:p>100,00%</text:p>
          </table:table-cell>
          <table:table-cell/>
          <table:table-cell table:style-name="ce25" office:value-type="string" calcext:value-type="string">
            <text:p>BI</text:p>
          </table:table-cell>
          <table:table-cell table:style-name="ce25" office:value-type="string" calcext:value-type="string">
            <text:p>Não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127839" calcext:value-type="float">
            <text:p>127839</text:p>
          </table:table-cell>
          <table:table-cell table:number-columns-repeated="49"/>
        </table:table-row>
        <table:table-row table:style-name="ro1">
          <table:table-cell table:formula="of:=[.I14]" office:value-type="string" office:string-value="BI" calcext:value-type="string">
            <text:p>BI</text:p>
          </table:table-cell>
          <table:table-cell table:style-name="ce29" table:formula="of:=[.J14]" office:value-type="string" office:string-value="Não" calcext:value-type="string">
            <text:p>Não</text:p>
          </table:table-cell>
          <table:table-cell table:style-name="ce32" table:formula="of:=1-([.K14]/MAX([.K$14:.K$16]))" office:value-type="percentage" office:value="0" calcext:value-type="percentage">
            <text:p>0,00%</text:p>
          </table:table-cell>
          <table:table-cell table:style-name="ce32" table:formula="of:=1-([.L14]/MAX([.L$14:.L$16]))" office:value-type="percentage" office:value="0" calcext:value-type="percentage">
            <text:p>0,00%</text:p>
          </table:table-cell>
          <table:table-cell table:style-name="ce32" table:formula="of:=1-([.M14]/MAX([.M$14:.M$16]))" office:value-type="percentage" office:value="0" calcext:value-type="percentage">
            <text:p>0,00%</text:p>
          </table:table-cell>
          <table:table-cell table:style-name="ce32" table:formula="of:=1-([.N14]/MAX([.N$14:.N$16]))" office:value-type="percentage" office:value="0" calcext:value-type="percentage">
            <text:p>0,00%</text:p>
          </table:table-cell>
          <table:table-cell table:style-name="ce32" table:formula="of:=1-([.O14]/MAX([.O$14:.O$16]))" office:value-type="percentage" office:value="0" calcext:value-type="percentage">
            <text:p>0,00%</text:p>
          </table:table-cell>
          <table:table-cell/>
          <table:table-cell table:style-name="ce24" office:value-type="string" calcext:value-type="string">
            <text:p>BI</text:p>
          </table:table-cell>
          <table:table-cell table:style-name="ce24" office:value-type="string" calcext:value-type="string">
            <text:p>MUD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01547" calcext:value-type="float">
            <text:p>10154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5]" office:value-type="string" office:string-value="BI" calcext:value-type="string">
            <text:p>BI</text:p>
          </table:table-cell>
          <table:table-cell table:style-name="ce29" table:formula="of:=[.J15]" office:value-type="string" office:string-value="MUD" calcext:value-type="string">
            <text:p>MUD</text:p>
          </table:table-cell>
          <table:table-cell table:style-name="ce32" table:formula="of:=1-([.K15]/MAX([.K$14:.K$16]))" office:value-type="percentage" office:value="0.25" calcext:value-type="percentage">
            <text:p>25,00%</text:p>
          </table:table-cell>
          <table:table-cell table:style-name="ce32" table:formula="of:=1-([.L15]/MAX([.L$14:.L$16]))" office:value-type="percentage" office:value="0.333333333333333" calcext:value-type="percentage">
            <text:p>33,33%</text:p>
          </table:table-cell>
          <table:table-cell table:style-name="ce32" table:formula="of:=1-([.M15]/MAX([.M$14:.M$16]))" office:value-type="percentage" office:value="0.5" calcext:value-type="percentage">
            <text:p>50,00%</text:p>
          </table:table-cell>
          <table:table-cell table:style-name="ce32" table:formula="of:=1-([.N15]/MAX([.N$14:.N$16]))" office:value-type="percentage" office:value="0.20566493792974" calcext:value-type="percentage">
            <text:p>20,57%</text:p>
          </table:table-cell>
          <table:table-cell table:style-name="ce32" table:formula="of:=1-([.O15]/MAX([.O$14:.O$16]))" office:value-type="percentage" office:value="1" calcext:value-type="percentage">
            <text:p>100,00%</text:p>
          </table:table-cell>
          <table:table-cell/>
          <table:table-cell table:style-name="ce25" office:value-type="string" calcext:value-type="string">
            <text:p>BI</text:p>
          </table:table-cell>
          <table:table-cell table:style-name="ce25" office:value-type="string" calcext:value-type="string">
            <text:p>INXU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6]" office:value-type="string" office:string-value="BI" calcext:value-type="string">
            <text:p>BI</text:p>
          </table:table-cell>
          <table:table-cell table:style-name="ce29" table:formula="of:=[.J16]" office:value-type="string" office:string-value="INXU" calcext:value-type="string">
            <text:p>INXU</text:p>
          </table:table-cell>
          <table:table-cell table:style-name="ce32" table:formula="of:=1-([.K16]/MAX([.K$14:.K$16]))" office:value-type="percentage" office:value="0.75" calcext:value-type="percentage">
            <text:p>75,00%</text:p>
          </table:table-cell>
          <table:table-cell table:style-name="ce32" table:formula="of:=1-([.L16]/MAX([.L$14:.L$16]))" office:value-type="percentage" office:value="1" calcext:value-type="percentage">
            <text:p>100,00%</text:p>
          </table:table-cell>
          <table:table-cell table:style-name="ce32" table:formula="of:=1-([.M16]/MAX([.M$14:.M$16]))" office:value-type="percentage" office:value="1" calcext:value-type="percentage">
            <text:p>100,00%</text:p>
          </table:table-cell>
          <table:table-cell table:style-name="ce32" table:formula="of:=1-([.N16]/MAX([.N$14:.N$16]))" office:value-type="percentage" office:value="1" calcext:value-type="percentage">
            <text:p>100,00%</text:p>
          </table:table-cell>
          <table:table-cell table:style-name="ce32" table:formula="of:=1-([.O16]/MAX([.O$14:.O$16]))" office:value-type="percentage" office:value="1" calcext:value-type="percentage">
            <text:p>100,00%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7" office:value-type="string" calcext:value-type="string" table:number-columns-spanned="7" table:number-rows-spanned="1">
            <text:p>Ganho relativo INXU x MUD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formula="of:=[.A2]" office:value-type="string" office:string-value="Semente" calcext:value-type="string">
            <text:p>Semente</text:p>
          </table:table-cell>
          <table:table-cell/>
          <table:table-cell table:formula="of:=[.C2]" office:value-type="string" office:string-value="QNC" calcext:value-type="string">
            <text:p>QNC</text:p>
          </table:table-cell>
          <table:table-cell table:formula="of:=[.D2]" office:value-type="string" office:string-value="QNI" calcext:value-type="string">
            <text:p>QNI</text:p>
          </table:table-cell>
          <table:table-cell table:formula="of:=[.E2]" office:value-type="string" office:string-value="QNE" calcext:value-type="string">
            <text:p>QNE</text:p>
          </table:table-cell>
          <table:table-cell table:formula="of:=[.F2]" office:value-type="string" office:string-value="QDG" calcext:value-type="string">
            <text:p>QDG</text:p>
          </table:table-cell>
          <table:table-cell table:formula="of:=[.G2]" office:value-type="string" office:string-value="QDT" calcext:value-type="string">
            <text:p>QDT</text:p>
          </table:table-cell>
          <table:table-cell table:number-columns-repeated="57"/>
        </table:table-row>
        <table:table-row table:style-name="ro1">
          <table:table-cell table:formula="of:=[.A5]" office:value-type="string" office:string-value="TII" calcext:value-type="string">
            <text:p>TII</text:p>
          </table:table-cell>
          <table:table-cell/>
          <table:table-cell table:style-name="ce34" table:formula="of:=[.C5]-[.C4]" office:value-type="percentage" office:value="0.357142857142857" calcext:value-type="percentage">
            <text:p>35,71%</text:p>
          </table:table-cell>
          <table:table-cell table:style-name="ce34" table:formula="of:=[.D5]-[.D4]" office:value-type="percentage" office:value="0.153846153846154" calcext:value-type="percentage">
            <text:p>15,38%</text:p>
          </table:table-cell>
          <table:table-cell table:style-name="ce34" table:formula="of:=[.E5]-[.E4]" office:value-type="percentage" office:value="0.1" calcext:value-type="percentage">
            <text:p>10,00%</text:p>
          </table:table-cell>
          <table:table-cell table:style-name="ce34" table:formula="of:=[.F5]-[.F4]" office:value-type="percentage" office:value="0.437977049156047" calcext:value-type="percentage">
            <text:p>43,80%</text:p>
          </table:table-cell>
          <table:table-cell table:style-name="ce34" table:formula="of:=[.G5]-[.G4]" office:value-type="percentage" office:value="0.00300578198469192" calcext:value-type="percentage">
            <text:p>0,30%</text:p>
          </table:table-cell>
          <table:table-cell table:number-columns-repeated="57"/>
        </table:table-row>
        <table:table-row table:style-name="ro1">
          <table:table-cell table:formula="of:=[.A8]" office:value-type="string" office:string-value="NNI" calcext:value-type="string">
            <text:p>NNI</text:p>
          </table:table-cell>
          <table:table-cell/>
          <table:table-cell table:style-name="ce34" table:formula="of:=[.C8]-[.C7]" office:value-type="percentage" office:value="0" calcext:value-type="percentage">
            <text:p>0,00%</text:p>
          </table:table-cell>
          <table:table-cell table:style-name="ce34" table:formula="of:=[.D8]-[.D7]" office:value-type="percentage" office:value="0" calcext:value-type="percentage">
            <text:p>0,00%</text:p>
          </table:table-cell>
          <table:table-cell table:style-name="ce34" table:formula="of:=[.E8]-[.E7]" office:value-type="percentage" office:value="0" calcext:value-type="percentage">
            <text:p>0,00%</text:p>
          </table:table-cell>
          <table:table-cell table:style-name="ce34" table:formula="of:=[.F8]-[.F7]" office:value-type="percentage" office:value="0" calcext:value-type="percentage">
            <text:p>0,00%</text:p>
          </table:table-cell>
          <table:table-cell table:style-name="ce34" table:formula="of:=[.G8]-[.G7]" office:value-type="percentage" office:value="0" calcext:value-type="percentage">
            <text:p>0,00%</text:p>
          </table:table-cell>
          <table:table-cell table:number-columns-repeated="57"/>
        </table:table-row>
        <table:table-row table:style-name="ro1">
          <table:table-cell table:formula="of:=[.A11]" office:value-type="string" office:string-value="INI" calcext:value-type="string">
            <text:p>INI</text:p>
          </table:table-cell>
          <table:table-cell/>
          <table:table-cell table:style-name="ce34" table:formula="of:=[.C11]-[.C10]" office:value-type="percentage" office:value="0.2" calcext:value-type="percentage">
            <text:p>20,00%</text:p>
          </table:table-cell>
          <table:table-cell table:style-name="ce34" table:formula="of:=[.D11]-[.D10]" office:value-type="percentage" office:value="0" calcext:value-type="percentage">
            <text:p>0,00%</text:p>
          </table:table-cell>
          <table:table-cell table:style-name="ce34" table:formula="of:=[.E11]-[.E10]" office:value-type="percentage" office:value="0" calcext:value-type="percentage">
            <text:p>0,00%</text:p>
          </table:table-cell>
          <table:table-cell table:style-name="ce34" table:formula="of:=[.F11]-[.F10]" office:value-type="percentage" office:value="0.171878187546751" calcext:value-type="percentage">
            <text:p>17,19%</text:p>
          </table:table-cell>
          <table:table-cell table:style-name="ce34" table:formula="of:=[.G11]-[.G10]" office:value-type="percentage" office:value="0" calcext:value-type="percentage">
            <text:p>0,00%</text:p>
          </table:table-cell>
          <table:table-cell table:number-columns-repeated="57"/>
        </table:table-row>
        <table:table-row table:style-name="ro1">
          <table:table-cell table:style-name="ce29" table:formula="of:=[.A14]" office:value-type="string" office:string-value="IEI" calcext:value-type="string">
            <text:p>IEI</text:p>
          </table:table-cell>
          <table:table-cell/>
          <table:table-cell table:style-name="ce34" table:formula="of:=[.C14]-[.C13]" office:value-type="percentage" office:value="0.333333333333333" calcext:value-type="percentage">
            <text:p>33,33%</text:p>
          </table:table-cell>
          <table:table-cell table:style-name="ce34" table:formula="of:=[.D14]-[.D13]" office:value-type="percentage" office:value="0.333333333333333" calcext:value-type="percentage">
            <text:p>33,33%</text:p>
          </table:table-cell>
          <table:table-cell table:style-name="ce34" table:formula="of:=[.E14]-[.E13]" office:value-type="percentage" office:value="0.2" calcext:value-type="percentage">
            <text:p>20,00%</text:p>
          </table:table-cell>
          <table:table-cell table:style-name="ce34" table:formula="of:=[.F14]-[.F13]" office:value-type="percentage" office:value="0.280843401486989" calcext:value-type="percentage">
            <text:p>28,08%</text:p>
          </table:table-cell>
          <table:table-cell table:style-name="ce34" table:formula="of:=[.G14]-[.G13]" office:value-type="percentage" office:value="0" calcext:value-type="percentage">
            <text:p>0,00%</text:p>
          </table:table-cell>
          <table:table-cell table:number-columns-repeated="57"/>
        </table:table-row>
        <table:table-row table:style-name="ro1">
          <table:table-cell table:style-name="ce29" table:formula="of:=[.A15]" office:value-type="string" office:string-value="BI" calcext:value-type="string">
            <text:p>BI</text:p>
          </table:table-cell>
          <table:table-cell/>
          <table:table-cell table:style-name="ce34" table:formula="of:=[.C17]-[.C16]" office:value-type="percentage" office:value="0.5" calcext:value-type="percentage">
            <text:p>50,00%</text:p>
          </table:table-cell>
          <table:table-cell table:style-name="ce34" table:formula="of:=[.D17]-[.D16]" office:value-type="percentage" office:value="0.666666666666667" calcext:value-type="percentage">
            <text:p>66,67%</text:p>
          </table:table-cell>
          <table:table-cell table:style-name="ce34" table:formula="of:=[.E17]-[.E16]" office:value-type="percentage" office:value="0.5" calcext:value-type="percentage">
            <text:p>50,00%</text:p>
          </table:table-cell>
          <table:table-cell table:style-name="ce34" table:formula="of:=[.F17]-[.F16]" office:value-type="percentage" office:value="0.79433506207026" calcext:value-type="percentage">
            <text:p>79,43%</text:p>
          </table:table-cell>
          <table:table-cell table:style-name="ce34" table:formula="of:=[.G17]-[.G16]" office:value-type="percentage" office:value="0" calcext:value-type="percentage">
            <text:p>0,00%</text:p>
          </table:table-cell>
          <table:table-cell table:number-columns-repeated="57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Estatísticas.C4:Estatísticas.C17 Estatísticas.D3:Estatísticas.G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statísticas.D3:Estatísticas.G17 Estatísticas.C4:Estatísticas.C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statísticas.C3:Estatísticas.G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statísticas.C22:Estatísticas.G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Dados_Novos" table:style-name="ta1">
        <table:table-column table:style-name="co12" table:default-cell-style-name="ce31"/>
        <table:table-column table:style-name="co13" table:default-cell-style-name="ce35"/>
        <table:table-column table:style-name="co14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default-cell-style-name="Default"/>
        <table:table-row table:style-name="ro1">
          <table:table-cell table:style-name="ce44" office:value-type="string" calcext:value-type="string">
            <text:p>Semente</text:p>
          </table:table-cell>
          <table:table-cell table:style-name="ce44" office:value-type="string" calcext:value-type="string">
            <text:p>Proteçao</text:p>
          </table:table-cell>
          <table:table-cell table:style-name="ce44" office:value-type="string" calcext:value-type="string">
            <text:p>Rodada</text:p>
          </table:table-cell>
          <table:table-cell table:style-name="ce44" office:value-type="string" calcext:value-type="string">
            <text:p>QNC</text:p>
          </table:table-cell>
          <table:table-cell table:style-name="ce44" office:value-type="string" calcext:value-type="string">
            <text:p>QNI</text:p>
          </table:table-cell>
          <table:table-cell table:style-name="ce44" office:value-type="string" calcext:value-type="string">
            <text:p>QNE</text:p>
          </table:table-cell>
          <table:table-cell table:style-name="ce44" office:value-type="string" calcext:value-type="string">
            <text:p>QDG</text:p>
          </table:table-cell>
          <table:table-cell table:style-name="ce44" office:value-type="string" calcext:value-type="string">
            <text:p>QDT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INX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INX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INXU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INXU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INXU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MU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3845" calcext:value-type="float">
            <text:p>33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25890" calcext:value-type="float">
            <text:p>25890</text:p>
          </table:table-cell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438" calcext:value-type="float">
            <text:p>324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32450" calcext:value-type="float">
            <text:p>32450</text:p>
          </table:table-cell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58" calcext:value-type="float">
            <text:p>329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34078" calcext:value-type="float">
            <text:p>34078</text:p>
          </table:table-cell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152" calcext:value-type="float">
            <text:p>251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49817" calcext:value-type="float">
            <text:p>49817</text:p>
          </table:table-cell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927" calcext:value-type="float">
            <text:p>359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34101" calcext:value-type="float">
            <text:p>34101</text:p>
          </table:table-cell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NÃ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0512" calcext:value-type="float">
            <text:p>120512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277556" calcext:value-type="float">
            <text:p>277556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NÃ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037" calcext:value-type="float">
            <text:p>33037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103189" calcext:value-type="float">
            <text:p>103189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NÃ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17387" calcext:value-type="float">
            <text:p>117387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157662" calcext:value-type="float">
            <text:p>157662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NÃ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70126" calcext:value-type="float">
            <text:p>270126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227044" calcext:value-type="float">
            <text:p>227044</text:p>
          </table:table-cell>
          <table:table-cell/>
        </table:table-row>
        <table:table-row table:style-name="ro1">
          <table:table-cell table:style-name="ce35" office:value-type="string" calcext:value-type="string">
            <text:p>INI</text:p>
          </table:table-cell>
          <table:table-cell office:value-type="string" calcext:value-type="string">
            <text:p>NÃ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1487" calcext:value-type="float">
            <text:p>71487</text:p>
          </table:table-cell>
          <table:table-cell/>
        </table:table-row>
        <table:table-row table:style-name="ro1">
          <table:table-cell table:style-name="ce36" office:value-type="string" calcext:value-type="string">
            <text:p>IN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67729" calcext:value-type="float">
            <text:p>67729</text:p>
          </table:table-cell>
          <table:table-cell table:style-name="ce31"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INX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INX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INXU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INXU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INXU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MU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31" calcext:value-type="float">
            <text:p>30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9218" calcext:value-type="float">
            <text:p>139218</text:p>
          </table:table-cell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7105" calcext:value-type="float">
            <text:p>67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5931" calcext:value-type="float">
            <text:p>65931</text:p>
          </table:table-cell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7075" calcext:value-type="float">
            <text:p>1270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3362" calcext:value-type="float">
            <text:p>73362</text:p>
          </table:table-cell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8467" calcext:value-type="float">
            <text:p>108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2742" calcext:value-type="float">
            <text:p>32742</text:p>
          </table:table-cell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2838" calcext:value-type="float">
            <text:p>1128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138425" calcext:value-type="float">
            <text:p>138425</text:p>
          </table:table-cell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NÃ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6468" calcext:value-type="float">
            <text:p>176468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196278" calcext:value-type="float">
            <text:p>196278</text:p>
          </table:table-cell>
          <table:table-cell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NÃ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8130" calcext:value-type="float">
            <text:p>78130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33427" calcext:value-type="float">
            <text:p>33427</text:p>
          </table:table-cell>
          <table:table-cell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NÃ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18838" calcext:value-type="float">
            <text:p>118838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178491" calcext:value-type="float">
            <text:p>178491</text:p>
          </table:table-cell>
          <table:table-cell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NÃ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566" calcext:value-type="float">
            <text:p>32566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155456" calcext:value-type="float">
            <text:p>155456</text:p>
          </table:table-cell>
          <table:table-cell/>
        </table:table-row>
        <table:table-row table:style-name="ro1">
          <table:table-cell table:style-name="ce35" office:value-type="string" calcext:value-type="string">
            <text:p>IEI</text:p>
          </table:table-cell>
          <table:table-cell office:value-type="string" calcext:value-type="string">
            <text:p>NÃ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7088" calcext:value-type="float">
            <text:p>227088</text:p>
          </table:table-cell>
          <table:table-cell/>
        </table:table-row>
        <table:table-row table:style-name="ro1">
          <table:table-cell table:style-name="ce36" office:value-type="string" calcext:value-type="string">
            <text:p>IE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50796" calcext:value-type="float">
            <text:p>250796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INX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INX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INXU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INXU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INXU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MU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0217" calcext:value-type="float">
            <text:p>1360217</text:p>
          </table:table-cell>
          <table:table-cell office:value-type="float" office:value="9335" calcext:value-type="float">
            <text:p>9335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354849" calcext:value-type="float">
            <text:p>1354849</text:p>
          </table:table-cell>
          <table:table-cell table:style-name="ce36" office:value-type="float" office:value="7066" calcext:value-type="float">
            <text:p>7066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7394" calcext:value-type="float">
            <text:p>1427394</text:p>
          </table:table-cell>
          <table:table-cell office:value-type="float" office:value="8877" calcext:value-type="float">
            <text:p>8877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99804" calcext:value-type="float">
            <text:p>1299804</text:p>
          </table:table-cell>
          <table:table-cell table:style-name="ce36" office:value-type="float" office:value="9221" calcext:value-type="float">
            <text:p>9221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8400" calcext:value-type="float">
            <text:p>1308400</text:p>
          </table:table-cell>
          <table:table-cell office:value-type="float" office:value="9680" calcext:value-type="float">
            <text:p>9680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252795" calcext:value-type="float">
            <text:p>1252795</text:p>
          </table:table-cell>
          <table:table-cell table:style-name="ce36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2912" calcext:value-type="float">
            <text:p>1282912</text:p>
          </table:table-cell>
          <table:table-cell office:value-type="float" office:value="7765" calcext:value-type="float">
            <text:p>7765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25298" calcext:value-type="float">
            <text:p>1325298</text:p>
          </table:table-cell>
          <table:table-cell table:style-name="ce36" office:value-type="float" office:value="8758" calcext:value-type="float">
            <text:p>8758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0779" calcext:value-type="float">
            <text:p>1430779</text:p>
          </table:table-cell>
          <table:table-cell office:value-type="float" office:value="5812" calcext:value-type="float">
            <text:p>5812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1381221" calcext:value-type="float">
            <text:p>1381221</text:p>
          </table:table-cell>
          <table:table-cell table:style-name="ce36" office:value-type="float" office:value="7742" calcext:value-type="float">
            <text:p>7742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NÃO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105681" calcext:value-type="float">
            <text:p>3105681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2" table:style-name="ce36" office:value-type="float" office:value="2930374" calcext:value-type="float">
            <text:p>2930374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NÃO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47204" calcext:value-type="float">
            <text:p>2147204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7" calcext:value-type="float">
            <text:p>27</text:p>
          </table:table-cell>
          <table:table-cell table:number-columns-repeated="2" table:style-name="ce36" office:value-type="float" office:value="3175738" calcext:value-type="float">
            <text:p>3175738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NÃO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64382" calcext:value-type="float">
            <text:p>1564382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2864879" calcext:value-type="float">
            <text:p>2864879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NÃO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67177" calcext:value-type="float">
            <text:p>2967177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2" table:style-name="ce36" office:value-type="float" office:value="3204358" calcext:value-type="float">
            <text:p>3204358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string" calcext:value-type="string">
            <text:p>NÃO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264187" calcext:value-type="float">
            <text:p>3264187</text:p>
          </table:table-cell>
          <table:table-cell/>
        </table:table-row>
        <table:table-row table:style-name="ro1">
          <table:table-cell table:style-name="ce33" office:value-type="string" calcext:value-type="string">
            <text:p>TI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6" office:value-type="float" office:value="3095815" calcext:value-type="float">
            <text:p>3095815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INX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INX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INXU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INXU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INXU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MU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NÃ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3709" calcext:value-type="float">
            <text:p>273709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263981" calcext:value-type="float">
            <text:p>263981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NÃ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0311" calcext:value-type="float">
            <text:p>120311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NÃO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23877" calcext:value-type="float">
            <text:p>223877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NÃ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3693" calcext:value-type="float">
            <text:p>53693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339544" calcext:value-type="float">
            <text:p>339544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NÃ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23085" calcext:value-type="float">
            <text:p>523085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401185" calcext:value-type="float">
            <text:p>401185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NÃ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2026" calcext:value-type="float">
            <text:p>322026</text:p>
          </table:table-cell>
          <table:table-cell/>
        </table:table-row>
        <table:table-row table:style-name="ro1">
          <table:table-cell table:style-name="ce33" office:value-type="string" calcext:value-type="string">
            <text:p>NN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74221" calcext:value-type="float">
            <text:p>74221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INXU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INX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INXU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INXU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INXU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INXU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U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1547" calcext:value-type="float">
            <text:p>1015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36" office:value-type="float" office:value="184213" calcext:value-type="float">
            <text:p>184213</text:p>
          </table:table-cell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105" calcext:value-type="float">
            <text:p>68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62239" calcext:value-type="float">
            <text:p>62239</text:p>
          </table:table-cell>
          <table:table-cell table:style-name="ce36" office:value-type="float" office:value="5769" calcext:value-type="float">
            <text:p>5769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0524" calcext:value-type="float">
            <text:p>1205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2788" calcext:value-type="float">
            <text:p>102788</text:p>
          </table:table-cell>
          <table:table-cell table:style-name="ce3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040" calcext:value-type="float">
            <text:p>128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97834" calcext:value-type="float">
            <text:p>197834</text:p>
          </table:table-cell>
          <table:table-cell table:style-name="ce36" office:value-type="float" office:value="6801" calcext:value-type="float">
            <text:p>6801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0611" calcext:value-type="float">
            <text:p>180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36" office:value-type="float" office:value="89764" calcext:value-type="float">
            <text:p>89764</text:p>
          </table:table-cell>
          <table:table-cell table:style-name="ce36" office:value-type="float" office:value="4558" calcext:value-type="float">
            <text:p>4558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NÃ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7839" calcext:value-type="float">
            <text:p>127839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NÃO</text:p>
          </table:table-cell>
          <table:table-cell table:number-columns-repeated="4"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92883" calcext:value-type="float">
            <text:p>92883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NÃ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3890" calcext:value-type="float">
            <text:p>153890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206331" calcext:value-type="float">
            <text:p>206331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NÃ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43164" calcext:value-type="float">
            <text:p>343164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136550" calcext:value-type="float">
            <text:p>136550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NÃ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5391" calcext:value-type="float">
            <text:p>255391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156347" calcext:value-type="float">
            <text:p>156347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NÃ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4035" calcext:value-type="float">
            <text:p>214035</text:p>
          </table:table-cell>
          <table:table-cell/>
        </table:table-row>
        <table:table-row table:style-name="ro1">
          <table:table-cell table:style-name="ce33" office:value-type="string" calcext:value-type="string">
            <text:p>BI</text:p>
          </table:table-cell>
          <table:table-cell table:style-name="ce36" office:value-type="string" calcext:value-type="string">
            <text:p>NÃO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02268" calcext:value-type="float">
            <text:p>202268</text:p>
          </table:table-cell>
          <table:table-cell/>
        </table:table-row>
      </table:table>
      <table:table table:name="Estatisticas_Novos_Bruto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number-columns-repeated="6" table:default-cell-style-name="Default"/>
        <table:table-row table:style-name="ro1">
          <table:table-cell table:style-name="ce23" office:value-type="string" calcext:value-type="string">
            <text:p>Semente</text:p>
          </table:table-cell>
          <table:table-cell table:style-name="ce23" office:value-type="string" calcext:value-type="string">
            <text:p>Regra</text:p>
          </table:table-cell>
          <table:table-cell table:style-name="ce41" table:formula="of:=[$Dados_Novos.D1]" office:value-type="string" office:string-value="QNC" calcext:value-type="string">
            <text:p>QNC</text:p>
          </table:table-cell>
          <table:table-cell table:style-name="ce41" table:formula="of:=COM.MICROSOFT.CONCAT(&quot;DP_&quot;;[$Dados_Novos.D1])" office:value-type="string" office:string-value="DP_QNC" calcext:value-type="string">
            <text:p>DP_QNC</text:p>
          </table:table-cell>
          <table:table-cell table:style-name="ce41" table:formula="of:=COM.MICROSOFT.CONCAT(&quot;ERR_&quot;;[$Dados_Novos.D1])" office:value-type="string" office:string-value="ERR_QNC" calcext:value-type="string">
            <text:p>ERR_QNC</text:p>
          </table:table-cell>
          <table:table-cell table:style-name="ce41" table:formula="of:=[$Dados_Novos.E1]" office:value-type="string" office:string-value="QNI" calcext:value-type="string">
            <text:p>QNI</text:p>
          </table:table-cell>
          <table:table-cell table:style-name="ce41" table:formula="of:=COM.MICROSOFT.CONCAT(&quot;DP_&quot;;[$Dados_Novos.E1])" office:value-type="string" office:string-value="DP_QNI" calcext:value-type="string">
            <text:p>DP_QNI</text:p>
          </table:table-cell>
          <table:table-cell table:style-name="ce41" table:formula="of:=COM.MICROSOFT.CONCAT(&quot;ERR_&quot;;[$Dados_Novos.E1])" office:value-type="string" office:string-value="ERR_QNI" calcext:value-type="string">
            <text:p>ERR_QNI</text:p>
          </table:table-cell>
          <table:table-cell table:style-name="ce41" table:formula="of:=[$Dados_Novos.F1]" office:value-type="string" office:string-value="QNE" calcext:value-type="string">
            <text:p>QNE</text:p>
          </table:table-cell>
          <table:table-cell table:style-name="ce41" table:formula="of:=COM.MICROSOFT.CONCAT(&quot;DP_&quot;;[$Dados_Novos.F1])" office:value-type="string" office:string-value="DP_QNE" calcext:value-type="string">
            <text:p>DP_QNE</text:p>
          </table:table-cell>
          <table:table-cell table:style-name="ce41" table:formula="of:=COM.MICROSOFT.CONCAT(&quot;ERR_&quot;;[$Dados_Novos.F1])" office:value-type="string" office:string-value="ERR_QNE" calcext:value-type="string">
            <text:p>ERR_QNE</text:p>
          </table:table-cell>
          <table:table-cell table:style-name="ce41" table:formula="of:=[$Dados_Novos.G1]" office:value-type="string" office:string-value="QDG" calcext:value-type="string">
            <text:p>QDG</text:p>
          </table:table-cell>
          <table:table-cell table:style-name="ce41" table:formula="of:=COM.MICROSOFT.CONCAT(&quot;DP_&quot;;[$Dados_Novos.G1])" office:value-type="string" office:string-value="DP_QDG" calcext:value-type="string">
            <text:p>DP_QDG</text:p>
          </table:table-cell>
          <table:table-cell table:style-name="ce41" table:formula="of:=COM.MICROSOFT.CONCAT(&quot;ERR_&quot;;[$Dados_Novos.G1])" office:value-type="string" office:string-value="ERR_QDG" calcext:value-type="string">
            <text:p>ERR_QDG</text:p>
          </table:table-cell>
          <table:table-cell table:style-name="ce41" table:formula="of:=[$Dados_Novos.H1]" office:value-type="string" office:string-value="QDT" calcext:value-type="string">
            <text:p>QDT</text:p>
          </table:table-cell>
          <table:table-cell table:style-name="ce41" table:formula="of:=COM.MICROSOFT.CONCAT(&quot;DP_&quot;;[$Dados_Novos.H1])" office:value-type="string" office:string-value="DP_QDT" calcext:value-type="string">
            <text:p>DP_QDT</text:p>
          </table:table-cell>
          <table:table-cell table:style-name="ce52" table:formula="of:=COM.MICROSOFT.CONCAT(&quot;ERR_&quot;;[$Dados_Novos.H1])" office:value-type="string" office:string-value="ERR_QDT" calcext:value-type="string">
            <text:p>ERR_QDT</text:p>
          </table:table-cell>
        </table:table-row>
        <table:table-row table:style-name="ro1">
          <table:table-cell table:style-name="ce31" table:formula="of:=[$Dados_Novos.A2]" office:value-type="string" office:string-value="INI" calcext:value-type="string">
            <text:p>INI</text:p>
          </table:table-cell>
          <table:table-cell table:style-name="ce35" table:formula="of:=[$Dados_Novos.B2]" office:value-type="string" office:string-value="INXU" calcext:value-type="string">
            <text:p>INXU</text:p>
          </table:table-cell>
          <table:table-cell table:style-name="ce42" table:formula="of:=AVERAGE([$Dados_Novos.D2:$Dados_Novos.D11])" office:value-type="float" office:value="0" calcext:value-type="float">
            <text:p>0,00</text:p>
          </table:table-cell>
          <table:table-cell table:style-name="ce42" table:formula="of:=STDEV([$Dados_Novos.D2:$Dados_Novos.D11])" office:value-type="float" office:value="0" calcext:value-type="float">
            <text:p>0,00</text:p>
          </table:table-cell>
          <table:table-cell table:style-name="ce42" table:formula="of:=[.$B$25]*[.D2]/SQRT([.$B$23])" office:value-type="float" office:value="0" calcext:value-type="float">
            <text:p>0,00</text:p>
          </table:table-cell>
          <table:table-cell table:style-name="ce42" table:formula="of:=AVERAGE([$Dados_Novos.E2:$Dados_Novos.E11])" office:value-type="float" office:value="0" calcext:value-type="float">
            <text:p>0,00</text:p>
          </table:table-cell>
          <table:table-cell table:style-name="ce42" table:formula="of:=STDEV([$Dados_Novos.E2:$Dados_Novos.E11])" office:value-type="float" office:value="0" calcext:value-type="float">
            <text:p>0,00</text:p>
          </table:table-cell>
          <table:table-cell table:style-name="ce42" table:formula="of:=[.$B$25]*[.G2]/SQRT([.$B$23])" office:value-type="float" office:value="0" calcext:value-type="float">
            <text:p>0,00</text:p>
          </table:table-cell>
          <table:table-cell table:style-name="ce42" table:formula="of:=AVERAGE([$Dados_Novos.F2:$Dados_Novos.F11])" office:value-type="float" office:value="0" calcext:value-type="float">
            <text:p>0,00</text:p>
          </table:table-cell>
          <table:table-cell table:style-name="ce42" table:formula="of:=STDEV([$Dados_Novos.F2:$Dados_Novos.F11])" office:value-type="float" office:value="0" calcext:value-type="float">
            <text:p>0,00</text:p>
          </table:table-cell>
          <table:table-cell table:style-name="ce42" table:formula="of:=[.$B$25]*[.J2]/SQRT([.$B$23])" office:value-type="float" office:value="0" calcext:value-type="float">
            <text:p>0,00</text:p>
          </table:table-cell>
          <table:table-cell table:style-name="ce42" table:formula="of:=AVERAGE([$Dados_Novos.G2:$Dados_Novos.G11])" office:value-type="float" office:value="0" calcext:value-type="float">
            <text:p>0,00</text:p>
          </table:table-cell>
          <table:table-cell table:style-name="ce42" table:formula="of:=STDEV([$Dados_Novos.G2:$Dados_Novos.G11])" office:value-type="float" office:value="0" calcext:value-type="float">
            <text:p>0,00</text:p>
          </table:table-cell>
          <table:table-cell table:style-name="ce42" table:formula="of:=[.$B$25]*[.M2]/SQRT([.$B$23])" office:value-type="float" office:value="0" calcext:value-type="float">
            <text:p>0,00</text:p>
          </table:table-cell>
          <table:table-cell table:style-name="ce42" table:formula="of:=AVERAGE([$Dados_Novos.H2:$Dados_Novos.H11])" office:value-type="float" office:value="0" calcext:value-type="float">
            <text:p>0,00</text:p>
          </table:table-cell>
          <table:table-cell table:style-name="ce42" table:formula="of:=STDEV([$Dados_Novos.H2:$Dados_Novos.H11])" office:value-type="float" office:value="0" calcext:value-type="float">
            <text:p>0,00</text:p>
          </table:table-cell>
          <table:table-cell table:style-name="ce53" table:formula="of:=[.$B$25]*[.P2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12]" office:value-type="string" office:string-value="INI" calcext:value-type="string">
            <text:p>INI</text:p>
          </table:table-cell>
          <table:table-cell table:style-name="ce36" table:formula="of:=[$Dados_Novos.B12]" office:value-type="string" office:string-value="MUD" calcext:value-type="string">
            <text:p>MUD</text:p>
          </table:table-cell>
          <table:table-cell table:style-name="ce43" table:formula="of:=AVERAGE([$Dados_Novos.D12:$Dados_Novos.D21])" office:value-type="float" office:value="1" calcext:value-type="float">
            <text:p>1,00</text:p>
          </table:table-cell>
          <table:table-cell table:style-name="ce43" table:formula="of:=STDEV([$Dados_Novos.D12:$Dados_Novos.D21])" office:value-type="float" office:value="0" calcext:value-type="float">
            <text:p>0,00</text:p>
          </table:table-cell>
          <table:table-cell table:style-name="ce43" table:formula="of:=[.$B$25]*[.D3]/SQRT([.$B$23])" office:value-type="float" office:value="0" calcext:value-type="float">
            <text:p>0,00</text:p>
          </table:table-cell>
          <table:table-cell table:style-name="ce43" table:formula="of:=AVERAGE([$Dados_Novos.E12:$Dados_Novos.E21])" office:value-type="float" office:value="0.8" calcext:value-type="float">
            <text:p>0,80</text:p>
          </table:table-cell>
          <table:table-cell table:style-name="ce43" table:formula="of:=STDEV([$Dados_Novos.E12:$Dados_Novos.E21])" office:value-type="float" office:value="0.421637021355784" calcext:value-type="float">
            <text:p>0,42</text:p>
          </table:table-cell>
          <table:table-cell table:style-name="ce43" table:formula="of:=[.$B$25]*[.G3]/SQRT([.$B$23])" office:value-type="float" office:value="0.3016" calcext:value-type="float">
            <text:p>0,30</text:p>
          </table:table-cell>
          <table:table-cell table:style-name="ce43" table:formula="of:=AVERAGE([$Dados_Novos.F12:$Dados_Novos.F21])" office:value-type="float" office:value="0.8" calcext:value-type="float">
            <text:p>0,80</text:p>
          </table:table-cell>
          <table:table-cell table:style-name="ce43" table:formula="of:=STDEV([$Dados_Novos.F12:$Dados_Novos.F21])" office:value-type="float" office:value="0.421637021355784" calcext:value-type="float">
            <text:p>0,42</text:p>
          </table:table-cell>
          <table:table-cell table:style-name="ce43" table:formula="of:=[.$B$25]*[.J3]/SQRT([.$B$23])" office:value-type="float" office:value="0.3016" calcext:value-type="float">
            <text:p>0,30</text:p>
          </table:table-cell>
          <table:table-cell table:style-name="ce43" table:formula="of:=AVERAGE([$Dados_Novos.G12:$Dados_Novos.G21])" office:value-type="float" office:value="33665.6" calcext:value-type="float">
            <text:p>33665,60</text:p>
          </table:table-cell>
          <table:table-cell table:style-name="ce43" table:formula="of:=STDEV([$Dados_Novos.G12:$Dados_Novos.G21])" office:value-type="float" office:value="6689.96102297232" calcext:value-type="float">
            <text:p>6689,96</text:p>
          </table:table-cell>
          <table:table-cell table:style-name="ce43" table:formula="of:=[.$B$25]*[.M3]/SQRT([.$B$23])" office:value-type="float" office:value="4785.37733247549" calcext:value-type="float">
            <text:p>4785,38</text:p>
          </table:table-cell>
          <table:table-cell table:style-name="ce43" table:formula="of:=AVERAGE([$Dados_Novos.H12:$Dados_Novos.H21])" office:value-type="float" office:value="0" calcext:value-type="float">
            <text:p>0,00</text:p>
          </table:table-cell>
          <table:table-cell table:style-name="ce43" table:formula="of:=STDEV([$Dados_Novos.H12:$Dados_Novos.H21])" office:value-type="float" office:value="0" calcext:value-type="float">
            <text:p>0,00</text:p>
          </table:table-cell>
          <table:table-cell table:style-name="ce54" table:formula="of:=[.$B$25]*[.P3]/SQRT([.$B$23])" office:value-type="float" office:value="0" calcext:value-type="float">
            <text:p>0,00</text:p>
          </table:table-cell>
        </table:table-row>
        <table:table-row table:style-name="ro1">
          <table:table-cell table:style-name="ce31" table:formula="of:=[$Dados_Novos.A22]" office:value-type="string" office:string-value="INI" calcext:value-type="string">
            <text:p>INI</text:p>
          </table:table-cell>
          <table:table-cell table:style-name="ce35" table:formula="of:=[$Dados_Novos.B22]" office:value-type="string" office:string-value="NÃO" calcext:value-type="string">
            <text:p>NÃO</text:p>
          </table:table-cell>
          <table:table-cell table:style-name="ce42" table:formula="of:=AVERAGE([$Dados_Novos.D22:$Dados_Novos.D31])" office:value-type="float" office:value="4" calcext:value-type="float">
            <text:p>4,00</text:p>
          </table:table-cell>
          <table:table-cell table:style-name="ce42" table:formula="of:=STDEV([$Dados_Novos.D22:$Dados_Novos.D31])" office:value-type="float" office:value="2.16024689946929" calcext:value-type="float">
            <text:p>2,16</text:p>
          </table:table-cell>
          <table:table-cell table:style-name="ce42" table:formula="of:=[.$B$25]*[.D4]/SQRT([.$B$23])" office:value-type="float" office:value="1.54524017550671" calcext:value-type="float">
            <text:p>1,55</text:p>
          </table:table-cell>
          <table:table-cell table:style-name="ce42" table:formula="of:=AVERAGE([$Dados_Novos.E22:$Dados_Novos.E31])" office:value-type="float" office:value="3.1" calcext:value-type="float">
            <text:p>3,10</text:p>
          </table:table-cell>
          <table:table-cell table:style-name="ce42" table:formula="of:=STDEV([$Dados_Novos.E22:$Dados_Novos.E31])" office:value-type="float" office:value="2.13177026070926" calcext:value-type="float">
            <text:p>2,13</text:p>
          </table:table-cell>
          <table:table-cell table:style-name="ce42" table:formula="of:=[.$B$25]*[.G4]/SQRT([.$B$23])" office:value-type="float" office:value="1.52487063057821" calcext:value-type="float">
            <text:p>1,52</text:p>
          </table:table-cell>
          <table:table-cell table:style-name="ce42" table:formula="of:=AVERAGE([$Dados_Novos.F22:$Dados_Novos.F31])" office:value-type="float" office:value="5" calcext:value-type="float">
            <text:p>5,00</text:p>
          </table:table-cell>
          <table:table-cell table:style-name="ce42" table:formula="of:=STDEV([$Dados_Novos.F22:$Dados_Novos.F31])" office:value-type="float" office:value="2.94392028877595" calcext:value-type="float">
            <text:p>2,94</text:p>
          </table:table-cell>
          <table:table-cell table:style-name="ce42" table:formula="of:=[.$B$25]*[.J4]/SQRT([.$B$23])" office:value-type="float" office:value="2.10580739860036" calcext:value-type="float">
            <text:p>2,11</text:p>
          </table:table-cell>
          <table:table-cell table:style-name="ce42" table:formula="of:=AVERAGE([$Dados_Novos.G22:$Dados_Novos.G31])" office:value-type="float" office:value="144572.9" calcext:value-type="float">
            <text:p>144572,90</text:p>
          </table:table-cell>
          <table:table-cell table:style-name="ce42" table:formula="of:=STDEV([$Dados_Novos.G22:$Dados_Novos.G31])" office:value-type="float" office:value="86370.2049068749" calcext:value-type="float">
            <text:p>86370,20</text:p>
          </table:table-cell>
          <table:table-cell table:style-name="ce42" table:formula="of:=[.$B$25]*[.M4]/SQRT([.$B$23])" office:value-type="float" office:value="61781.230016642" calcext:value-type="float">
            <text:p>61781,23</text:p>
          </table:table-cell>
          <table:table-cell table:style-name="ce42" table:formula="of:=AVERAGE([$Dados_Novos.H22:$Dados_Novos.H31])" office:value-type="float" office:value="144572.9" calcext:value-type="float">
            <text:p>144572,90</text:p>
          </table:table-cell>
          <table:table-cell table:style-name="ce42" table:formula="of:=STDEV([$Dados_Novos.H22:$Dados_Novos.H31])" office:value-type="float" office:value="86370.2049068749" calcext:value-type="float">
            <text:p>86370,20</text:p>
          </table:table-cell>
          <table:table-cell table:style-name="ce53" table:formula="of:=[.$B$25]*[.P4]/SQRT([.$B$23])" office:value-type="float" office:value="61781.230016642" calcext:value-type="float">
            <text:p>61781,23</text:p>
          </table:table-cell>
        </table:table-row>
        <table:table-row table:style-name="ro1">
          <table:table-cell table:style-name="ce33" table:formula="of:=[$Dados_Novos.A32]" office:value-type="string" office:string-value="IEI" calcext:value-type="string">
            <text:p>IEI</text:p>
          </table:table-cell>
          <table:table-cell table:style-name="ce36" table:formula="of:=[$Dados_Novos.B32]" office:value-type="string" office:string-value="INXU" calcext:value-type="string">
            <text:p>INXU</text:p>
          </table:table-cell>
          <table:table-cell table:style-name="ce43" table:formula="of:=AVERAGE([$Dados_Novos.D32:$Dados_Novos.D41])" office:value-type="float" office:value="0" calcext:value-type="float">
            <text:p>0,00</text:p>
          </table:table-cell>
          <table:table-cell table:style-name="ce43" table:formula="of:=STDEV([$Dados_Novos.D32:$Dados_Novos.D41])" office:value-type="float" office:value="0" calcext:value-type="float">
            <text:p>0,00</text:p>
          </table:table-cell>
          <table:table-cell table:style-name="ce43" table:formula="of:=[.$B$25]*[.D5]/SQRT([.$B$23])" office:value-type="float" office:value="0" calcext:value-type="float">
            <text:p>0,00</text:p>
          </table:table-cell>
          <table:table-cell table:style-name="ce43" table:formula="of:=AVERAGE([$Dados_Novos.E32:$Dados_Novos.E41])" office:value-type="float" office:value="0" calcext:value-type="float">
            <text:p>0,00</text:p>
          </table:table-cell>
          <table:table-cell table:style-name="ce43" table:formula="of:=STDEV([$Dados_Novos.E32:$Dados_Novos.E41])" office:value-type="float" office:value="0" calcext:value-type="float">
            <text:p>0,00</text:p>
          </table:table-cell>
          <table:table-cell table:style-name="ce43" table:formula="of:=[.$B$25]*[.G5]/SQRT([.$B$23])" office:value-type="float" office:value="0" calcext:value-type="float">
            <text:p>0,00</text:p>
          </table:table-cell>
          <table:table-cell table:style-name="ce43" table:formula="of:=AVERAGE([$Dados_Novos.F32:$Dados_Novos.F41])" office:value-type="float" office:value="0" calcext:value-type="float">
            <text:p>0,00</text:p>
          </table:table-cell>
          <table:table-cell table:style-name="ce43" table:formula="of:=STDEV([$Dados_Novos.F32:$Dados_Novos.F41])" office:value-type="float" office:value="0" calcext:value-type="float">
            <text:p>0,00</text:p>
          </table:table-cell>
          <table:table-cell table:style-name="ce43" table:formula="of:=[.$B$25]*[.J5]/SQRT([.$B$23])" office:value-type="float" office:value="0" calcext:value-type="float">
            <text:p>0,00</text:p>
          </table:table-cell>
          <table:table-cell table:style-name="ce43" table:formula="of:=AVERAGE([$Dados_Novos.G32:$Dados_Novos.G41])" office:value-type="float" office:value="0" calcext:value-type="float">
            <text:p>0,00</text:p>
          </table:table-cell>
          <table:table-cell table:style-name="ce43" table:formula="of:=STDEV([$Dados_Novos.G32:$Dados_Novos.G41])" office:value-type="float" office:value="0" calcext:value-type="float">
            <text:p>0,00</text:p>
          </table:table-cell>
          <table:table-cell table:style-name="ce43" table:formula="of:=[.$B$25]*[.M5]/SQRT([.$B$23])" office:value-type="float" office:value="0" calcext:value-type="float">
            <text:p>0,00</text:p>
          </table:table-cell>
          <table:table-cell table:style-name="ce43" table:formula="of:=AVERAGE([$Dados_Novos.H32:$Dados_Novos.H41])" office:value-type="float" office:value="0" calcext:value-type="float">
            <text:p>0,00</text:p>
          </table:table-cell>
          <table:table-cell table:style-name="ce43" table:formula="of:=STDEV([$Dados_Novos.H32:$Dados_Novos.H41])" office:value-type="float" office:value="0" calcext:value-type="float">
            <text:p>0,00</text:p>
          </table:table-cell>
          <table:table-cell table:style-name="ce54" table:formula="of:=[.$B$25]*[.P5]/SQRT([.$B$23])" office:value-type="float" office:value="0" calcext:value-type="float">
            <text:p>0,00</text:p>
          </table:table-cell>
        </table:table-row>
        <table:table-row table:style-name="ro1">
          <table:table-cell table:style-name="ce31" table:formula="of:=[$Dados_Novos.A42]" office:value-type="string" office:string-value="IEI" calcext:value-type="string">
            <text:p>IEI</text:p>
          </table:table-cell>
          <table:table-cell table:style-name="ce35" table:formula="of:=[$Dados_Novos.B42]" office:value-type="string" office:string-value="MUD" calcext:value-type="string">
            <text:p>MUD</text:p>
          </table:table-cell>
          <table:table-cell table:style-name="ce42" table:formula="of:=AVERAGE([$Dados_Novos.D42:$Dados_Novos.D51])" office:value-type="float" office:value="2.4" calcext:value-type="float">
            <text:p>2,40</text:p>
          </table:table-cell>
          <table:table-cell table:style-name="ce42" table:formula="of:=STDEV([$Dados_Novos.D42:$Dados_Novos.D51])" office:value-type="float" office:value="0.966091783079296" calcext:value-type="float">
            <text:p>0,97</text:p>
          </table:table-cell>
          <table:table-cell table:style-name="ce42" table:formula="of:=[.$B$25]*[.D6]/SQRT([.$B$23])" office:value-type="float" office:value="0.691052414799341" calcext:value-type="float">
            <text:p>0,69</text:p>
          </table:table-cell>
          <table:table-cell table:style-name="ce42" table:formula="of:=AVERAGE([$Dados_Novos.E42:$Dados_Novos.E51])" office:value-type="float" office:value="1.9" calcext:value-type="float">
            <text:p>1,90</text:p>
          </table:table-cell>
          <table:table-cell table:style-name="ce42" table:formula="of:=STDEV([$Dados_Novos.E42:$Dados_Novos.E51])" office:value-type="float" office:value="1.19721899973786" calcext:value-type="float">
            <text:p>1,20</text:p>
          </table:table-cell>
          <table:table-cell table:style-name="ce42" table:formula="of:=[.$B$25]*[.G6]/SQRT([.$B$23])" office:value-type="float" office:value="0.856379378546681" calcext:value-type="float">
            <text:p>0,86</text:p>
          </table:table-cell>
          <table:table-cell table:style-name="ce42" table:formula="of:=AVERAGE([$Dados_Novos.F42:$Dados_Novos.F51])" office:value-type="float" office:value="2.6" calcext:value-type="float">
            <text:p>2,60</text:p>
          </table:table-cell>
          <table:table-cell table:style-name="ce42" table:formula="of:=STDEV([$Dados_Novos.F42:$Dados_Novos.F51])" office:value-type="float" office:value="1.26491106406735" calcext:value-type="float">
            <text:p>1,26</text:p>
          </table:table-cell>
          <table:table-cell table:style-name="ce42" table:formula="of:=[.$B$25]*[.J6]/SQRT([.$B$23])" office:value-type="float" office:value="0.9048" calcext:value-type="float">
            <text:p>0,90</text:p>
          </table:table-cell>
          <table:table-cell table:style-name="ce42" table:formula="of:=AVERAGE([$Dados_Novos.G42:$Dados_Novos.G51])" office:value-type="float" office:value="89549.4" calcext:value-type="float">
            <text:p>89549,40</text:p>
          </table:table-cell>
          <table:table-cell table:style-name="ce42" table:formula="of:=STDEV([$Dados_Novos.G42:$Dados_Novos.G51])" office:value-type="float" office:value="41125.4323292372" calcext:value-type="float">
            <text:p>41125,43</text:p>
          </table:table-cell>
          <table:table-cell table:style-name="ce42" table:formula="of:=[.$B$25]*[.M6]/SQRT([.$B$23])" office:value-type="float" office:value="29417.3181249939" calcext:value-type="float">
            <text:p>29417,32</text:p>
          </table:table-cell>
          <table:table-cell table:style-name="ce42" table:formula="of:=AVERAGE([$Dados_Novos.H42:$Dados_Novos.H51])" office:value-type="float" office:value="0" calcext:value-type="float">
            <text:p>0,00</text:p>
          </table:table-cell>
          <table:table-cell table:style-name="ce42" table:formula="of:=STDEV([$Dados_Novos.H42:$Dados_Novos.H51])" office:value-type="float" office:value="0" calcext:value-type="float">
            <text:p>0,00</text:p>
          </table:table-cell>
          <table:table-cell table:style-name="ce53" table:formula="of:=[.$B$25]*[.P6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52]" office:value-type="string" office:string-value="IEI" calcext:value-type="string">
            <text:p>IEI</text:p>
          </table:table-cell>
          <table:table-cell table:style-name="ce36" table:formula="of:=[$Dados_Novos.B52]" office:value-type="string" office:string-value="NÃO" calcext:value-type="string">
            <text:p>NÃO</text:p>
          </table:table-cell>
          <table:table-cell table:style-name="ce43" table:formula="of:=AVERAGE([$Dados_Novos.D52:$Dados_Novos.D61])" office:value-type="float" office:value="3.7" calcext:value-type="float">
            <text:p>3,70</text:p>
          </table:table-cell>
          <table:table-cell table:style-name="ce43" table:formula="of:=STDEV([$Dados_Novos.D52:$Dados_Novos.D61])" office:value-type="float" office:value="1.88856206322871" calcext:value-type="float">
            <text:p>1,89</text:p>
          </table:table-cell>
          <table:table-cell table:style-name="ce43" table:formula="of:=[.$B$25]*[.D7]/SQRT([.$B$23])" office:value-type="float" office:value="1.35090205418454" calcext:value-type="float">
            <text:p>1,35</text:p>
          </table:table-cell>
          <table:table-cell table:style-name="ce43" table:formula="of:=AVERAGE([$Dados_Novos.E52:$Dados_Novos.E61])" office:value-type="float" office:value="3" calcext:value-type="float">
            <text:p>3,00</text:p>
          </table:table-cell>
          <table:table-cell table:style-name="ce43" table:formula="of:=STDEV([$Dados_Novos.E52:$Dados_Novos.E61])" office:value-type="float" office:value="2.21108319357027" calcext:value-type="float">
            <text:p>2,21</text:p>
          </table:table-cell>
          <table:table-cell table:style-name="ce43" table:formula="of:=[.$B$25]*[.G7]/SQRT([.$B$23])" office:value-type="float" office:value="1.58160374304059" calcext:value-type="float">
            <text:p>1,58</text:p>
          </table:table-cell>
          <table:table-cell table:style-name="ce43" table:formula="of:=AVERAGE([$Dados_Novos.F52:$Dados_Novos.F61])" office:value-type="float" office:value="3.9" calcext:value-type="float">
            <text:p>3,90</text:p>
          </table:table-cell>
          <table:table-cell table:style-name="ce43" table:formula="of:=STDEV([$Dados_Novos.F52:$Dados_Novos.F61])" office:value-type="float" office:value="2.88482620312251" calcext:value-type="float">
            <text:p>2,88</text:p>
          </table:table-cell>
          <table:table-cell table:style-name="ce43" table:formula="of:=[.$B$25]*[.J7]/SQRT([.$B$23])" office:value-type="float" office:value="2.06353697325732" calcext:value-type="float">
            <text:p>2,06</text:p>
          </table:table-cell>
          <table:table-cell table:style-name="ce43" table:formula="of:=AVERAGE([$Dados_Novos.G52:$Dados_Novos.G61])" office:value-type="float" office:value="144753.8" calcext:value-type="float">
            <text:p>144753,80</text:p>
          </table:table-cell>
          <table:table-cell table:style-name="ce43" table:formula="of:=STDEV([$Dados_Novos.G52:$Dados_Novos.G61])" office:value-type="float" office:value="76758.8260358377" calcext:value-type="float">
            <text:p>76758,83</text:p>
          </table:table-cell>
          <table:table-cell table:style-name="ce43" table:formula="of:=[.$B$25]*[.M7]/SQRT([.$B$23])" office:value-type="float" office:value="54906.1414435758" calcext:value-type="float">
            <text:p>54906,14</text:p>
          </table:table-cell>
          <table:table-cell table:style-name="ce43" table:formula="of:=AVERAGE([$Dados_Novos.H52:$Dados_Novos.H61])" office:value-type="float" office:value="144753.8" calcext:value-type="float">
            <text:p>144753,80</text:p>
          </table:table-cell>
          <table:table-cell table:style-name="ce43" table:formula="of:=STDEV([$Dados_Novos.H52:$Dados_Novos.H61])" office:value-type="float" office:value="76758.8260358377" calcext:value-type="float">
            <text:p>76758,83</text:p>
          </table:table-cell>
          <table:table-cell table:style-name="ce54" table:formula="of:=[.$B$25]*[.P7]/SQRT([.$B$23])" office:value-type="float" office:value="54906.1414435758" calcext:value-type="float">
            <text:p>54906,14</text:p>
          </table:table-cell>
        </table:table-row>
        <table:table-row table:style-name="ro1">
          <table:table-cell table:style-name="ce31" table:formula="of:=[$Dados_Novos.A62]" office:value-type="string" office:string-value="TII" calcext:value-type="string">
            <text:p>TII</text:p>
          </table:table-cell>
          <table:table-cell table:style-name="ce35" table:formula="of:=[$Dados_Novos.B62]" office:value-type="string" office:string-value="INXU" calcext:value-type="string">
            <text:p>INXU</text:p>
          </table:table-cell>
          <table:table-cell table:style-name="ce42" table:formula="of:=AVERAGE([$Dados_Novos.D62:$Dados_Novos.D71])" office:value-type="float" office:value="0" calcext:value-type="float">
            <text:p>0,00</text:p>
          </table:table-cell>
          <table:table-cell table:style-name="ce42" table:formula="of:=STDEV([$Dados_Novos.D62:$Dados_Novos.D71])" office:value-type="float" office:value="0" calcext:value-type="float">
            <text:p>0,00</text:p>
          </table:table-cell>
          <table:table-cell table:style-name="ce42" table:formula="of:=[.$B$25]*[.D8]/SQRT([.$B$23])" office:value-type="float" office:value="0" calcext:value-type="float">
            <text:p>0,00</text:p>
          </table:table-cell>
          <table:table-cell table:style-name="ce42" table:formula="of:=AVERAGE([$Dados_Novos.E62:$Dados_Novos.E71])" office:value-type="float" office:value="0" calcext:value-type="float">
            <text:p>0,00</text:p>
          </table:table-cell>
          <table:table-cell table:style-name="ce42" table:formula="of:=STDEV([$Dados_Novos.E62:$Dados_Novos.E71])" office:value-type="float" office:value="0" calcext:value-type="float">
            <text:p>0,00</text:p>
          </table:table-cell>
          <table:table-cell table:style-name="ce42" table:formula="of:=[.$B$25]*[.G8]/SQRT([.$B$23])" office:value-type="float" office:value="0" calcext:value-type="float">
            <text:p>0,00</text:p>
          </table:table-cell>
          <table:table-cell table:style-name="ce42" table:formula="of:=AVERAGE([$Dados_Novos.F62:$Dados_Novos.F71])" office:value-type="float" office:value="0" calcext:value-type="float">
            <text:p>0,00</text:p>
          </table:table-cell>
          <table:table-cell table:style-name="ce42" table:formula="of:=STDEV([$Dados_Novos.F62:$Dados_Novos.F71])" office:value-type="float" office:value="0" calcext:value-type="float">
            <text:p>0,00</text:p>
          </table:table-cell>
          <table:table-cell table:style-name="ce42" table:formula="of:=[.$B$25]*[.J8]/SQRT([.$B$23])" office:value-type="float" office:value="0" calcext:value-type="float">
            <text:p>0,00</text:p>
          </table:table-cell>
          <table:table-cell table:style-name="ce42" table:formula="of:=AVERAGE([$Dados_Novos.G62:$Dados_Novos.G71])" office:value-type="float" office:value="0" calcext:value-type="float">
            <text:p>0,00</text:p>
          </table:table-cell>
          <table:table-cell table:style-name="ce42" table:formula="of:=STDEV([$Dados_Novos.G62:$Dados_Novos.G71])" office:value-type="float" office:value="0" calcext:value-type="float">
            <text:p>0,00</text:p>
          </table:table-cell>
          <table:table-cell table:style-name="ce42" table:formula="of:=[.$B$25]*[.M8]/SQRT([.$B$23])" office:value-type="float" office:value="0" calcext:value-type="float">
            <text:p>0,00</text:p>
          </table:table-cell>
          <table:table-cell table:style-name="ce42" table:formula="of:=AVERAGE([$Dados_Novos.H62:$Dados_Novos.H71])" office:value-type="float" office:value="0" calcext:value-type="float">
            <text:p>0,00</text:p>
          </table:table-cell>
          <table:table-cell table:style-name="ce42" table:formula="of:=STDEV([$Dados_Novos.H62:$Dados_Novos.H71])" office:value-type="float" office:value="0" calcext:value-type="float">
            <text:p>0,00</text:p>
          </table:table-cell>
          <table:table-cell table:style-name="ce53" table:formula="of:=[.$B$25]*[.P8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72]" office:value-type="string" office:string-value="TII" calcext:value-type="string">
            <text:p>TII</text:p>
          </table:table-cell>
          <table:table-cell table:style-name="ce36" table:formula="of:=[$Dados_Novos.B72]" office:value-type="string" office:string-value="MUD" calcext:value-type="string">
            <text:p>MUD</text:p>
          </table:table-cell>
          <table:table-cell table:style-name="ce43" table:formula="of:=AVERAGE([$Dados_Novos.D72:$Dados_Novos.D81])" office:value-type="float" office:value="40" calcext:value-type="float">
            <text:p>40,00</text:p>
          </table:table-cell>
          <table:table-cell table:style-name="ce43" table:formula="of:=STDEV([$Dados_Novos.D72:$Dados_Novos.D81])" office:value-type="float" office:value="0" calcext:value-type="float">
            <text:p>0,00</text:p>
          </table:table-cell>
          <table:table-cell table:style-name="ce43" table:formula="of:=[.$B$25]*[.D9]/SQRT([.$B$23])" office:value-type="float" office:value="0" calcext:value-type="float">
            <text:p>0,00</text:p>
          </table:table-cell>
          <table:table-cell table:style-name="ce43" table:formula="of:=AVERAGE([$Dados_Novos.E72:$Dados_Novos.E81])" office:value-type="float" office:value="1.1" calcext:value-type="float">
            <text:p>1,10</text:p>
          </table:table-cell>
          <table:table-cell table:style-name="ce43" table:formula="of:=STDEV([$Dados_Novos.E72:$Dados_Novos.E81])" office:value-type="float" office:value="0.737864787372622" calcext:value-type="float">
            <text:p>0,74</text:p>
          </table:table-cell>
          <table:table-cell table:style-name="ce43" table:formula="of:=[.$B$25]*[.G9]/SQRT([.$B$23])" office:value-type="float" office:value="0.5278" calcext:value-type="float">
            <text:p>0,53</text:p>
          </table:table-cell>
          <table:table-cell table:style-name="ce43" table:formula="of:=AVERAGE([$Dados_Novos.F72:$Dados_Novos.F81])" office:value-type="float" office:value="1.4" calcext:value-type="float">
            <text:p>1,40</text:p>
          </table:table-cell>
          <table:table-cell table:style-name="ce43" table:formula="of:=STDEV([$Dados_Novos.F72:$Dados_Novos.F81])" office:value-type="float" office:value="0.699205898780101" calcext:value-type="float">
            <text:p>0,70</text:p>
          </table:table-cell>
          <table:table-cell table:style-name="ce43" table:formula="of:=[.$B$25]*[.J9]/SQRT([.$B$23])" office:value-type="float" office:value="0.500147018385594" calcext:value-type="float">
            <text:p>0,50</text:p>
          </table:table-cell>
          <table:table-cell table:style-name="ce43" table:formula="of:=AVERAGE([$Dados_Novos.G72:$Dados_Novos.G81])" office:value-type="float" office:value="1342366.9" calcext:value-type="float">
            <text:p>1342366,90</text:p>
          </table:table-cell>
          <table:table-cell table:style-name="ce43" table:formula="of:=STDEV([$Dados_Novos.G72:$Dados_Novos.G81])" office:value-type="float" office:value="59483.9713619467" calcext:value-type="float">
            <text:p>59483,97</text:p>
          </table:table-cell>
          <table:table-cell table:style-name="ce43" table:formula="of:=[.$B$25]*[.M9]/SQRT([.$B$23])" office:value-type="float" office:value="42549.3134001266" calcext:value-type="float">
            <text:p>42549,31</text:p>
          </table:table-cell>
          <table:table-cell table:style-name="ce43" table:formula="of:=AVERAGE([$Dados_Novos.H72:$Dados_Novos.H81])" office:value-type="float" office:value="8244.8" calcext:value-type="float">
            <text:p>8244,80</text:p>
          </table:table-cell>
          <table:table-cell table:style-name="ce43" table:formula="of:=STDEV([$Dados_Novos.H72:$Dados_Novos.H81])" office:value-type="float" office:value="1185.94742248082" calcext:value-type="float">
            <text:p>1185,95</text:p>
          </table:table-cell>
          <table:table-cell table:style-name="ce54" table:formula="of:=[.$B$25]*[.P9]/SQRT([.$B$23])" office:value-type="float" office:value="848.316738103499" calcext:value-type="float">
            <text:p>848,32</text:p>
          </table:table-cell>
        </table:table-row>
        <table:table-row table:style-name="ro1">
          <table:table-cell table:style-name="ce31" table:formula="of:=[$Dados_Novos.A82]" office:value-type="string" office:string-value="TII" calcext:value-type="string">
            <text:p>TII</text:p>
          </table:table-cell>
          <table:table-cell table:style-name="ce35" table:formula="of:=[$Dados_Novos.B82]" office:value-type="string" office:string-value="NÃO" calcext:value-type="string">
            <text:p>NÃO</text:p>
          </table:table-cell>
          <table:table-cell table:style-name="ce42" table:formula="of:=AVERAGE([$Dados_Novos.D82:$Dados_Novos.D91])" office:value-type="float" office:value="111.9" calcext:value-type="float">
            <text:p>111,90</text:p>
          </table:table-cell>
          <table:table-cell table:style-name="ce42" table:formula="of:=STDEV([$Dados_Novos.D82:$Dados_Novos.D91])" office:value-type="float" office:value="0.316227766016838" calcext:value-type="float">
            <text:p>0,32</text:p>
          </table:table-cell>
          <table:table-cell table:style-name="ce51" table:formula="of:=[.$B$25]*[.D10]/SQRT([.$B$23])" office:value-type="float" office:value="0.2262" calcext:value-type="float">
            <text:p>0,23</text:p>
          </table:table-cell>
          <table:table-cell table:style-name="ce42" table:formula="of:=AVERAGE([$Dados_Novos.E82:$Dados_Novos.E91])" office:value-type="float" office:value="14.3" calcext:value-type="float">
            <text:p>14,30</text:p>
          </table:table-cell>
          <table:table-cell table:style-name="ce42" table:formula="of:=STDEV([$Dados_Novos.E82:$Dados_Novos.E91])" office:value-type="float" office:value="2.83039062871384" calcext:value-type="float">
            <text:p>2,83</text:p>
          </table:table-cell>
          <table:table-cell table:style-name="ce42" table:formula="of:=[.$B$25]*[.G10]/SQRT([.$B$23])" office:value-type="float" office:value="2.02459881458031" calcext:value-type="float">
            <text:p>2,02</text:p>
          </table:table-cell>
          <table:table-cell table:style-name="ce42" table:formula="of:=AVERAGE([$Dados_Novos.F82:$Dados_Novos.F91])" office:value-type="float" office:value="19.7" calcext:value-type="float">
            <text:p>19,70</text:p>
          </table:table-cell>
          <table:table-cell table:style-name="ce42" table:formula="of:=STDEV([$Dados_Novos.F82:$Dados_Novos.F91])" office:value-type="float" office:value="4.13790070231539" calcext:value-type="float">
            <text:p>4,14</text:p>
          </table:table-cell>
          <table:table-cell table:style-name="ce42" table:formula="of:=[.$B$25]*[.J10]/SQRT([.$B$23])" office:value-type="float" office:value="2.95987019309969" calcext:value-type="float">
            <text:p>2,96</text:p>
          </table:table-cell>
          <table:table-cell table:style-name="ce42" table:formula="of:=AVERAGE([$Dados_Novos.G82:$Dados_Novos.G91])" office:value-type="float" office:value="2831979.5" calcext:value-type="float">
            <text:p>2831979,50</text:p>
          </table:table-cell>
          <table:table-cell table:style-name="ce42" table:formula="of:=STDEV([$Dados_Novos.G82:$Dados_Novos.G91])" office:value-type="float" office:value="547004.345396766" calcext:value-type="float">
            <text:p>547004,35</text:p>
          </table:table-cell>
          <table:table-cell table:style-name="ce42" table:formula="of:=[.$B$25]*[.M10]/SQRT([.$B$23])" office:value-type="float" office:value="391276.150374981" calcext:value-type="float">
            <text:p>391276,15</text:p>
          </table:table-cell>
          <table:table-cell table:style-name="ce42" table:formula="of:=AVERAGE([$Dados_Novos.H82:$Dados_Novos.H91])" office:value-type="float" office:value="2831979.5" calcext:value-type="float">
            <text:p>2831979,50</text:p>
          </table:table-cell>
          <table:table-cell table:style-name="ce42" table:formula="of:=STDEV([$Dados_Novos.H82:$Dados_Novos.H91])" office:value-type="float" office:value="547004.345396766" calcext:value-type="float">
            <text:p>547004,35</text:p>
          </table:table-cell>
          <table:table-cell table:style-name="ce53" table:formula="of:=[.$B$25]*[.P10]/SQRT([.$B$23])" office:value-type="float" office:value="391276.150374981" calcext:value-type="float">
            <text:p>391276,15</text:p>
          </table:table-cell>
        </table:table-row>
        <table:table-row table:style-name="ro1">
          <table:table-cell table:style-name="ce33" table:formula="of:=[$Dados_Novos.A92]" office:value-type="string" office:string-value="NNI" calcext:value-type="string">
            <text:p>NNI</text:p>
          </table:table-cell>
          <table:table-cell table:style-name="ce36" table:formula="of:=[$Dados_Novos.B92]" office:value-type="string" office:string-value="INXU" calcext:value-type="string">
            <text:p>INXU</text:p>
          </table:table-cell>
          <table:table-cell table:style-name="ce43" table:formula="of:=AVERAGE([$Dados_Novos.D92:$Dados_Novos.D101])" office:value-type="float" office:value="0" calcext:value-type="float">
            <text:p>0,00</text:p>
          </table:table-cell>
          <table:table-cell table:style-name="ce43" table:formula="of:=STDEV([$Dados_Novos.D92:$Dados_Novos.D101])" office:value-type="float" office:value="0" calcext:value-type="float">
            <text:p>0,00</text:p>
          </table:table-cell>
          <table:table-cell table:style-name="ce43" table:formula="of:=[.$B$25]*[.D11]/SQRT([.$B$23])" office:value-type="float" office:value="0" calcext:value-type="float">
            <text:p>0,00</text:p>
          </table:table-cell>
          <table:table-cell table:style-name="ce43" table:formula="of:=AVERAGE([$Dados_Novos.E92:$Dados_Novos.E101])" office:value-type="float" office:value="0" calcext:value-type="float">
            <text:p>0,00</text:p>
          </table:table-cell>
          <table:table-cell table:style-name="ce43" table:formula="of:=STDEV([$Dados_Novos.E92:$Dados_Novos.E101])" office:value-type="float" office:value="0" calcext:value-type="float">
            <text:p>0,00</text:p>
          </table:table-cell>
          <table:table-cell table:style-name="ce43" table:formula="of:=[.$B$25]*[.G11]/SQRT([.$B$23])" office:value-type="float" office:value="0" calcext:value-type="float">
            <text:p>0,00</text:p>
          </table:table-cell>
          <table:table-cell table:style-name="ce43" table:formula="of:=AVERAGE([$Dados_Novos.F92:$Dados_Novos.F101])" office:value-type="float" office:value="0" calcext:value-type="float">
            <text:p>0,00</text:p>
          </table:table-cell>
          <table:table-cell table:style-name="ce43" table:formula="of:=STDEV([$Dados_Novos.F92:$Dados_Novos.F101])" office:value-type="float" office:value="0" calcext:value-type="float">
            <text:p>0,00</text:p>
          </table:table-cell>
          <table:table-cell table:style-name="ce43" table:formula="of:=[.$B$25]*[.J11]/SQRT([.$B$23])" office:value-type="float" office:value="0" calcext:value-type="float">
            <text:p>0,00</text:p>
          </table:table-cell>
          <table:table-cell table:style-name="ce43" table:formula="of:=AVERAGE([$Dados_Novos.G92:$Dados_Novos.G101])" office:value-type="float" office:value="0" calcext:value-type="float">
            <text:p>0,00</text:p>
          </table:table-cell>
          <table:table-cell table:style-name="ce43" table:formula="of:=STDEV([$Dados_Novos.G92:$Dados_Novos.G101])" office:value-type="float" office:value="0" calcext:value-type="float">
            <text:p>0,00</text:p>
          </table:table-cell>
          <table:table-cell table:style-name="ce43" table:formula="of:=[.$B$25]*[.M11]/SQRT([.$B$23])" office:value-type="float" office:value="0" calcext:value-type="float">
            <text:p>0,00</text:p>
          </table:table-cell>
          <table:table-cell table:style-name="ce43" table:formula="of:=AVERAGE([$Dados_Novos.H92:$Dados_Novos.H101])" office:value-type="float" office:value="0" calcext:value-type="float">
            <text:p>0,00</text:p>
          </table:table-cell>
          <table:table-cell table:style-name="ce43" table:formula="of:=STDEV([$Dados_Novos.H92:$Dados_Novos.H101])" office:value-type="float" office:value="0" calcext:value-type="float">
            <text:p>0,00</text:p>
          </table:table-cell>
          <table:table-cell table:style-name="ce54" table:formula="of:=[.$B$25]*[.P11]/SQRT([.$B$23])" office:value-type="float" office:value="0" calcext:value-type="float">
            <text:p>0,00</text:p>
          </table:table-cell>
        </table:table-row>
        <table:table-row table:style-name="ro1">
          <table:table-cell table:style-name="ce31" table:formula="of:=[$Dados_Novos.A102]" office:value-type="string" office:string-value="NNI" calcext:value-type="string">
            <text:p>NNI</text:p>
          </table:table-cell>
          <table:table-cell table:style-name="ce35" table:formula="of:=[$Dados_Novos.B102]" office:value-type="string" office:string-value="MUD" calcext:value-type="string">
            <text:p>MUD</text:p>
          </table:table-cell>
          <table:table-cell table:style-name="ce42" table:formula="of:=AVERAGE([$Dados_Novos.D102:$Dados_Novos.D111])" office:value-type="float" office:value="0" calcext:value-type="float">
            <text:p>0,00</text:p>
          </table:table-cell>
          <table:table-cell table:style-name="ce42" table:formula="of:=STDEV([$Dados_Novos.D102:$Dados_Novos.D111])" office:value-type="float" office:value="0" calcext:value-type="float">
            <text:p>0,00</text:p>
          </table:table-cell>
          <table:table-cell table:style-name="ce42" table:formula="of:=[.$B$25]*[.D12]/SQRT([.$B$23])" office:value-type="float" office:value="0" calcext:value-type="float">
            <text:p>0,00</text:p>
          </table:table-cell>
          <table:table-cell table:style-name="ce42" table:formula="of:=AVERAGE([$Dados_Novos.E102:$Dados_Novos.E111])" office:value-type="float" office:value="0" calcext:value-type="float">
            <text:p>0,00</text:p>
          </table:table-cell>
          <table:table-cell table:style-name="ce42" table:formula="of:=STDEV([$Dados_Novos.E102:$Dados_Novos.E111])" office:value-type="float" office:value="0" calcext:value-type="float">
            <text:p>0,00</text:p>
          </table:table-cell>
          <table:table-cell table:style-name="ce42" table:formula="of:=[.$B$25]*[.G12]/SQRT([.$B$23])" office:value-type="float" office:value="0" calcext:value-type="float">
            <text:p>0,00</text:p>
          </table:table-cell>
          <table:table-cell table:style-name="ce42" table:formula="of:=AVERAGE([$Dados_Novos.F102:$Dados_Novos.F111])" office:value-type="float" office:value="0" calcext:value-type="float">
            <text:p>0,00</text:p>
          </table:table-cell>
          <table:table-cell table:style-name="ce42" table:formula="of:=STDEV([$Dados_Novos.F102:$Dados_Novos.F111])" office:value-type="float" office:value="0" calcext:value-type="float">
            <text:p>0,00</text:p>
          </table:table-cell>
          <table:table-cell table:style-name="ce42" table:formula="of:=[.$B$25]*[.J12]/SQRT([.$B$23])" office:value-type="float" office:value="0" calcext:value-type="float">
            <text:p>0,00</text:p>
          </table:table-cell>
          <table:table-cell table:style-name="ce42" table:formula="of:=AVERAGE([$Dados_Novos.G102:$Dados_Novos.G111])" office:value-type="float" office:value="0" calcext:value-type="float">
            <text:p>0,00</text:p>
          </table:table-cell>
          <table:table-cell table:style-name="ce42" table:formula="of:=STDEV([$Dados_Novos.G102:$Dados_Novos.G111])" office:value-type="float" office:value="0" calcext:value-type="float">
            <text:p>0,00</text:p>
          </table:table-cell>
          <table:table-cell table:style-name="ce42" table:formula="of:=[.$B$25]*[.M12]/SQRT([.$B$23])" office:value-type="float" office:value="0" calcext:value-type="float">
            <text:p>0,00</text:p>
          </table:table-cell>
          <table:table-cell table:style-name="ce42" table:formula="of:=AVERAGE([$Dados_Novos.H102:$Dados_Novos.H111])" office:value-type="float" office:value="0" calcext:value-type="float">
            <text:p>0,00</text:p>
          </table:table-cell>
          <table:table-cell table:style-name="ce42" table:formula="of:=STDEV([$Dados_Novos.H102:$Dados_Novos.H111])" office:value-type="float" office:value="0" calcext:value-type="float">
            <text:p>0,00</text:p>
          </table:table-cell>
          <table:table-cell table:style-name="ce53" table:formula="of:=[.$B$25]*[.P12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112]" office:value-type="string" office:string-value="NNI" calcext:value-type="string">
            <text:p>NNI</text:p>
          </table:table-cell>
          <table:table-cell table:style-name="ce36" table:formula="of:=[$Dados_Novos.B112]" office:value-type="string" office:string-value="NÃO" calcext:value-type="string">
            <text:p>NÃO</text:p>
          </table:table-cell>
          <table:table-cell table:style-name="ce43" table:formula="of:=AVERAGE([$Dados_Novos.D112:$Dados_Novos.D121])" office:value-type="float" office:value="5.4" calcext:value-type="float">
            <text:p>5,40</text:p>
          </table:table-cell>
          <table:table-cell table:style-name="ce43" table:formula="of:=STDEV([$Dados_Novos.D112:$Dados_Novos.D121])" office:value-type="float" office:value="3.43834585552737" calcext:value-type="float">
            <text:p>3,44</text:p>
          </table:table-cell>
          <table:table-cell table:style-name="ce43" table:formula="of:=[.$B$25]*[.D13]/SQRT([.$B$23])" office:value-type="float" office:value="2.45947356968925" calcext:value-type="float">
            <text:p>2,46</text:p>
          </table:table-cell>
          <table:table-cell table:style-name="ce43" table:formula="of:=AVERAGE([$Dados_Novos.E112:$Dados_Novos.E121])" office:value-type="float" office:value="5.4" calcext:value-type="float">
            <text:p>5,40</text:p>
          </table:table-cell>
          <table:table-cell table:style-name="ce43" table:formula="of:=STDEV([$Dados_Novos.E112:$Dados_Novos.E121])" office:value-type="float" office:value="3.43834585552737" calcext:value-type="float">
            <text:p>3,44</text:p>
          </table:table-cell>
          <table:table-cell table:style-name="ce43" table:formula="of:=[.$B$25]*[.G13]/SQRT([.$B$23])" office:value-type="float" office:value="2.45947356968925" calcext:value-type="float">
            <text:p>2,46</text:p>
          </table:table-cell>
          <table:table-cell table:style-name="ce43" table:formula="of:=AVERAGE([$Dados_Novos.F112:$Dados_Novos.F121])" office:value-type="float" office:value="7.5" calcext:value-type="float">
            <text:p>7,50</text:p>
          </table:table-cell>
          <table:table-cell table:style-name="ce43" table:formula="of:=STDEV([$Dados_Novos.F112:$Dados_Novos.F121])" office:value-type="float" office:value="3.37474278855276" calcext:value-type="float">
            <text:p>3,37</text:p>
          </table:table-cell>
          <table:table-cell table:style-name="ce43" table:formula="of:=[.$B$25]*[.J13]/SQRT([.$B$23])" office:value-type="float" office:value="2.41397783751218" calcext:value-type="float">
            <text:p>2,41</text:p>
          </table:table-cell>
          <table:table-cell table:style-name="ce43" table:formula="of:=AVERAGE([$Dados_Novos.G112:$Dados_Novos.G121])" office:value-type="float" office:value="259563.2" calcext:value-type="float">
            <text:p>259563,20</text:p>
          </table:table-cell>
          <table:table-cell table:style-name="ce43" table:formula="of:=STDEV([$Dados_Novos.G112:$Dados_Novos.G121])" office:value-type="float" office:value="148105.658268983" calcext:value-type="float">
            <text:p>148105,66</text:p>
          </table:table-cell>
          <table:table-cell table:style-name="ce43" table:formula="of:=[.$B$25]*[.M13]/SQRT([.$B$23])" office:value-type="float" office:value="105941.044717307" calcext:value-type="float">
            <text:p>105941,04</text:p>
          </table:table-cell>
          <table:table-cell table:style-name="ce43" table:formula="of:=AVERAGE([$Dados_Novos.H112:$Dados_Novos.H121])" office:value-type="float" office:value="259563.2" calcext:value-type="float">
            <text:p>259563,20</text:p>
          </table:table-cell>
          <table:table-cell table:style-name="ce43" table:formula="of:=STDEV([$Dados_Novos.H112:$Dados_Novos.H121])" office:value-type="float" office:value="148105.658268983" calcext:value-type="float">
            <text:p>148105,66</text:p>
          </table:table-cell>
          <table:table-cell table:style-name="ce54" table:formula="of:=[.$B$25]*[.P13]/SQRT([.$B$23])" office:value-type="float" office:value="105941.044717307" calcext:value-type="float">
            <text:p>105941,04</text:p>
          </table:table-cell>
        </table:table-row>
        <table:table-row table:style-name="ro1">
          <table:table-cell table:style-name="ce31" table:formula="of:=[$Dados_Novos.A122]" office:value-type="string" office:string-value="BI" calcext:value-type="string">
            <text:p>BI</text:p>
          </table:table-cell>
          <table:table-cell table:style-name="ce35" table:formula="of:=[$Dados_Novos.B122]" office:value-type="string" office:string-value="INXU" calcext:value-type="string">
            <text:p>INXU</text:p>
          </table:table-cell>
          <table:table-cell table:style-name="ce42" table:formula="of:=AVERAGE([$Dados_Novos.D122:$Dados_Novos.D131])" office:value-type="float" office:value="0" calcext:value-type="float">
            <text:p>0,00</text:p>
          </table:table-cell>
          <table:table-cell table:style-name="ce42" table:formula="of:=STDEV([$Dados_Novos.D122:$Dados_Novos.D131])" office:value-type="float" office:value="0" calcext:value-type="float">
            <text:p>0,00</text:p>
          </table:table-cell>
          <table:table-cell table:style-name="ce42" table:formula="of:=[.$B$25]*[.D14]/SQRT([.$B$23])" office:value-type="float" office:value="0" calcext:value-type="float">
            <text:p>0,00</text:p>
          </table:table-cell>
          <table:table-cell table:style-name="ce42" table:formula="of:=AVERAGE([$Dados_Novos.E122:$Dados_Novos.E131])" office:value-type="float" office:value="0" calcext:value-type="float">
            <text:p>0,00</text:p>
          </table:table-cell>
          <table:table-cell table:style-name="ce42" table:formula="of:=STDEV([$Dados_Novos.E122:$Dados_Novos.E131])" office:value-type="float" office:value="0" calcext:value-type="float">
            <text:p>0,00</text:p>
          </table:table-cell>
          <table:table-cell table:style-name="ce42" table:formula="of:=[.$B$25]*[.G14]/SQRT([.$B$23])" office:value-type="float" office:value="0" calcext:value-type="float">
            <text:p>0,00</text:p>
          </table:table-cell>
          <table:table-cell table:style-name="ce42" table:formula="of:=AVERAGE([$Dados_Novos.F122:$Dados_Novos.F131])" office:value-type="float" office:value="0" calcext:value-type="float">
            <text:p>0,00</text:p>
          </table:table-cell>
          <table:table-cell table:style-name="ce42" table:formula="of:=STDEV([$Dados_Novos.F122:$Dados_Novos.F131])" office:value-type="float" office:value="0" calcext:value-type="float">
            <text:p>0,00</text:p>
          </table:table-cell>
          <table:table-cell table:style-name="ce42" table:formula="of:=[.$B$25]*[.J14]/SQRT([.$B$23])" office:value-type="float" office:value="0" calcext:value-type="float">
            <text:p>0,00</text:p>
          </table:table-cell>
          <table:table-cell table:style-name="ce42" table:formula="of:=AVERAGE([$Dados_Novos.G122:$Dados_Novos.G131])" office:value-type="float" office:value="0" calcext:value-type="float">
            <text:p>0,00</text:p>
          </table:table-cell>
          <table:table-cell table:style-name="ce42" table:formula="of:=STDEV([$Dados_Novos.G122:$Dados_Novos.G131])" office:value-type="float" office:value="0" calcext:value-type="float">
            <text:p>0,00</text:p>
          </table:table-cell>
          <table:table-cell table:style-name="ce42" table:formula="of:=[.$B$25]*[.M14]/SQRT([.$B$23])" office:value-type="float" office:value="0" calcext:value-type="float">
            <text:p>0,00</text:p>
          </table:table-cell>
          <table:table-cell table:style-name="ce42" table:formula="of:=AVERAGE([$Dados_Novos.H122:$Dados_Novos.H131])" office:value-type="float" office:value="0" calcext:value-type="float">
            <text:p>0,00</text:p>
          </table:table-cell>
          <table:table-cell table:style-name="ce42" table:formula="of:=STDEV([$Dados_Novos.H122:$Dados_Novos.H131])" office:value-type="float" office:value="0" calcext:value-type="float">
            <text:p>0,00</text:p>
          </table:table-cell>
          <table:table-cell table:style-name="ce53" table:formula="of:=[.$B$25]*[.P14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132]" office:value-type="string" office:string-value="BI" calcext:value-type="string">
            <text:p>BI</text:p>
          </table:table-cell>
          <table:table-cell table:style-name="ce36" table:formula="of:=[$Dados_Novos.B132]" office:value-type="string" office:string-value="MUD" calcext:value-type="string">
            <text:p>MUD</text:p>
          </table:table-cell>
          <table:table-cell table:style-name="ce43" table:formula="of:=AVERAGE([$Dados_Novos.D132:$Dados_Novos.D141])" office:value-type="float" office:value="2.6" calcext:value-type="float">
            <text:p>2,60</text:p>
          </table:table-cell>
          <table:table-cell table:style-name="ce43" table:formula="of:=STDEV([$Dados_Novos.D132:$Dados_Novos.D141])" office:value-type="float" office:value="1.17378779077727" calcext:value-type="float">
            <text:p>1,17</text:p>
          </table:table-cell>
          <table:table-cell table:style-name="ce43" table:formula="of:=[.$B$25]*[.D15]/SQRT([.$B$23])" office:value-type="float" office:value="0.839618865914767" calcext:value-type="float">
            <text:p>0,84</text:p>
          </table:table-cell>
          <table:table-cell table:style-name="ce43" table:formula="of:=AVERAGE([$Dados_Novos.E132:$Dados_Novos.E141])" office:value-type="float" office:value="2.6" calcext:value-type="float">
            <text:p>2,60</text:p>
          </table:table-cell>
          <table:table-cell table:style-name="ce43" table:formula="of:=STDEV([$Dados_Novos.E132:$Dados_Novos.E141])" office:value-type="float" office:value="1.17378779077727" calcext:value-type="float">
            <text:p>1,17</text:p>
          </table:table-cell>
          <table:table-cell table:style-name="ce43" table:formula="of:=[.$B$25]*[.G15]/SQRT([.$B$23])" office:value-type="float" office:value="0.839618865914767" calcext:value-type="float">
            <text:p>0,84</text:p>
          </table:table-cell>
          <table:table-cell table:style-name="ce43" table:formula="of:=AVERAGE([$Dados_Novos.F132:$Dados_Novos.F141])" office:value-type="float" office:value="2.9" calcext:value-type="float">
            <text:p>2,90</text:p>
          </table:table-cell>
          <table:table-cell table:style-name="ce43" table:formula="of:=STDEV([$Dados_Novos.F132:$Dados_Novos.F141])" office:value-type="float" office:value="1.3703203194063" calcext:value-type="float">
            <text:p>1,37</text:p>
          </table:table-cell>
          <table:table-cell table:style-name="ce43" table:formula="of:=[.$B$25]*[.J15]/SQRT([.$B$23])" office:value-type="float" office:value="0.9802" calcext:value-type="float">
            <text:p>0,98</text:p>
          </table:table-cell>
          <table:table-cell table:style-name="ce43" table:formula="of:=AVERAGE([$Dados_Novos.G132:$Dados_Novos.G141])" office:value-type="float" office:value="123566.5" calcext:value-type="float">
            <text:p>123566,50</text:p>
          </table:table-cell>
          <table:table-cell table:style-name="ce43" table:formula="of:=STDEV([$Dados_Novos.G132:$Dados_Novos.G141])" office:value-type="float" office:value="48731.9849271959" calcext:value-type="float">
            <text:p>48731,98</text:p>
          </table:table-cell>
          <table:table-cell table:style-name="ce43" table:formula="of:=[.$B$25]*[.M15]/SQRT([.$B$23])" office:value-type="float" office:value="34858.3400166852" calcext:value-type="float">
            <text:p>34858,34</text:p>
          </table:table-cell>
          <table:table-cell table:style-name="ce43" table:formula="of:=AVERAGE([$Dados_Novos.H132:$Dados_Novos.H141])" office:value-type="float" office:value="1713.6" calcext:value-type="float">
            <text:p>1713,60</text:p>
          </table:table-cell>
          <table:table-cell table:style-name="ce43" table:formula="of:=STDEV([$Dados_Novos.H132:$Dados_Novos.H141])" office:value-type="float" office:value="2807.65106252342" calcext:value-type="float">
            <text:p>2807,65</text:p>
          </table:table-cell>
          <table:table-cell table:style-name="ce55" table:formula="of:=[.$B$25]*[.P15]/SQRT([.$B$23])" office:value-type="float" office:value="2008.33303900639" calcext:value-type="float">
            <text:p>2008,33</text:p>
          </table:table-cell>
        </table:table-row>
        <table:table-row table:style-name="ro1">
          <table:table-cell table:style-name="ce37" table:formula="of:=[$Dados_Novos.A142]" office:value-type="string" office:string-value="BI" calcext:value-type="string">
            <text:p>BI</text:p>
          </table:table-cell>
          <table:table-cell table:style-name="ce38" table:formula="of:=[$Dados_Novos.B142]" office:value-type="string" office:string-value="NÃO" calcext:value-type="string">
            <text:p>NÃO</text:p>
          </table:table-cell>
          <table:table-cell table:style-name="ce45" table:formula="of:=AVERAGE([$Dados_Novos.D142:$Dados_Novos.D151])" office:value-type="float" office:value="4.3" calcext:value-type="float">
            <text:p>4,30</text:p>
          </table:table-cell>
          <table:table-cell table:style-name="ce45" table:formula="of:=STDEV([$Dados_Novos.D142:$Dados_Novos.D151])" office:value-type="float" office:value="1.82878222991269" calcext:value-type="float">
            <text:p>1,83</text:p>
          </table:table-cell>
          <table:table-cell table:style-name="ce45" table:formula="of:=[.$B$25]*[.D16]/SQRT([.$B$23])" office:value-type="float" office:value="1.30814110859647" calcext:value-type="float">
            <text:p>1,31</text:p>
          </table:table-cell>
          <table:table-cell table:style-name="ce45" table:formula="of:=AVERAGE([$Dados_Novos.E142:$Dados_Novos.E151])" office:value-type="float" office:value="4.3" calcext:value-type="float">
            <text:p>4,30</text:p>
          </table:table-cell>
          <table:table-cell table:style-name="ce45" table:formula="of:=STDEV([$Dados_Novos.E142:$Dados_Novos.E151])" office:value-type="float" office:value="1.82878222991269" calcext:value-type="float">
            <text:p>1,83</text:p>
          </table:table-cell>
          <table:table-cell table:style-name="ce45" table:formula="of:=[.$B$25]*[.G16]/SQRT([.$B$23])" office:value-type="float" office:value="1.30814110859647" calcext:value-type="float">
            <text:p>1,31</text:p>
          </table:table-cell>
          <table:table-cell table:style-name="ce45" table:formula="of:=AVERAGE([$Dados_Novos.F142:$Dados_Novos.F151])" office:value-type="float" office:value="6.5" calcext:value-type="float">
            <text:p>6,50</text:p>
          </table:table-cell>
          <table:table-cell table:style-name="ce45" table:formula="of:=STDEV([$Dados_Novos.F142:$Dados_Novos.F151])" office:value-type="float" office:value="3.43996124009172" calcext:value-type="float">
            <text:p>3,44</text:p>
          </table:table-cell>
          <table:table-cell table:style-name="ce45" table:formula="of:=[.$B$25]*[.J16]/SQRT([.$B$23])" office:value-type="float" office:value="2.46062906590977" calcext:value-type="float">
            <text:p>2,46</text:p>
          </table:table-cell>
          <table:table-cell table:style-name="ce45" table:formula="of:=AVERAGE([$Dados_Novos.G142:$Dados_Novos.G151])" office:value-type="float" office:value="188869.8" calcext:value-type="float">
            <text:p>188869,80</text:p>
          </table:table-cell>
          <table:table-cell table:style-name="ce45" table:formula="of:=STDEV([$Dados_Novos.G142:$Dados_Novos.G151])" office:value-type="float" office:value="72500.0900272238" calcext:value-type="float">
            <text:p>72500,09</text:p>
          </table:table-cell>
          <table:table-cell table:style-name="ce45" table:formula="of:=[.$B$25]*[.M16]/SQRT([.$B$23])" office:value-type="float" office:value="51859.8368850533" calcext:value-type="float">
            <text:p>51859,84</text:p>
          </table:table-cell>
          <table:table-cell table:style-name="ce45" table:formula="of:=AVERAGE([$Dados_Novos.H142:$Dados_Novos.H151])" office:value-type="float" office:value="188869.8" calcext:value-type="float">
            <text:p>188869,80</text:p>
          </table:table-cell>
          <table:table-cell table:style-name="ce45" table:formula="of:=STDEV([$Dados_Novos.H142:$Dados_Novos.H151])" office:value-type="float" office:value="72500.0900272238" calcext:value-type="float">
            <text:p>72500,09</text:p>
          </table:table-cell>
          <table:table-cell table:style-name="ce56" table:formula="of:=[.$B$25]*[.P16]/SQRT([.$B$23])" office:value-type="float" office:value="51859.8368850533" calcext:value-type="float">
            <text:p>51859,84</text:p>
          </table:table-cell>
        </table:table-row>
        <table:table-row table:style-name="ro2" table:number-rows-repeated="5">
          <table:table-cell table:number-columns-repeated="17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Valo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nfiança</text:p>
          </table:table-cell>
          <table:table-cell table:style-name="ce39" office:value-type="percentage" office:value="0.95" calcext:value-type="percentage">
            <text:p>95%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_Crítico</text:p>
          </table:table-cell>
          <table:table-cell office:value-type="float" office:value="2.262" calcext:value-type="float">
            <text:p>2,262</text:p>
          </table:table-cell>
          <table:table-cell table:number-columns-repeated="15"/>
        </table:table-row>
      </table:table>
      <table:table table:name="Gráficos" table:style-name="ta1">
        <table:shapes>
          <draw:frame draw:z-index="0" draw:style-name="gr1" draw:text-style-name="P1" svg:width="201mm" svg:height="119mm" svg:x="696.28mm" svg:y="38.05mm">
            <draw:object draw:notify-on-update-of-ranges="Gráficos.A2:Gráficos.B16 Gráficos.C1:Gráficos.C1 Gráficos.C2:Gráficos.C16 Gráficos.E2:Gráficos.E16 Gráficos.D2:Gráficos.D16 Gráficos.E2:Gráficos.E16 Gráficos.D2:Gráficos.D16 Gráficos.F1:Gráficos.F1 Gráficos.F2:Gráficos.F16 Gráficos.G2:Gráficos.G16 Gráficos.G2:Gráficos.G16 Gráficos.H1:Gráficos.H1 Gráficos.H2:Gráficos.H16 Gráficos.I2:Gráficos.I16 Gráficos.I2:Gráficos.I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00.17mm" svg:height="168.84mm" svg:x="378.22mm" svg:y="33.12mm">
            <draw:object draw:notify-on-update-of-ranges="Gráficos.A4:Gráficos.B16 Gráficos.C1:Gráficos.C1 Gráficos.C4:Gráficos.C16 Gráficos.E4:Gráficos.E16 Gráficos.D4:Gráficos.D16 Gráficos.E2:Gráficos.E16 Gráficos.D2:Gráficos.D16 Gráficos.F1:Gráficos.F1 Gráficos.F4:Gráficos.F16 Gráficos.G4:Gráficos.G17 Gráficos.G4:Gráficos.G17 Gráficos.H1:Gráficos.H1 Gráficos.H4:Gráficos.H16 Gráficos.I4:Gráficos.I16 Gráficos.I4:Gráficos.I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01.39mm" svg:height="119.15mm" svg:x="699.3mm" svg:y="258.92mm">
            <draw:object draw:notify-on-update-of-ranges="Gráficos.A2:Gráficos.B16 Gráficos.J1:Gráficos.J1 Gráficos.J2:Gráficos.J16 Gráficos.K2:Gráficos.K16 Gráficos.K2:Gráficos.K16 Gráficos.L1:Gráficos.L1 Gráficos.L2:Gráficos.L16 Gráficos.N2:Gráficos.N16 Gráficos.M2:Gráficos.M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296.23mm" svg:height="166.62mm" svg:x="379.36mm" svg:y="221.51mm">
            <draw:object draw:notify-on-update-of-ranges="Gráficos.A4:Gráficos.B16 Gráficos.J1:Gráficos.J1 Gráficos.J4:Gráficos.J16 Gráficos.K4:Gráficos.K16 Gráficos.K4:Gráficos.K16 Gráficos.L1:Gráficos.L1 Gráficos.L4:Gráficos.L16 Gráficos.N4:Gráficos.N16 Gráficos.M4:Gráficos.M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2" table:default-cell-style-name="ce31"/>
        <table:table-column table:style-name="co25" table:default-cell-style-name="ce35"/>
        <table:table-column table:style-name="co2" table:default-cell-style-name="ce42"/>
        <table:table-column table:style-name="co26" table:default-cell-style-name="ce42"/>
        <table:table-column table:style-name="co27" table:default-cell-style-name="ce42"/>
        <table:table-column table:style-name="co3" table:default-cell-style-name="ce42"/>
        <table:table-column table:style-name="co28" table:default-cell-style-name="ce42"/>
        <table:table-column table:style-name="co4" table:default-cell-style-name="ce42"/>
        <table:table-column table:style-name="co29" table:default-cell-style-name="ce42"/>
        <table:table-column table:style-name="co30" table:default-cell-style-name="ce42"/>
        <table:table-column table:style-name="co26" table:default-cell-style-name="ce42"/>
        <table:table-column table:style-name="co30" table:default-cell-style-name="ce42"/>
        <table:table-column table:style-name="co31" table:default-cell-style-name="ce42"/>
        <table:table-column table:style-name="co29" table:default-cell-style-name="ce60"/>
        <table:table-row table:style-name="ro1">
          <table:table-cell table:style-name="ce44" table:formula="of:=[$Estatisticas_Novos_Bruto.A1]" office:value-type="string" office:string-value="Semente" calcext:value-type="string">
            <text:p>Semente</text:p>
          </table:table-cell>
          <table:table-cell table:style-name="ce44" table:formula="of:=[$Estatisticas_Novos_Bruto.B1]" office:value-type="string" office:string-value="Regra" calcext:value-type="string">
            <text:p>Regra</text:p>
          </table:table-cell>
          <table:table-cell table:style-name="ce44" table:formula="of:=[$Estatisticas_Novos_Bruto.C1]" office:value-type="string" office:string-value="QNC" calcext:value-type="string">
            <text:p>QNC</text:p>
          </table:table-cell>
          <table:table-cell table:style-name="ce44" table:formula="of:=[$Estatisticas_Novos_Bruto.E1]" office:value-type="string" office:string-value="ERR_QNC" calcext:value-type="string">
            <text:p>ERR_QNC</text:p>
          </table:table-cell>
          <table:table-cell table:style-name="ce44" office:value-type="string" calcext:value-type="string">
            <text:p>MAX_QNC</text:p>
          </table:table-cell>
          <table:table-cell table:style-name="ce44" table:formula="of:=[$Estatisticas_Novos_Bruto.F1]" office:value-type="string" office:string-value="QNI" calcext:value-type="string">
            <text:p>QNI</text:p>
          </table:table-cell>
          <table:table-cell table:style-name="ce44" table:formula="of:=[$Estatisticas_Novos_Bruto.H1]" office:value-type="string" office:string-value="ERR_QNI" calcext:value-type="string">
            <text:p>ERR_QNI</text:p>
          </table:table-cell>
          <table:table-cell table:style-name="ce44" table:formula="of:=[$Estatisticas_Novos_Bruto.I1]" office:value-type="string" office:string-value="QNE" calcext:value-type="string">
            <text:p>QNE</text:p>
          </table:table-cell>
          <table:table-cell table:style-name="ce44" table:formula="of:=[$Estatisticas_Novos_Bruto.K1]" office:value-type="string" office:string-value="ERR_QNE" calcext:value-type="string">
            <text:p>ERR_QNE</text:p>
          </table:table-cell>
          <table:table-cell table:style-name="ce44" table:formula="of:=[$Estatisticas_Novos_Bruto.L1]" office:value-type="string" office:string-value="QDG" calcext:value-type="string">
            <text:p>QDG</text:p>
          </table:table-cell>
          <table:table-cell table:style-name="ce44" table:formula="of:=[$Estatisticas_Novos_Bruto.N1]" office:value-type="string" office:string-value="ERR_QDG" calcext:value-type="string">
            <text:p>ERR_QDG</text:p>
          </table:table-cell>
          <table:table-cell table:style-name="ce44" table:formula="of:=[$Estatisticas_Novos_Bruto.O1]" office:value-type="string" office:string-value="QDT" calcext:value-type="string">
            <text:p>QDT</text:p>
          </table:table-cell>
          <table:table-cell table:style-name="ce44" table:formula="of:=[$Estatisticas_Novos_Bruto.Q1]" office:value-type="string" office:string-value="ERR_QDT" calcext:value-type="string">
            <text:p>ERR_QDT</text:p>
          </table:table-cell>
          <table:table-cell table:style-name="ce44" office:value-type="string" calcext:value-type="string">
            <text:p>MAX_QDT</text:p>
          </table:table-cell>
        </table:table-row>
        <table:table-row table:style-name="ro1">
          <table:table-cell table:formula="of:=[$Estatisticas_Novos_Bruto.A10]" office:value-type="string" office:string-value="TII" calcext:value-type="string">
            <text:p>TII</text:p>
          </table:table-cell>
          <table:table-cell table:formula="of:=[$Estatisticas_Novos_Bruto.B10]" office:value-type="string" office:string-value="NÃO" calcext:value-type="string">
            <text:p>NÃO</text:p>
          </table:table-cell>
          <table:table-cell table:formula="of:=[$Estatisticas_Novos_Bruto.C10]" office:value-type="float" office:value="111.9" calcext:value-type="float">
            <text:p>111,90</text:p>
          </table:table-cell>
          <table:table-cell table:formula="of:=[$Estatisticas_Novos_Bruto.E10]" office:value-type="float" office:value="0.2262" calcext:value-type="float">
            <text:p>0,23</text:p>
          </table:table-cell>
          <table:table-cell table:formula="of:=[.C2]+[.D2]-112" office:value-type="float" office:value="0.126200000000011" calcext:value-type="float">
            <text:p>0,13</text:p>
          </table:table-cell>
          <table:table-cell table:formula="of:=[$Estatisticas_Novos_Bruto.F10]" office:value-type="float" office:value="14.3" calcext:value-type="float">
            <text:p>14,30</text:p>
          </table:table-cell>
          <table:table-cell table:formula="of:=[$Estatisticas_Novos_Bruto.H10]" office:value-type="float" office:value="2.02459881458031" calcext:value-type="float">
            <text:p>2,02</text:p>
          </table:table-cell>
          <table:table-cell table:formula="of:=[$Estatisticas_Novos_Bruto.I10]" office:value-type="float" office:value="19.7" calcext:value-type="float">
            <text:p>19,70</text:p>
          </table:table-cell>
          <table:table-cell table:formula="of:=[$Estatisticas_Novos_Bruto.K10]" office:value-type="float" office:value="2.95987019309969" calcext:value-type="float">
            <text:p>2,96</text:p>
          </table:table-cell>
          <table:table-cell table:formula="of:=[$Estatisticas_Novos_Bruto.L10]" office:value-type="float" office:value="2831979.5" calcext:value-type="float">
            <text:p>2831979,50</text:p>
          </table:table-cell>
          <table:table-cell table:formula="of:=[$Estatisticas_Novos_Bruto.N10]" office:value-type="float" office:value="391276.150374981" calcext:value-type="float">
            <text:p>391276,15</text:p>
          </table:table-cell>
          <table:table-cell table:formula="of:=[$Estatisticas_Novos_Bruto.O10]" office:value-type="float" office:value="2831979.5" calcext:value-type="float">
            <text:p>2831979,50</text:p>
          </table:table-cell>
          <table:table-cell table:formula="of:=[$Estatisticas_Novos_Bruto.Q10]" office:value-type="float" office:value="391276.150374981" calcext:value-type="float">
            <text:p>391276,15</text:p>
          </table:table-cell>
          <table:table-cell table:formula="of:=[.M2]" office:value-type="float" office:value="391276.150374981" calcext:value-type="float">
            <text:p>391276,15</text:p>
          </table:table-cell>
        </table:table-row>
        <table:table-row table:style-name="ro1">
          <table:table-cell table:style-name="ce33" table:formula="of:=[$Estatisticas_Novos_Bruto.A9]" office:value-type="string" office:string-value="TII" calcext:value-type="string">
            <text:p>TII</text:p>
          </table:table-cell>
          <table:table-cell table:style-name="ce36" table:formula="of:=[$Estatisticas_Novos_Bruto.B9]" office:value-type="string" office:string-value="MUD" calcext:value-type="string">
            <text:p>MUD</text:p>
          </table:table-cell>
          <table:table-cell table:style-name="ce43" table:formula="of:=[$Estatisticas_Novos_Bruto.C9]" office:value-type="float" office:value="40" calcext:value-type="float">
            <text:p>40,00</text:p>
          </table:table-cell>
          <table:table-cell table:style-name="ce43" table:formula="of:=[$Estatisticas_Novos_Bruto.E9]" office:value-type="float" office:value="0" calcext:value-type="float">
            <text:p>0,00</text:p>
          </table:table-cell>
          <table:table-cell table:style-name="ce43" table:formula="of:=[.D3]" office:value-type="float" office:value="0" calcext:value-type="float">
            <text:p>0,00</text:p>
          </table:table-cell>
          <table:table-cell table:style-name="ce43" table:formula="of:=[$Estatisticas_Novos_Bruto.F9]" office:value-type="float" office:value="1.1" calcext:value-type="float">
            <text:p>1,10</text:p>
          </table:table-cell>
          <table:table-cell table:style-name="ce43" table:formula="of:=[$Estatisticas_Novos_Bruto.H9]" office:value-type="float" office:value="0.5278" calcext:value-type="float">
            <text:p>0,53</text:p>
          </table:table-cell>
          <table:table-cell table:style-name="ce43" table:formula="of:=[$Estatisticas_Novos_Bruto.I9]" office:value-type="float" office:value="1.4" calcext:value-type="float">
            <text:p>1,40</text:p>
          </table:table-cell>
          <table:table-cell table:style-name="ce43" table:formula="of:=[$Estatisticas_Novos_Bruto.K9]" office:value-type="float" office:value="0.500147018385594" calcext:value-type="float">
            <text:p>0,50</text:p>
          </table:table-cell>
          <table:table-cell table:style-name="ce43" table:formula="of:=[$Estatisticas_Novos_Bruto.L9]" office:value-type="float" office:value="1342366.9" calcext:value-type="float">
            <text:p>1342366,90</text:p>
          </table:table-cell>
          <table:table-cell table:style-name="ce43" table:formula="of:=[$Estatisticas_Novos_Bruto.N9]" office:value-type="float" office:value="42549.3134001266" calcext:value-type="float">
            <text:p>42549,31</text:p>
          </table:table-cell>
          <table:table-cell table:style-name="ce43" table:formula="of:=[$Estatisticas_Novos_Bruto.O9]" office:value-type="float" office:value="8244.8" calcext:value-type="float">
            <text:p>8244,80</text:p>
          </table:table-cell>
          <table:table-cell table:style-name="ce43" table:formula="of:=[$Estatisticas_Novos_Bruto.Q9]" office:value-type="float" office:value="848.316738103499" calcext:value-type="float">
            <text:p>848,32</text:p>
          </table:table-cell>
          <table:table-cell table:style-name="ce61" table:formula="of:=[.M3]" office:value-type="float" office:value="848.316738103499" calcext:value-type="float">
            <text:p>848,32</text:p>
          </table:table-cell>
        </table:table-row>
        <table:table-row table:style-name="ro1">
          <table:table-cell table:style-name="ce33" table:formula="of:=[$Estatisticas_Novos_Bruto.A13]" office:value-type="string" office:string-value="NNI" calcext:value-type="string">
            <text:p>NNI</text:p>
          </table:table-cell>
          <table:table-cell table:style-name="ce36" table:formula="of:=[$Estatisticas_Novos_Bruto.B13]" office:value-type="string" office:string-value="NÃO" calcext:value-type="string">
            <text:p>NÃO</text:p>
          </table:table-cell>
          <table:table-cell table:style-name="ce43" table:formula="of:=[$Estatisticas_Novos_Bruto.C13]" office:value-type="float" office:value="5.4" calcext:value-type="float">
            <text:p>5,40</text:p>
          </table:table-cell>
          <table:table-cell table:style-name="ce43" table:formula="of:=[$Estatisticas_Novos_Bruto.E13]" office:value-type="float" office:value="2.45947356968925" calcext:value-type="float">
            <text:p>2,46</text:p>
          </table:table-cell>
          <table:table-cell table:style-name="ce43" table:formula="of:=[.D4]" office:value-type="float" office:value="2.45947356968925" calcext:value-type="float">
            <text:p>2,46</text:p>
          </table:table-cell>
          <table:table-cell table:style-name="ce43" table:formula="of:=[$Estatisticas_Novos_Bruto.F13]" office:value-type="float" office:value="5.4" calcext:value-type="float">
            <text:p>5,40</text:p>
          </table:table-cell>
          <table:table-cell table:style-name="ce43" table:formula="of:=[$Estatisticas_Novos_Bruto.H13]" office:value-type="float" office:value="2.45947356968925" calcext:value-type="float">
            <text:p>2,46</text:p>
          </table:table-cell>
          <table:table-cell table:style-name="ce43" table:formula="of:=[$Estatisticas_Novos_Bruto.I13]" office:value-type="float" office:value="7.5" calcext:value-type="float">
            <text:p>7,50</text:p>
          </table:table-cell>
          <table:table-cell table:style-name="ce43" table:formula="of:=[$Estatisticas_Novos_Bruto.K13]" office:value-type="float" office:value="2.41397783751218" calcext:value-type="float">
            <text:p>2,41</text:p>
          </table:table-cell>
          <table:table-cell table:style-name="ce43" table:formula="of:=[$Estatisticas_Novos_Bruto.L13]" office:value-type="float" office:value="259563.2" calcext:value-type="float">
            <text:p>259563,20</text:p>
          </table:table-cell>
          <table:table-cell table:style-name="ce43" table:formula="of:=[$Estatisticas_Novos_Bruto.N13]" office:value-type="float" office:value="105941.044717307" calcext:value-type="float">
            <text:p>105941,04</text:p>
          </table:table-cell>
          <table:table-cell table:style-name="ce43" table:formula="of:=[$Estatisticas_Novos_Bruto.O13]" office:value-type="float" office:value="259563.2" calcext:value-type="float">
            <text:p>259563,20</text:p>
          </table:table-cell>
          <table:table-cell table:style-name="ce43" table:formula="of:=[$Estatisticas_Novos_Bruto.Q13]" office:value-type="float" office:value="105941.044717307" calcext:value-type="float">
            <text:p>105941,04</text:p>
          </table:table-cell>
          <table:table-cell table:style-name="ce61" table:formula="of:=[.M4]" office:value-type="float" office:value="105941.044717307" calcext:value-type="float">
            <text:p>105941,04</text:p>
          </table:table-cell>
        </table:table-row>
        <table:table-row table:style-name="ro1">
          <table:table-cell table:formula="of:=[$Estatisticas_Novos_Bruto.A16]" office:value-type="string" office:string-value="BI" calcext:value-type="string">
            <text:p>BI</text:p>
          </table:table-cell>
          <table:table-cell table:formula="of:=[$Estatisticas_Novos_Bruto.B16]" office:value-type="string" office:string-value="NÃO" calcext:value-type="string">
            <text:p>NÃO</text:p>
          </table:table-cell>
          <table:table-cell table:formula="of:=[$Estatisticas_Novos_Bruto.C16]" office:value-type="float" office:value="4.3" calcext:value-type="float">
            <text:p>4,30</text:p>
          </table:table-cell>
          <table:table-cell table:formula="of:=[$Estatisticas_Novos_Bruto.E16]" office:value-type="float" office:value="1.30814110859647" calcext:value-type="float">
            <text:p>1,31</text:p>
          </table:table-cell>
          <table:table-cell table:formula="of:=[.D5]" office:value-type="float" office:value="1.30814110859647" calcext:value-type="float">
            <text:p>1,31</text:p>
          </table:table-cell>
          <table:table-cell table:formula="of:=[$Estatisticas_Novos_Bruto.F16]" office:value-type="float" office:value="4.3" calcext:value-type="float">
            <text:p>4,30</text:p>
          </table:table-cell>
          <table:table-cell table:formula="of:=[$Estatisticas_Novos_Bruto.H16]" office:value-type="float" office:value="1.30814110859647" calcext:value-type="float">
            <text:p>1,31</text:p>
          </table:table-cell>
          <table:table-cell table:formula="of:=[$Estatisticas_Novos_Bruto.I16]" office:value-type="float" office:value="6.5" calcext:value-type="float">
            <text:p>6,50</text:p>
          </table:table-cell>
          <table:table-cell table:formula="of:=[$Estatisticas_Novos_Bruto.K16]" office:value-type="float" office:value="2.46062906590977" calcext:value-type="float">
            <text:p>2,46</text:p>
          </table:table-cell>
          <table:table-cell table:formula="of:=[$Estatisticas_Novos_Bruto.L16]" office:value-type="float" office:value="188869.8" calcext:value-type="float">
            <text:p>188869,80</text:p>
          </table:table-cell>
          <table:table-cell table:formula="of:=[$Estatisticas_Novos_Bruto.N16]" office:value-type="float" office:value="51859.8368850533" calcext:value-type="float">
            <text:p>51859,84</text:p>
          </table:table-cell>
          <table:table-cell table:formula="of:=[$Estatisticas_Novos_Bruto.O16]" office:value-type="float" office:value="188869.8" calcext:value-type="float">
            <text:p>188869,80</text:p>
          </table:table-cell>
          <table:table-cell table:formula="of:=[$Estatisticas_Novos_Bruto.Q16]" office:value-type="float" office:value="51859.8368850533" calcext:value-type="float">
            <text:p>51859,84</text:p>
          </table:table-cell>
          <table:table-cell table:formula="of:=[.M5]" office:value-type="float" office:value="51859.8368850533" calcext:value-type="float">
            <text:p>51859,84</text:p>
          </table:table-cell>
        </table:table-row>
        <table:table-row table:style-name="ro1">
          <table:table-cell table:formula="of:=[$Estatisticas_Novos_Bruto.A4]" office:value-type="string" office:string-value="INI" calcext:value-type="string">
            <text:p>INI</text:p>
          </table:table-cell>
          <table:table-cell table:formula="of:=[$Estatisticas_Novos_Bruto.B4]" office:value-type="string" office:string-value="NÃO" calcext:value-type="string">
            <text:p>NÃO</text:p>
          </table:table-cell>
          <table:table-cell table:formula="of:=[$Estatisticas_Novos_Bruto.C4]" office:value-type="float" office:value="4" calcext:value-type="float">
            <text:p>4,00</text:p>
          </table:table-cell>
          <table:table-cell table:formula="of:=[$Estatisticas_Novos_Bruto.E4]" office:value-type="float" office:value="1.54524017550671" calcext:value-type="float">
            <text:p>1,55</text:p>
          </table:table-cell>
          <table:table-cell table:formula="of:=[.D6]" office:value-type="float" office:value="1.54524017550671" calcext:value-type="float">
            <text:p>1,55</text:p>
          </table:table-cell>
          <table:table-cell table:formula="of:=[$Estatisticas_Novos_Bruto.F4]" office:value-type="float" office:value="3.1" calcext:value-type="float">
            <text:p>3,10</text:p>
          </table:table-cell>
          <table:table-cell table:formula="of:=[$Estatisticas_Novos_Bruto.H4]" office:value-type="float" office:value="1.52487063057821" calcext:value-type="float">
            <text:p>1,52</text:p>
          </table:table-cell>
          <table:table-cell table:formula="of:=[$Estatisticas_Novos_Bruto.I4]" office:value-type="float" office:value="5" calcext:value-type="float">
            <text:p>5,00</text:p>
          </table:table-cell>
          <table:table-cell table:formula="of:=[$Estatisticas_Novos_Bruto.K4]" office:value-type="float" office:value="2.10580739860036" calcext:value-type="float">
            <text:p>2,11</text:p>
          </table:table-cell>
          <table:table-cell table:formula="of:=[$Estatisticas_Novos_Bruto.L4]" office:value-type="float" office:value="144572.9" calcext:value-type="float">
            <text:p>144572,90</text:p>
          </table:table-cell>
          <table:table-cell table:formula="of:=[$Estatisticas_Novos_Bruto.N4]" office:value-type="float" office:value="61781.230016642" calcext:value-type="float">
            <text:p>61781,23</text:p>
          </table:table-cell>
          <table:table-cell table:formula="of:=[$Estatisticas_Novos_Bruto.O4]" office:value-type="float" office:value="144572.9" calcext:value-type="float">
            <text:p>144572,90</text:p>
          </table:table-cell>
          <table:table-cell table:formula="of:=[$Estatisticas_Novos_Bruto.Q4]" office:value-type="float" office:value="61781.230016642" calcext:value-type="float">
            <text:p>61781,23</text:p>
          </table:table-cell>
          <table:table-cell table:formula="of:=[.M6]" office:value-type="float" office:value="61781.230016642" calcext:value-type="float">
            <text:p>61781,23</text:p>
          </table:table-cell>
        </table:table-row>
        <table:table-row table:style-name="ro1">
          <table:table-cell table:style-name="ce33" table:formula="of:=[$Estatisticas_Novos_Bruto.A7]" office:value-type="string" office:string-value="IEI" calcext:value-type="string">
            <text:p>IEI</text:p>
          </table:table-cell>
          <table:table-cell table:style-name="ce36" table:formula="of:=[$Estatisticas_Novos_Bruto.B7]" office:value-type="string" office:string-value="NÃO" calcext:value-type="string">
            <text:p>NÃO</text:p>
          </table:table-cell>
          <table:table-cell table:style-name="ce43" table:formula="of:=[$Estatisticas_Novos_Bruto.C7]" office:value-type="float" office:value="3.7" calcext:value-type="float">
            <text:p>3,70</text:p>
          </table:table-cell>
          <table:table-cell table:style-name="ce43" table:formula="of:=[$Estatisticas_Novos_Bruto.E7]" office:value-type="float" office:value="1.35090205418454" calcext:value-type="float">
            <text:p>1,35</text:p>
          </table:table-cell>
          <table:table-cell table:style-name="ce43" table:formula="of:=[.D7]" office:value-type="float" office:value="1.35090205418454" calcext:value-type="float">
            <text:p>1,35</text:p>
          </table:table-cell>
          <table:table-cell table:style-name="ce43" table:formula="of:=[$Estatisticas_Novos_Bruto.F7]" office:value-type="float" office:value="3" calcext:value-type="float">
            <text:p>3,00</text:p>
          </table:table-cell>
          <table:table-cell table:style-name="ce43" table:formula="of:=[$Estatisticas_Novos_Bruto.H7]" office:value-type="float" office:value="1.58160374304059" calcext:value-type="float">
            <text:p>1,58</text:p>
          </table:table-cell>
          <table:table-cell table:style-name="ce43" table:formula="of:=[$Estatisticas_Novos_Bruto.I7]" office:value-type="float" office:value="3.9" calcext:value-type="float">
            <text:p>3,90</text:p>
          </table:table-cell>
          <table:table-cell table:style-name="ce43" table:formula="of:=[$Estatisticas_Novos_Bruto.K7]" office:value-type="float" office:value="2.06353697325732" calcext:value-type="float">
            <text:p>2,06</text:p>
          </table:table-cell>
          <table:table-cell table:style-name="ce43" table:formula="of:=[$Estatisticas_Novos_Bruto.L7]" office:value-type="float" office:value="144753.8" calcext:value-type="float">
            <text:p>144753,80</text:p>
          </table:table-cell>
          <table:table-cell table:style-name="ce43" table:formula="of:=[$Estatisticas_Novos_Bruto.N7]" office:value-type="float" office:value="54906.1414435758" calcext:value-type="float">
            <text:p>54906,14</text:p>
          </table:table-cell>
          <table:table-cell table:style-name="ce43" table:formula="of:=[$Estatisticas_Novos_Bruto.O7]" office:value-type="float" office:value="144753.8" calcext:value-type="float">
            <text:p>144753,80</text:p>
          </table:table-cell>
          <table:table-cell table:style-name="ce43" table:formula="of:=[$Estatisticas_Novos_Bruto.Q7]" office:value-type="float" office:value="54906.1414435758" calcext:value-type="float">
            <text:p>54906,14</text:p>
          </table:table-cell>
          <table:table-cell table:style-name="ce61" table:formula="of:=[.M7]" office:value-type="float" office:value="54906.1414435758" calcext:value-type="float">
            <text:p>54906,14</text:p>
          </table:table-cell>
        </table:table-row>
        <table:table-row table:style-name="ro1">
          <table:table-cell table:formula="of:=[$Estatisticas_Novos_Bruto.A15]" office:value-type="string" office:string-value="BI" calcext:value-type="string">
            <text:p>BI</text:p>
          </table:table-cell>
          <table:table-cell table:formula="of:=[$Estatisticas_Novos_Bruto.B15]" office:value-type="string" office:string-value="MUD" calcext:value-type="string">
            <text:p>MUD</text:p>
          </table:table-cell>
          <table:table-cell table:formula="of:=[$Estatisticas_Novos_Bruto.C15]" office:value-type="float" office:value="2.6" calcext:value-type="float">
            <text:p>2,60</text:p>
          </table:table-cell>
          <table:table-cell table:formula="of:=[$Estatisticas_Novos_Bruto.E15]" office:value-type="float" office:value="0.839618865914767" calcext:value-type="float">
            <text:p>0,84</text:p>
          </table:table-cell>
          <table:table-cell table:formula="of:=[.D8]" office:value-type="float" office:value="0.839618865914767" calcext:value-type="float">
            <text:p>0,84</text:p>
          </table:table-cell>
          <table:table-cell table:formula="of:=[$Estatisticas_Novos_Bruto.F15]" office:value-type="float" office:value="2.6" calcext:value-type="float">
            <text:p>2,60</text:p>
          </table:table-cell>
          <table:table-cell table:formula="of:=[$Estatisticas_Novos_Bruto.H15]" office:value-type="float" office:value="0.839618865914767" calcext:value-type="float">
            <text:p>0,84</text:p>
          </table:table-cell>
          <table:table-cell table:formula="of:=[$Estatisticas_Novos_Bruto.I15]" office:value-type="float" office:value="2.9" calcext:value-type="float">
            <text:p>2,90</text:p>
          </table:table-cell>
          <table:table-cell table:formula="of:=[$Estatisticas_Novos_Bruto.K15]" office:value-type="float" office:value="0.9802" calcext:value-type="float">
            <text:p>0,98</text:p>
          </table:table-cell>
          <table:table-cell table:formula="of:=[$Estatisticas_Novos_Bruto.L15]" office:value-type="float" office:value="123566.5" calcext:value-type="float">
            <text:p>123566,50</text:p>
          </table:table-cell>
          <table:table-cell table:formula="of:=[$Estatisticas_Novos_Bruto.N15]" office:value-type="float" office:value="34858.3400166852" calcext:value-type="float">
            <text:p>34858,34</text:p>
          </table:table-cell>
          <table:table-cell table:formula="of:=[$Estatisticas_Novos_Bruto.O15]" office:value-type="float" office:value="1713.6" calcext:value-type="float">
            <text:p>1713,60</text:p>
          </table:table-cell>
          <table:table-cell table:formula="of:=[.L8]" office:value-type="float" office:value="1713.6" calcext:value-type="float">
            <text:p>1713,60</text:p>
          </table:table-cell>
          <table:table-cell table:formula="of:=[$Estatisticas_Novos_Bruto.Q15]" office:value-type="float" office:value="2008.33303900639" calcext:value-type="float">
            <text:p>2008,33</text:p>
          </table:table-cell>
        </table:table-row>
        <table:table-row table:style-name="ro1">
          <table:table-cell table:formula="of:=[$Estatisticas_Novos_Bruto.A6]" office:value-type="string" office:string-value="IEI" calcext:value-type="string">
            <text:p>IEI</text:p>
          </table:table-cell>
          <table:table-cell table:formula="of:=[$Estatisticas_Novos_Bruto.B6]" office:value-type="string" office:string-value="MUD" calcext:value-type="string">
            <text:p>MUD</text:p>
          </table:table-cell>
          <table:table-cell table:formula="of:=[$Estatisticas_Novos_Bruto.C6]" office:value-type="float" office:value="2.4" calcext:value-type="float">
            <text:p>2,40</text:p>
          </table:table-cell>
          <table:table-cell table:formula="of:=[$Estatisticas_Novos_Bruto.E6]" office:value-type="float" office:value="0.691052414799341" calcext:value-type="float">
            <text:p>0,69</text:p>
          </table:table-cell>
          <table:table-cell table:formula="of:=[.D9]" office:value-type="float" office:value="0.691052414799341" calcext:value-type="float">
            <text:p>0,69</text:p>
          </table:table-cell>
          <table:table-cell table:formula="of:=[$Estatisticas_Novos_Bruto.F6]" office:value-type="float" office:value="1.9" calcext:value-type="float">
            <text:p>1,90</text:p>
          </table:table-cell>
          <table:table-cell table:formula="of:=[$Estatisticas_Novos_Bruto.H6]" office:value-type="float" office:value="0.856379378546681" calcext:value-type="float">
            <text:p>0,86</text:p>
          </table:table-cell>
          <table:table-cell table:formula="of:=[$Estatisticas_Novos_Bruto.I6]" office:value-type="float" office:value="2.6" calcext:value-type="float">
            <text:p>2,60</text:p>
          </table:table-cell>
          <table:table-cell table:formula="of:=[$Estatisticas_Novos_Bruto.K6]" office:value-type="float" office:value="0.9048" calcext:value-type="float">
            <text:p>0,90</text:p>
          </table:table-cell>
          <table:table-cell table:formula="of:=[$Estatisticas_Novos_Bruto.L6]" office:value-type="float" office:value="89549.4" calcext:value-type="float">
            <text:p>89549,40</text:p>
          </table:table-cell>
          <table:table-cell table:formula="of:=[$Estatisticas_Novos_Bruto.N6]" office:value-type="float" office:value="29417.3181249939" calcext:value-type="float">
            <text:p>29417,32</text:p>
          </table:table-cell>
          <table:table-cell table:formula="of:=[$Estatisticas_Novos_Bruto.O6]" office:value-type="float" office:value="0" calcext:value-type="float">
            <text:p>0,00</text:p>
          </table:table-cell>
          <table:table-cell table:formula="of:=[$Estatisticas_Novos_Bruto.Q6]" office:value-type="float" office:value="0" calcext:value-type="float">
            <text:p>0,00</text:p>
          </table:table-cell>
          <table:table-cell table:formula="of:=[.M9]" office:value-type="float" office:value="0" calcext:value-type="float">
            <text:p>0,00</text:p>
          </table:table-cell>
        </table:table-row>
        <table:table-row table:style-name="ro1">
          <table:table-cell table:formula="of:=[$Estatisticas_Novos_Bruto.A3]" office:value-type="string" office:string-value="INI" calcext:value-type="string">
            <text:p>INI</text:p>
          </table:table-cell>
          <table:table-cell table:formula="of:=[$Estatisticas_Novos_Bruto.B3]" office:value-type="string" office:string-value="MUD" calcext:value-type="string">
            <text:p>MUD</text:p>
          </table:table-cell>
          <table:table-cell table:formula="of:=[$Estatisticas_Novos_Bruto.C3]" office:value-type="float" office:value="1" calcext:value-type="float">
            <text:p>1,00</text:p>
          </table:table-cell>
          <table:table-cell table:formula="of:=[$Estatisticas_Novos_Bruto.E3]" office:value-type="float" office:value="0" calcext:value-type="float">
            <text:p>0,00</text:p>
          </table:table-cell>
          <table:table-cell table:formula="of:=[.D10]" office:value-type="float" office:value="0" calcext:value-type="float">
            <text:p>0,00</text:p>
          </table:table-cell>
          <table:table-cell table:formula="of:=[$Estatisticas_Novos_Bruto.F3]" office:value-type="float" office:value="0.8" calcext:value-type="float">
            <text:p>0,80</text:p>
          </table:table-cell>
          <table:table-cell table:formula="of:=[$Estatisticas_Novos_Bruto.H3]" office:value-type="float" office:value="0.3016" calcext:value-type="float">
            <text:p>0,30</text:p>
          </table:table-cell>
          <table:table-cell table:formula="of:=[$Estatisticas_Novos_Bruto.I3]" office:value-type="float" office:value="0.8" calcext:value-type="float">
            <text:p>0,80</text:p>
          </table:table-cell>
          <table:table-cell table:formula="of:=[$Estatisticas_Novos_Bruto.K3]" office:value-type="float" office:value="0.3016" calcext:value-type="float">
            <text:p>0,30</text:p>
          </table:table-cell>
          <table:table-cell table:formula="of:=[$Estatisticas_Novos_Bruto.L3]" office:value-type="float" office:value="33665.6" calcext:value-type="float">
            <text:p>33665,60</text:p>
          </table:table-cell>
          <table:table-cell table:formula="of:=[$Estatisticas_Novos_Bruto.N3]" office:value-type="float" office:value="4785.37733247549" calcext:value-type="float">
            <text:p>4785,38</text:p>
          </table:table-cell>
          <table:table-cell table:formula="of:=[$Estatisticas_Novos_Bruto.O3]" office:value-type="float" office:value="0" calcext:value-type="float">
            <text:p>0,00</text:p>
          </table:table-cell>
          <table:table-cell table:formula="of:=[$Estatisticas_Novos_Bruto.Q3]" office:value-type="float" office:value="0" calcext:value-type="float">
            <text:p>0,00</text:p>
          </table:table-cell>
          <table:table-cell table:formula="of:=[.M10]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Estatisticas_Novos_Bruto.A12]" office:value-type="string" office:string-value="NNI" calcext:value-type="string">
            <text:p>NNI</text:p>
          </table:table-cell>
          <table:table-cell table:style-name="ce36" table:formula="of:=[$Estatisticas_Novos_Bruto.B12]" office:value-type="string" office:string-value="MUD" calcext:value-type="string">
            <text:p>MUD</text:p>
          </table:table-cell>
          <table:table-cell table:style-name="ce43" table:formula="of:=[$Estatisticas_Novos_Bruto.C12]" office:value-type="float" office:value="0" calcext:value-type="float">
            <text:p>0,00</text:p>
          </table:table-cell>
          <table:table-cell table:style-name="ce43" table:formula="of:=[$Estatisticas_Novos_Bruto.E12]" office:value-type="float" office:value="0" calcext:value-type="float">
            <text:p>0,00</text:p>
          </table:table-cell>
          <table:table-cell table:style-name="ce43" table:formula="of:=[.D11]" office:value-type="float" office:value="0" calcext:value-type="float">
            <text:p>0,00</text:p>
          </table:table-cell>
          <table:table-cell table:style-name="ce43" table:formula="of:=[$Estatisticas_Novos_Bruto.F12]" office:value-type="float" office:value="0" calcext:value-type="float">
            <text:p>0,00</text:p>
          </table:table-cell>
          <table:table-cell table:style-name="ce43" table:formula="of:=[$Estatisticas_Novos_Bruto.H12]" office:value-type="float" office:value="0" calcext:value-type="float">
            <text:p>0,00</text:p>
          </table:table-cell>
          <table:table-cell table:style-name="ce43" table:formula="of:=[$Estatisticas_Novos_Bruto.I12]" office:value-type="float" office:value="0" calcext:value-type="float">
            <text:p>0,00</text:p>
          </table:table-cell>
          <table:table-cell table:style-name="ce43" table:formula="of:=[$Estatisticas_Novos_Bruto.K12]" office:value-type="float" office:value="0" calcext:value-type="float">
            <text:p>0,00</text:p>
          </table:table-cell>
          <table:table-cell table:style-name="ce43" table:formula="of:=[$Estatisticas_Novos_Bruto.L12]" office:value-type="float" office:value="0" calcext:value-type="float">
            <text:p>0,00</text:p>
          </table:table-cell>
          <table:table-cell table:style-name="ce43" table:formula="of:=[$Estatisticas_Novos_Bruto.N12]" office:value-type="float" office:value="0" calcext:value-type="float">
            <text:p>0,00</text:p>
          </table:table-cell>
          <table:table-cell table:style-name="ce43" table:formula="of:=[$Estatisticas_Novos_Bruto.O12]" office:value-type="float" office:value="0" calcext:value-type="float">
            <text:p>0,00</text:p>
          </table:table-cell>
          <table:table-cell table:style-name="ce43" table:formula="of:=[$Estatisticas_Novos_Bruto.Q12]" office:value-type="float" office:value="0" calcext:value-type="float">
            <text:p>0,00</text:p>
          </table:table-cell>
          <table:table-cell table:style-name="ce61" table:formula="of:=[.M11]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Estatisticas_Novos_Bruto.A2]" office:value-type="string" office:string-value="INI" calcext:value-type="string">
            <text:p>INI</text:p>
          </table:table-cell>
          <table:table-cell table:style-name="ce36" table:formula="of:=[$Estatisticas_Novos_Bruto.B2]" office:value-type="string" office:string-value="INXU" calcext:value-type="string">
            <text:p>INXU</text:p>
          </table:table-cell>
          <table:table-cell table:style-name="ce43" table:formula="of:=[$Estatisticas_Novos_Bruto.C2]" office:value-type="float" office:value="0" calcext:value-type="float">
            <text:p>0,00</text:p>
          </table:table-cell>
          <table:table-cell table:style-name="ce43" table:formula="of:=[$Estatisticas_Novos_Bruto.E2]" office:value-type="float" office:value="0" calcext:value-type="float">
            <text:p>0,00</text:p>
          </table:table-cell>
          <table:table-cell table:style-name="ce43" table:formula="of:=[.D12]" office:value-type="float" office:value="0" calcext:value-type="float">
            <text:p>0,00</text:p>
          </table:table-cell>
          <table:table-cell table:style-name="ce43" table:formula="of:=[$Estatisticas_Novos_Bruto.F2]" office:value-type="float" office:value="0" calcext:value-type="float">
            <text:p>0,00</text:p>
          </table:table-cell>
          <table:table-cell table:style-name="ce43" table:formula="of:=[$Estatisticas_Novos_Bruto.H2]" office:value-type="float" office:value="0" calcext:value-type="float">
            <text:p>0,00</text:p>
          </table:table-cell>
          <table:table-cell table:style-name="ce43" table:formula="of:=[$Estatisticas_Novos_Bruto.I2]" office:value-type="float" office:value="0" calcext:value-type="float">
            <text:p>0,00</text:p>
          </table:table-cell>
          <table:table-cell table:style-name="ce43" table:formula="of:=[$Estatisticas_Novos_Bruto.K2]" office:value-type="float" office:value="0" calcext:value-type="float">
            <text:p>0,00</text:p>
          </table:table-cell>
          <table:table-cell table:style-name="ce43" table:formula="of:=[$Estatisticas_Novos_Bruto.L2]" office:value-type="float" office:value="0" calcext:value-type="float">
            <text:p>0,00</text:p>
          </table:table-cell>
          <table:table-cell table:style-name="ce43" table:formula="of:=[$Estatisticas_Novos_Bruto.N2]" office:value-type="float" office:value="0" calcext:value-type="float">
            <text:p>0,00</text:p>
          </table:table-cell>
          <table:table-cell table:style-name="ce43" table:formula="of:=[$Estatisticas_Novos_Bruto.O2]" office:value-type="float" office:value="0" calcext:value-type="float">
            <text:p>0,00</text:p>
          </table:table-cell>
          <table:table-cell table:style-name="ce43" table:formula="of:=[$Estatisticas_Novos_Bruto.Q2]" office:value-type="float" office:value="0" calcext:value-type="float">
            <text:p>0,00</text:p>
          </table:table-cell>
          <table:table-cell table:style-name="ce61" table:formula="of:=[.M12]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Estatisticas_Novos_Bruto.A5]" office:value-type="string" office:string-value="IEI" calcext:value-type="string">
            <text:p>IEI</text:p>
          </table:table-cell>
          <table:table-cell table:style-name="ce36" table:formula="of:=[$Estatisticas_Novos_Bruto.B5]" office:value-type="string" office:string-value="INXU" calcext:value-type="string">
            <text:p>INXU</text:p>
          </table:table-cell>
          <table:table-cell table:style-name="ce43" table:formula="of:=[$Estatisticas_Novos_Bruto.C5]" office:value-type="float" office:value="0" calcext:value-type="float">
            <text:p>0,00</text:p>
          </table:table-cell>
          <table:table-cell table:style-name="ce43" table:formula="of:=[$Estatisticas_Novos_Bruto.E5]" office:value-type="float" office:value="0" calcext:value-type="float">
            <text:p>0,00</text:p>
          </table:table-cell>
          <table:table-cell table:style-name="ce43" table:formula="of:=[.D13]" office:value-type="float" office:value="0" calcext:value-type="float">
            <text:p>0,00</text:p>
          </table:table-cell>
          <table:table-cell table:style-name="ce43" table:formula="of:=[$Estatisticas_Novos_Bruto.F5]" office:value-type="float" office:value="0" calcext:value-type="float">
            <text:p>0,00</text:p>
          </table:table-cell>
          <table:table-cell table:style-name="ce43" table:formula="of:=[$Estatisticas_Novos_Bruto.H5]" office:value-type="float" office:value="0" calcext:value-type="float">
            <text:p>0,00</text:p>
          </table:table-cell>
          <table:table-cell table:style-name="ce43" table:formula="of:=[$Estatisticas_Novos_Bruto.I5]" office:value-type="float" office:value="0" calcext:value-type="float">
            <text:p>0,00</text:p>
          </table:table-cell>
          <table:table-cell table:style-name="ce43" table:formula="of:=[$Estatisticas_Novos_Bruto.K5]" office:value-type="float" office:value="0" calcext:value-type="float">
            <text:p>0,00</text:p>
          </table:table-cell>
          <table:table-cell table:style-name="ce43" table:formula="of:=[$Estatisticas_Novos_Bruto.L5]" office:value-type="float" office:value="0" calcext:value-type="float">
            <text:p>0,00</text:p>
          </table:table-cell>
          <table:table-cell table:style-name="ce43" table:formula="of:=[$Estatisticas_Novos_Bruto.N5]" office:value-type="float" office:value="0" calcext:value-type="float">
            <text:p>0,00</text:p>
          </table:table-cell>
          <table:table-cell table:style-name="ce43" table:formula="of:=[$Estatisticas_Novos_Bruto.O5]" office:value-type="float" office:value="0" calcext:value-type="float">
            <text:p>0,00</text:p>
          </table:table-cell>
          <table:table-cell table:style-name="ce43" table:formula="of:=[$Estatisticas_Novos_Bruto.Q5]" office:value-type="float" office:value="0" calcext:value-type="float">
            <text:p>0,00</text:p>
          </table:table-cell>
          <table:table-cell table:style-name="ce61" table:formula="of:=[.M13]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Estatisticas_Novos_Bruto.A8]" office:value-type="string" office:string-value="TII" calcext:value-type="string">
            <text:p>TII</text:p>
          </table:table-cell>
          <table:table-cell table:style-name="ce36" table:formula="of:=[$Estatisticas_Novos_Bruto.B8]" office:value-type="string" office:string-value="INXU" calcext:value-type="string">
            <text:p>INXU</text:p>
          </table:table-cell>
          <table:table-cell table:style-name="ce43" table:formula="of:=[$Estatisticas_Novos_Bruto.C8]" office:value-type="float" office:value="0" calcext:value-type="float">
            <text:p>0,00</text:p>
          </table:table-cell>
          <table:table-cell table:style-name="ce43" table:formula="of:=[$Estatisticas_Novos_Bruto.E8]" office:value-type="float" office:value="0" calcext:value-type="float">
            <text:p>0,00</text:p>
          </table:table-cell>
          <table:table-cell table:style-name="ce43" table:formula="of:=[.D14]" office:value-type="float" office:value="0" calcext:value-type="float">
            <text:p>0,00</text:p>
          </table:table-cell>
          <table:table-cell table:style-name="ce43" table:formula="of:=[$Estatisticas_Novos_Bruto.F8]" office:value-type="float" office:value="0" calcext:value-type="float">
            <text:p>0,00</text:p>
          </table:table-cell>
          <table:table-cell table:style-name="ce43" table:formula="of:=[$Estatisticas_Novos_Bruto.H8]" office:value-type="float" office:value="0" calcext:value-type="float">
            <text:p>0,00</text:p>
          </table:table-cell>
          <table:table-cell table:style-name="ce43" table:formula="of:=[$Estatisticas_Novos_Bruto.I8]" office:value-type="float" office:value="0" calcext:value-type="float">
            <text:p>0,00</text:p>
          </table:table-cell>
          <table:table-cell table:style-name="ce43" table:formula="of:=[$Estatisticas_Novos_Bruto.K8]" office:value-type="float" office:value="0" calcext:value-type="float">
            <text:p>0,00</text:p>
          </table:table-cell>
          <table:table-cell table:style-name="ce43" table:formula="of:=[$Estatisticas_Novos_Bruto.L8]" office:value-type="float" office:value="0" calcext:value-type="float">
            <text:p>0,00</text:p>
          </table:table-cell>
          <table:table-cell table:style-name="ce43" table:formula="of:=[$Estatisticas_Novos_Bruto.N8]" office:value-type="float" office:value="0" calcext:value-type="float">
            <text:p>0,00</text:p>
          </table:table-cell>
          <table:table-cell table:style-name="ce43" table:formula="of:=[$Estatisticas_Novos_Bruto.O8]" office:value-type="float" office:value="0" calcext:value-type="float">
            <text:p>0,00</text:p>
          </table:table-cell>
          <table:table-cell table:style-name="ce43" table:formula="of:=[$Estatisticas_Novos_Bruto.Q8]" office:value-type="float" office:value="0" calcext:value-type="float">
            <text:p>0,00</text:p>
          </table:table-cell>
          <table:table-cell table:style-name="ce61" table:formula="of:=[.M14]" office:value-type="float" office:value="0" calcext:value-type="float">
            <text:p>0,00</text:p>
          </table:table-cell>
        </table:table-row>
        <table:table-row table:style-name="ro1">
          <table:table-cell table:formula="of:=[$Estatisticas_Novos_Bruto.A11]" office:value-type="string" office:string-value="NNI" calcext:value-type="string">
            <text:p>NNI</text:p>
          </table:table-cell>
          <table:table-cell table:formula="of:=[$Estatisticas_Novos_Bruto.B11]" office:value-type="string" office:string-value="INXU" calcext:value-type="string">
            <text:p>INXU</text:p>
          </table:table-cell>
          <table:table-cell table:formula="of:=[$Estatisticas_Novos_Bruto.C11]" office:value-type="float" office:value="0" calcext:value-type="float">
            <text:p>0,00</text:p>
          </table:table-cell>
          <table:table-cell table:formula="of:=[$Estatisticas_Novos_Bruto.E11]" office:value-type="float" office:value="0" calcext:value-type="float">
            <text:p>0,00</text:p>
          </table:table-cell>
          <table:table-cell table:formula="of:=[.D15]" office:value-type="float" office:value="0" calcext:value-type="float">
            <text:p>0,00</text:p>
          </table:table-cell>
          <table:table-cell table:formula="of:=[$Estatisticas_Novos_Bruto.F11]" office:value-type="float" office:value="0" calcext:value-type="float">
            <text:p>0,00</text:p>
          </table:table-cell>
          <table:table-cell table:formula="of:=[$Estatisticas_Novos_Bruto.H11]" office:value-type="float" office:value="0" calcext:value-type="float">
            <text:p>0,00</text:p>
          </table:table-cell>
          <table:table-cell table:formula="of:=[$Estatisticas_Novos_Bruto.I11]" office:value-type="float" office:value="0" calcext:value-type="float">
            <text:p>0,00</text:p>
          </table:table-cell>
          <table:table-cell table:formula="of:=[$Estatisticas_Novos_Bruto.K11]" office:value-type="float" office:value="0" calcext:value-type="float">
            <text:p>0,00</text:p>
          </table:table-cell>
          <table:table-cell table:formula="of:=[$Estatisticas_Novos_Bruto.L11]" office:value-type="float" office:value="0" calcext:value-type="float">
            <text:p>0,00</text:p>
          </table:table-cell>
          <table:table-cell table:formula="of:=[$Estatisticas_Novos_Bruto.N11]" office:value-type="float" office:value="0" calcext:value-type="float">
            <text:p>0,00</text:p>
          </table:table-cell>
          <table:table-cell table:formula="of:=[$Estatisticas_Novos_Bruto.O11]" office:value-type="float" office:value="0" calcext:value-type="float">
            <text:p>0,00</text:p>
          </table:table-cell>
          <table:table-cell table:formula="of:=[$Estatisticas_Novos_Bruto.Q11]" office:value-type="float" office:value="0" calcext:value-type="float">
            <text:p>0,00</text:p>
          </table:table-cell>
          <table:table-cell table:formula="of:=[.M15]" office:value-type="float" office:value="0" calcext:value-type="float">
            <text:p>0,00</text:p>
          </table:table-cell>
        </table:table-row>
        <table:table-row table:style-name="ro1">
          <table:table-cell table:style-name="ce57" table:formula="of:=[$Estatisticas_Novos_Bruto.A14]" office:value-type="string" office:string-value="BI" calcext:value-type="string">
            <text:p>BI</text:p>
          </table:table-cell>
          <table:table-cell table:style-name="ce58" table:formula="of:=[$Estatisticas_Novos_Bruto.B14]" office:value-type="string" office:string-value="INXU" calcext:value-type="string">
            <text:p>INXU</text:p>
          </table:table-cell>
          <table:table-cell table:style-name="ce59" table:formula="of:=[$Estatisticas_Novos_Bruto.C14]" office:value-type="float" office:value="0" calcext:value-type="float">
            <text:p>0,00</text:p>
          </table:table-cell>
          <table:table-cell table:style-name="ce59" table:formula="of:=[$Estatisticas_Novos_Bruto.E14]" office:value-type="float" office:value="0" calcext:value-type="float">
            <text:p>0,00</text:p>
          </table:table-cell>
          <table:table-cell table:style-name="ce59" table:formula="of:=[.D16]" office:value-type="float" office:value="0" calcext:value-type="float">
            <text:p>0,00</text:p>
          </table:table-cell>
          <table:table-cell table:style-name="ce59" table:formula="of:=[$Estatisticas_Novos_Bruto.F14]" office:value-type="float" office:value="0" calcext:value-type="float">
            <text:p>0,00</text:p>
          </table:table-cell>
          <table:table-cell table:style-name="ce59" table:formula="of:=[$Estatisticas_Novos_Bruto.H14]" office:value-type="float" office:value="0" calcext:value-type="float">
            <text:p>0,00</text:p>
          </table:table-cell>
          <table:table-cell table:style-name="ce59" table:formula="of:=[$Estatisticas_Novos_Bruto.I14]" office:value-type="float" office:value="0" calcext:value-type="float">
            <text:p>0,00</text:p>
          </table:table-cell>
          <table:table-cell table:style-name="ce59" table:formula="of:=[$Estatisticas_Novos_Bruto.K14]" office:value-type="float" office:value="0" calcext:value-type="float">
            <text:p>0,00</text:p>
          </table:table-cell>
          <table:table-cell table:style-name="ce59" table:formula="of:=[$Estatisticas_Novos_Bruto.L14]" office:value-type="float" office:value="0" calcext:value-type="float">
            <text:p>0,00</text:p>
          </table:table-cell>
          <table:table-cell table:style-name="ce59" table:formula="of:=[$Estatisticas_Novos_Bruto.N14]" office:value-type="float" office:value="0" calcext:value-type="float">
            <text:p>0,00</text:p>
          </table:table-cell>
          <table:table-cell table:style-name="ce59" table:formula="of:=[$Estatisticas_Novos_Bruto.O14]" office:value-type="float" office:value="0" calcext:value-type="float">
            <text:p>0,00</text:p>
          </table:table-cell>
          <table:table-cell table:style-name="ce59" table:formula="of:=[$Estatisticas_Novos_Bruto.Q14]" office:value-type="float" office:value="0" calcext:value-type="float">
            <text:p>0,00</text:p>
          </table:table-cell>
          <table:table-cell table:style-name="ce62" table:formula="of:=[.M16]" office:value-type="float" office:value="0" calcext:value-type="float">
            <text:p>0,00</text:p>
          </table:table-cell>
        </table:table-row>
      </table:table>
      <table:table table:name="Ganho" table:style-name="ta1">
        <table:table-column table:style-name="co32" table:visibility="collapse" table:default-cell-style-name="Default"/>
        <table:table-column table:style-name="co33" table:visibility="collapse" table:default-cell-style-name="Default"/>
        <table:table-column table:style-name="co3" table:visibility="collapse" table:default-cell-style-name="ce72"/>
        <table:table-column table:style-name="co34" table:visibility="collapse" table:default-cell-style-name="ce72"/>
        <table:table-column table:style-name="co3" table:visibility="collapse" table:default-cell-style-name="ce72"/>
        <table:table-column table:style-name="co35" table:visibility="collapse" table:number-columns-repeated="2" table:default-cell-style-name="ce72"/>
        <table:table-column table:style-name="co6" table:visibility="collapse" table:default-cell-style-name="Default"/>
        <table:table-column table:style-name="co7" table:default-cell-style-name="ce89"/>
        <table:table-column table:style-name="co36" table:default-cell-style-name="ce89"/>
        <table:table-column table:style-name="co5" table:number-columns-repeated="3" table:default-cell-style-name="ce73"/>
        <table:table-column table:style-name="co6" table:default-cell-style-name="ce73"/>
        <table:table-column table:style-name="co5" table:default-cell-style-name="ce73"/>
        <table:table-column table:style-name="co6" table:default-cell-style-name="Default"/>
        <table:table-column table:style-name="co6" table:default-cell-style-name="ce89"/>
        <table:table-column table:style-name="co6" table:number-columns-repeated="5" table:default-cell-style-name="Default"/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71" office:value-type="string" calcext:value-type="string" table:number-columns-spanned="7" table:number-rows-spanned="1">
            <text:p>GANHO ABSOLUTO</text:p>
          </table:table-cell>
          <table:covered-table-cell/>
          <table:covered-table-cell table:number-columns-repeated="5" table:style-name="ce89"/>
          <table:table-cell/>
          <table:table-cell table:style-name="ce74" office:value-type="string" calcext:value-type="string" table:number-columns-spanned="6" table:number-rows-spanned="1">
            <text:p>GANHO RELATIVO MTD x MUD</text:p>
          </table:table-cell>
          <table:covered-table-cell table:number-columns-repeated="5"/>
        </table:table-row>
        <table:table-row table:style-name="ro1">
          <table:table-cell table:formula="of:=[$Estatisticas_Novos_Bruto.A1]" office:value-type="string" office:string-value="Semente" calcext:value-type="string">
            <text:p>Semente</text:p>
          </table:table-cell>
          <table:table-cell table:formula="of:=[$Estatisticas_Novos_Bruto.B1]" office:value-type="string" office:string-value="Regra" calcext:value-type="string">
            <text:p>Regra</text:p>
          </table:table-cell>
          <table:table-cell table:style-name="Default" table:formula="of:=[$Estatisticas_Novos_Bruto.C1]" office:value-type="string" office:string-value="QNC" calcext:value-type="string">
            <text:p>QNC</text:p>
          </table:table-cell>
          <table:table-cell table:style-name="Default" table:formula="of:=[$Estatisticas_Novos_Bruto.F1]" office:value-type="string" office:string-value="QNI" calcext:value-type="string">
            <text:p>QNI</text:p>
          </table:table-cell>
          <table:table-cell table:style-name="Default" table:formula="of:=[$Estatisticas_Novos_Bruto.I1]" office:value-type="string" office:string-value="QNE" calcext:value-type="string">
            <text:p>QNE</text:p>
          </table:table-cell>
          <table:table-cell table:style-name="Default" table:formula="of:=[$Estatisticas_Novos_Bruto.L1]" office:value-type="string" office:string-value="QDG" calcext:value-type="string">
            <text:p>QDG</text:p>
          </table:table-cell>
          <table:table-cell table:style-name="Default" table:formula="of:=[$Estatisticas_Novos_Bruto.O1]" office:value-type="string" office:string-value="QDT" calcext:value-type="string">
            <text:p>QDT</text:p>
          </table:table-cell>
          <table:table-cell/>
          <table:table-cell table:formula="of:=[.A2]" office:value-type="string" office:string-value="Semente" calcext:value-type="string">
            <text:p>Semente</text:p>
          </table:table-cell>
          <table:table-cell table:formula="of:=[.B2]" office:value-type="string" office:string-value="Regra" calcext:value-type="string">
            <text:p>Regra</text:p>
          </table:table-cell>
          <table:table-cell table:style-name="ce89" table:formula="of:=[.C2]" office:value-type="string" office:string-value="QNC" calcext:value-type="string">
            <text:p>QNC</text:p>
          </table:table-cell>
          <table:table-cell table:style-name="ce89" table:formula="of:=[.D2]" office:value-type="string" office:string-value="QNI" calcext:value-type="string">
            <text:p>QNI</text:p>
          </table:table-cell>
          <table:table-cell table:style-name="ce89" table:formula="of:=[.E2]" office:value-type="string" office:string-value="QNE" calcext:value-type="string">
            <text:p>QNE</text:p>
          </table:table-cell>
          <table:table-cell table:style-name="ce89" table:formula="of:=[.F2]" office:value-type="string" office:string-value="QDG" calcext:value-type="string">
            <text:p>QDG</text:p>
          </table:table-cell>
          <table:table-cell table:style-name="ce89" table:formula="of:=[.G2]" office:value-type="string" office:string-value="QDT" calcext:value-type="string">
            <text:p>QDT</text:p>
          </table:table-cell>
          <table:table-cell/>
          <table:table-cell table:formula="of:=[.I2]" office:value-type="string" office:string-value="Semente" calcext:value-type="string">
            <text:p>Semente</text:p>
          </table:table-cell>
          <table:table-cell table:style-name="ce89" table:formula="of:=[.K2]" office:value-type="string" office:string-value="QNC" calcext:value-type="string">
            <text:p>QNC</text:p>
          </table:table-cell>
          <table:table-cell table:style-name="ce89" table:formula="of:=[.L2]" office:value-type="string" office:string-value="QNI" calcext:value-type="string">
            <text:p>QNI</text:p>
          </table:table-cell>
          <table:table-cell table:style-name="ce89" table:formula="of:=[.M2]" office:value-type="string" office:string-value="QNE" calcext:value-type="string">
            <text:p>QNE</text:p>
          </table:table-cell>
          <table:table-cell table:style-name="ce89" table:formula="of:=[.N2]" office:value-type="string" office:string-value="QDG" calcext:value-type="string">
            <text:p>QDG</text:p>
          </table:table-cell>
          <table:table-cell table:style-name="ce89" table:formula="of:=[.O2]" office:value-type="string" office:string-value="QDT" calcext:value-type="string">
            <text:p>QDT</text:p>
          </table:table-cell>
        </table:table-row>
        <table:table-row table:style-name="ro1">
          <table:table-cell table:formula="of:=[$Estatisticas_Novos_Bruto.A10]" office:value-type="string" office:string-value="TII" calcext:value-type="string">
            <text:p>TII</text:p>
          </table:table-cell>
          <table:table-cell table:formula="of:=[$Estatisticas_Novos_Bruto.B10]" office:value-type="string" office:string-value="NÃO" calcext:value-type="string">
            <text:p>NÃO</text:p>
          </table:table-cell>
          <table:table-cell table:formula="of:=[$Estatisticas_Novos_Bruto.C10]" office:value-type="float" office:value="111.9" calcext:value-type="float">
            <text:p>111,90</text:p>
          </table:table-cell>
          <table:table-cell table:formula="of:=[$Estatisticas_Novos_Bruto.F10]" office:value-type="float" office:value="14.3" calcext:value-type="float">
            <text:p>14,30</text:p>
          </table:table-cell>
          <table:table-cell table:formula="of:=[$Estatisticas_Novos_Bruto.I10]" office:value-type="float" office:value="19.7" calcext:value-type="float">
            <text:p>19,70</text:p>
          </table:table-cell>
          <table:table-cell table:formula="of:=[$Estatisticas_Novos_Bruto.L10]" office:value-type="float" office:value="2831979.5" calcext:value-type="float">
            <text:p>2831979,50</text:p>
          </table:table-cell>
          <table:table-cell table:formula="of:=[$Estatisticas_Novos_Bruto.O10]" office:value-type="float" office:value="2831979.5" calcext:value-type="float">
            <text:p>2831979,50</text:p>
          </table:table-cell>
          <table:table-cell/>
          <table:table-cell table:formula="of:=[.A3]" office:value-type="string" office:string-value="TII" calcext:value-type="string">
            <text:p>TII</text:p>
          </table:table-cell>
          <table:table-cell table:formula="of:=[.B3]" office:value-type="string" office:string-value="NÃO" calcext:value-type="string">
            <text:p>NÃO</text:p>
          </table:table-cell>
          <table:table-cell table:formula="of:=1-([.C3]/MAX([.C$3:.C$5]))" office:value-type="percentage" office:value="0" calcext:value-type="percentage">
            <text:p>0,00%</text:p>
          </table:table-cell>
          <table:table-cell table:formula="of:=1-([.D3]/MAX([.D$3:.D$5]))" office:value-type="percentage" office:value="0" calcext:value-type="percentage">
            <text:p>0,00%</text:p>
          </table:table-cell>
          <table:table-cell table:formula="of:=1-([.E3]/MAX([.E$3:.E$5]))" office:value-type="percentage" office:value="0" calcext:value-type="percentage">
            <text:p>0,00%</text:p>
          </table:table-cell>
          <table:table-cell table:formula="of:=1-([.F3]/MAX([.F$3:.F$5]))" office:value-type="percentage" office:value="0" calcext:value-type="percentage">
            <text:p>0,00%</text:p>
          </table:table-cell>
          <table:table-cell table:formula="of:=1-([.G3]/MAX([.G$3:.G$5]))" office:value-type="percentage" office:value="0" calcext:value-type="percentage">
            <text:p>0,00%</text:p>
          </table:table-cell>
          <table:table-cell/>
          <table:table-cell table:formula="of:=[.I3]" office:value-type="string" office:string-value="TII" calcext:value-type="string">
            <text:p>TII</text:p>
          </table:table-cell>
          <table:table-cell table:style-name="ce75" table:formula="of:=[.K5]-[.K4]" office:value-type="percentage" office:value="0.357462019660411" calcext:value-type="percentage">
            <text:p>35,75%</text:p>
          </table:table-cell>
          <table:table-cell table:style-name="ce75" table:formula="of:=[.L5]-[.L4]" office:value-type="percentage" office:value="0.0769230769230769" calcext:value-type="percentage">
            <text:p>7,69%</text:p>
          </table:table-cell>
          <table:table-cell table:style-name="ce75" table:formula="of:=[.M5]-[.M4]" office:value-type="percentage" office:value="0.0710659898477157" calcext:value-type="percentage">
            <text:p>7,11%</text:p>
          </table:table-cell>
          <table:table-cell table:style-name="ce75" table:formula="of:=[.N5]-[.N4]" office:value-type="percentage" office:value="0.474003042748014" calcext:value-type="percentage">
            <text:p>47,40%</text:p>
          </table:table-cell>
          <table:table-cell table:style-name="ce75" table:formula="of:=[.O5]-[.O4]" office:value-type="percentage" office:value="0.00291132050920562" calcext:value-type="percentage">
            <text:p>0,29%</text:p>
          </table:table-cell>
        </table:table-row>
        <table:table-row table:style-name="ro1">
          <table:table-cell table:formula="of:=[$Estatisticas_Novos_Bruto.A9]" office:value-type="string" office:string-value="TII" calcext:value-type="string">
            <text:p>TII</text:p>
          </table:table-cell>
          <table:table-cell table:formula="of:=[$Estatisticas_Novos_Bruto.B9]" office:value-type="string" office:string-value="MUD" calcext:value-type="string">
            <text:p>MUD</text:p>
          </table:table-cell>
          <table:table-cell table:formula="of:=[$Estatisticas_Novos_Bruto.C9]" office:value-type="float" office:value="40" calcext:value-type="float">
            <text:p>40,00</text:p>
          </table:table-cell>
          <table:table-cell table:formula="of:=[$Estatisticas_Novos_Bruto.F9]" office:value-type="float" office:value="1.1" calcext:value-type="float">
            <text:p>1,10</text:p>
          </table:table-cell>
          <table:table-cell table:formula="of:=[$Estatisticas_Novos_Bruto.I9]" office:value-type="float" office:value="1.4" calcext:value-type="float">
            <text:p>1,40</text:p>
          </table:table-cell>
          <table:table-cell table:formula="of:=[$Estatisticas_Novos_Bruto.L9]" office:value-type="float" office:value="1342366.9" calcext:value-type="float">
            <text:p>1342366,90</text:p>
          </table:table-cell>
          <table:table-cell table:formula="of:=[$Estatisticas_Novos_Bruto.O9]" office:value-type="float" office:value="8244.8" calcext:value-type="float">
            <text:p>8244,80</text:p>
          </table:table-cell>
          <table:table-cell/>
          <table:table-cell table:formula="of:=[.A4]" office:value-type="string" office:string-value="TII" calcext:value-type="string">
            <text:p>TII</text:p>
          </table:table-cell>
          <table:table-cell table:formula="of:=[.B4]" office:value-type="string" office:string-value="MUD" calcext:value-type="string">
            <text:p>MUD</text:p>
          </table:table-cell>
          <table:table-cell table:formula="of:=1-([.C4]/MAX([.C$3:.C$5]))" office:value-type="percentage" office:value="0.642537980339589" calcext:value-type="percentage">
            <text:p>64,25%</text:p>
          </table:table-cell>
          <table:table-cell table:formula="of:=1-([.D4]/MAX([.D$3:.D$5]))" office:value-type="percentage" office:value="0.923076923076923" calcext:value-type="percentage">
            <text:p>92,31%</text:p>
          </table:table-cell>
          <table:table-cell table:formula="of:=1-([.E4]/MAX([.E$3:.E$5]))" office:value-type="percentage" office:value="0.928934010152284" calcext:value-type="percentage">
            <text:p>92,89%</text:p>
          </table:table-cell>
          <table:table-cell table:formula="of:=1-([.F4]/MAX([.F$3:.F$5]))" office:value-type="percentage" office:value="0.525996957251986" calcext:value-type="percentage">
            <text:p>52,60%</text:p>
          </table:table-cell>
          <table:table-cell table:formula="of:=1-([.G4]/MAX([.G$3:.G$5]))" office:value-type="percentage" office:value="0.997088679490794" calcext:value-type="percentage">
            <text:p>99,71%</text:p>
          </table:table-cell>
          <table:table-cell/>
          <table:table-cell table:formula="of:=[.I6]" office:value-type="string" office:string-value="NNI" calcext:value-type="string">
            <text:p>NNI</text:p>
          </table:table-cell>
          <table:table-cell table:style-name="ce75" table:formula="of:=[.K8]-[.K7]" office:value-type="percentage" office:value="0" calcext:value-type="percentage">
            <text:p>0,00%</text:p>
          </table:table-cell>
          <table:table-cell table:style-name="ce75" table:formula="of:=[.L8]-[.L7]" office:value-type="percentage" office:value="0" calcext:value-type="percentage">
            <text:p>0,00%</text:p>
          </table:table-cell>
          <table:table-cell table:style-name="ce75" table:formula="of:=[.M8]-[.M7]" office:value-type="percentage" office:value="0" calcext:value-type="percentage">
            <text:p>0,00%</text:p>
          </table:table-cell>
          <table:table-cell table:style-name="ce75" table:formula="of:=[.N8]-[.N7]" office:value-type="percentage" office:value="0" calcext:value-type="percentage">
            <text:p>0,00%</text:p>
          </table:table-cell>
          <table:table-cell table:style-name="ce75" table:formula="of:=[.O8]-[.O7]" office:value-type="percentage" office:value="0" calcext:value-type="percentage">
            <text:p>0,00%</text:p>
          </table:table-cell>
        </table:table-row>
        <table:table-row table:style-name="ro1">
          <table:table-cell table:formula="of:=[$Estatisticas_Novos_Bruto.A8]" office:value-type="string" office:string-value="TII" calcext:value-type="string">
            <text:p>TII</text:p>
          </table:table-cell>
          <table:table-cell table:formula="of:=[$Estatisticas_Novos_Bruto.B8]" office:value-type="string" office:string-value="INXU" calcext:value-type="string">
            <text:p>INXU</text:p>
          </table:table-cell>
          <table:table-cell table:formula="of:=[$Estatisticas_Novos_Bruto.C8]" office:value-type="float" office:value="0" calcext:value-type="float">
            <text:p>0,00</text:p>
          </table:table-cell>
          <table:table-cell table:formula="of:=[$Estatisticas_Novos_Bruto.F8]" office:value-type="float" office:value="0" calcext:value-type="float">
            <text:p>0,00</text:p>
          </table:table-cell>
          <table:table-cell table:formula="of:=[$Estatisticas_Novos_Bruto.I8]" office:value-type="float" office:value="0" calcext:value-type="float">
            <text:p>0,00</text:p>
          </table:table-cell>
          <table:table-cell table:formula="of:=[$Estatisticas_Novos_Bruto.L8]" office:value-type="float" office:value="0" calcext:value-type="float">
            <text:p>0,00</text:p>
          </table:table-cell>
          <table:table-cell table:formula="of:=[$Estatisticas_Novos_Bruto.O8]" office:value-type="float" office:value="0" calcext:value-type="float">
            <text:p>0,00</text:p>
          </table:table-cell>
          <table:table-cell/>
          <table:table-cell table:formula="of:=[.A5]" office:value-type="string" office:string-value="TII" calcext:value-type="string">
            <text:p>TII</text:p>
          </table:table-cell>
          <table:table-cell table:formula="of:=[.B5]" office:value-type="string" office:string-value="INXU" calcext:value-type="string">
            <text:p>INXU</text:p>
          </table:table-cell>
          <table:table-cell table:formula="of:=1-([.C5]/MAX([.C$3:.C$5]))" office:value-type="percentage" office:value="1" calcext:value-type="percentage">
            <text:p>100,00%</text:p>
          </table:table-cell>
          <table:table-cell table:formula="of:=1-([.D5]/MAX([.D$3:.D$5]))" office:value-type="percentage" office:value="1" calcext:value-type="percentage">
            <text:p>100,00%</text:p>
          </table:table-cell>
          <table:table-cell table:formula="of:=1-([.E5]/MAX([.E$3:.E$5]))" office:value-type="percentage" office:value="1" calcext:value-type="percentage">
            <text:p>100,00%</text:p>
          </table:table-cell>
          <table:table-cell table:formula="of:=1-([.F5]/MAX([.F$3:.F$5]))" office:value-type="percentage" office:value="1" calcext:value-type="percentage">
            <text:p>100,00%</text:p>
          </table:table-cell>
          <table:table-cell table:formula="of:=1-([.G5]/MAX([.G$3:.G$5]))" office:value-type="percentage" office:value="1" calcext:value-type="percentage">
            <text:p>100,00%</text:p>
          </table:table-cell>
          <table:table-cell/>
          <table:table-cell table:formula="of:=[.I9]" office:value-type="string" office:string-value="INI" calcext:value-type="string">
            <text:p>INI</text:p>
          </table:table-cell>
          <table:table-cell table:style-name="ce75" table:formula="of:=[.K11]-[.K10]" office:value-type="percentage" office:value="0.25" calcext:value-type="percentage">
            <text:p>25,00%</text:p>
          </table:table-cell>
          <table:table-cell table:style-name="ce75" table:formula="of:=[.L11]-[.L10]" office:value-type="percentage" office:value="0.258064516129032" calcext:value-type="percentage">
            <text:p>25,81%</text:p>
          </table:table-cell>
          <table:table-cell table:style-name="ce75" table:formula="of:=[.M11]-[.M10]" office:value-type="percentage" office:value="0.16" calcext:value-type="percentage">
            <text:p>16,00%</text:p>
          </table:table-cell>
          <table:table-cell table:style-name="ce75" table:formula="of:=[.N11]-[.N10]" office:value-type="percentage" office:value="0.232862452091644" calcext:value-type="percentage">
            <text:p>23,29%</text:p>
          </table:table-cell>
          <table:table-cell table:style-name="ce75" table:formula="of:=[.O11]-[.O10]" office:value-type="percentage" office:value="0" calcext:value-type="percentage">
            <text:p>0,00%</text:p>
          </table:table-cell>
        </table:table-row>
        <table:table-row table:style-name="ro1">
          <table:table-cell table:formula="of:=[$Estatisticas_Novos_Bruto.A13]" office:value-type="string" office:string-value="NNI" calcext:value-type="string">
            <text:p>NNI</text:p>
          </table:table-cell>
          <table:table-cell table:formula="of:=[$Estatisticas_Novos_Bruto.B13]" office:value-type="string" office:string-value="NÃO" calcext:value-type="string">
            <text:p>NÃO</text:p>
          </table:table-cell>
          <table:table-cell table:formula="of:=[$Estatisticas_Novos_Bruto.C13]" office:value-type="float" office:value="5.4" calcext:value-type="float">
            <text:p>5,40</text:p>
          </table:table-cell>
          <table:table-cell table:formula="of:=[$Estatisticas_Novos_Bruto.F13]" office:value-type="float" office:value="5.4" calcext:value-type="float">
            <text:p>5,40</text:p>
          </table:table-cell>
          <table:table-cell table:formula="of:=[$Estatisticas_Novos_Bruto.I13]" office:value-type="float" office:value="7.5" calcext:value-type="float">
            <text:p>7,50</text:p>
          </table:table-cell>
          <table:table-cell table:formula="of:=[$Estatisticas_Novos_Bruto.L13]" office:value-type="float" office:value="259563.2" calcext:value-type="float">
            <text:p>259563,20</text:p>
          </table:table-cell>
          <table:table-cell table:formula="of:=[$Estatisticas_Novos_Bruto.O13]" office:value-type="float" office:value="259563.2" calcext:value-type="float">
            <text:p>259563,20</text:p>
          </table:table-cell>
          <table:table-cell/>
          <table:table-cell table:formula="of:=[.A6]" office:value-type="string" office:string-value="NNI" calcext:value-type="string">
            <text:p>NNI</text:p>
          </table:table-cell>
          <table:table-cell table:formula="of:=[.B6]" office:value-type="string" office:string-value="NÃO" calcext:value-type="string">
            <text:p>NÃO</text:p>
          </table:table-cell>
          <table:table-cell table:formula="of:=1-([.C6]/MAX([.C$6:.C$8]))" office:value-type="percentage" office:value="0" calcext:value-type="percentage">
            <text:p>0,00%</text:p>
          </table:table-cell>
          <table:table-cell table:formula="of:=1-([.D6]/MAX([.D$6:.D$8]))" office:value-type="percentage" office:value="0" calcext:value-type="percentage">
            <text:p>0,00%</text:p>
          </table:table-cell>
          <table:table-cell table:formula="of:=1-([.E6]/MAX([.E$6:.E$8]))" office:value-type="percentage" office:value="0" calcext:value-type="percentage">
            <text:p>0,00%</text:p>
          </table:table-cell>
          <table:table-cell table:formula="of:=1-([.F6]/MAX([.F$6:.F$8]))" office:value-type="percentage" office:value="0" calcext:value-type="percentage">
            <text:p>0,00%</text:p>
          </table:table-cell>
          <table:table-cell table:formula="of:=1-([.G6]/MAX([.G$6:.G$8]))" office:value-type="percentage" office:value="0" calcext:value-type="percentage">
            <text:p>0,00%</text:p>
          </table:table-cell>
          <table:table-cell/>
          <table:table-cell table:formula="of:=[.I12]" office:value-type="string" office:string-value="IEI" calcext:value-type="string">
            <text:p>IEI</text:p>
          </table:table-cell>
          <table:table-cell table:style-name="ce75" table:formula="of:=[.K14]-[.K13]" office:value-type="percentage" office:value="0.648648648648649" calcext:value-type="percentage">
            <text:p>64,86%</text:p>
          </table:table-cell>
          <table:table-cell table:style-name="ce75" table:formula="of:=[.L14]-[.L13]" office:value-type="percentage" office:value="0.633333333333333" calcext:value-type="percentage">
            <text:p>63,33%</text:p>
          </table:table-cell>
          <table:table-cell table:style-name="ce75" table:formula="of:=[.M14]-[.M13]" office:value-type="percentage" office:value="0.666666666666667" calcext:value-type="percentage">
            <text:p>66,67%</text:p>
          </table:table-cell>
          <table:table-cell table:style-name="ce75" table:formula="of:=[.N14]-[.N13]" office:value-type="percentage" office:value="0.618632464225464" calcext:value-type="percentage">
            <text:p>61,86%</text:p>
          </table:table-cell>
          <table:table-cell table:style-name="ce75" table:formula="of:=[.O14]-[.O13]" office:value-type="percentage" office:value="0" calcext:value-type="percentage">
            <text:p>0,00%</text:p>
          </table:table-cell>
        </table:table-row>
        <table:table-row table:style-name="ro1">
          <table:table-cell table:formula="of:=[$Estatisticas_Novos_Bruto.A12]" office:value-type="string" office:string-value="NNI" calcext:value-type="string">
            <text:p>NNI</text:p>
          </table:table-cell>
          <table:table-cell table:formula="of:=[$Estatisticas_Novos_Bruto.B12]" office:value-type="string" office:string-value="MUD" calcext:value-type="string">
            <text:p>MUD</text:p>
          </table:table-cell>
          <table:table-cell table:formula="of:=[$Estatisticas_Novos_Bruto.C12]" office:value-type="float" office:value="0" calcext:value-type="float">
            <text:p>0,00</text:p>
          </table:table-cell>
          <table:table-cell table:formula="of:=[$Estatisticas_Novos_Bruto.F12]" office:value-type="float" office:value="0" calcext:value-type="float">
            <text:p>0,00</text:p>
          </table:table-cell>
          <table:table-cell table:formula="of:=[$Estatisticas_Novos_Bruto.I12]" office:value-type="float" office:value="0" calcext:value-type="float">
            <text:p>0,00</text:p>
          </table:table-cell>
          <table:table-cell table:formula="of:=[$Estatisticas_Novos_Bruto.L12]" office:value-type="float" office:value="0" calcext:value-type="float">
            <text:p>0,00</text:p>
          </table:table-cell>
          <table:table-cell table:formula="of:=[$Estatisticas_Novos_Bruto.O12]" office:value-type="float" office:value="0" calcext:value-type="float">
            <text:p>0,00</text:p>
          </table:table-cell>
          <table:table-cell/>
          <table:table-cell table:formula="of:=[.A7]" office:value-type="string" office:string-value="NNI" calcext:value-type="string">
            <text:p>NNI</text:p>
          </table:table-cell>
          <table:table-cell table:formula="of:=[.B7]" office:value-type="string" office:string-value="MUD" calcext:value-type="string">
            <text:p>MUD</text:p>
          </table:table-cell>
          <table:table-cell table:formula="of:=1-([.C7]/MAX([.C$6:.C$8]))" office:value-type="percentage" office:value="1" calcext:value-type="percentage">
            <text:p>100,00%</text:p>
          </table:table-cell>
          <table:table-cell table:formula="of:=1-([.D7]/MAX([.D$6:.D$8]))" office:value-type="percentage" office:value="1" calcext:value-type="percentage">
            <text:p>100,00%</text:p>
          </table:table-cell>
          <table:table-cell table:formula="of:=1-([.E7]/MAX([.E$6:.E$8]))" office:value-type="percentage" office:value="1" calcext:value-type="percentage">
            <text:p>100,00%</text:p>
          </table:table-cell>
          <table:table-cell table:formula="of:=1-([.F7]/MAX([.F$6:.F$8]))" office:value-type="percentage" office:value="1" calcext:value-type="percentage">
            <text:p>100,00%</text:p>
          </table:table-cell>
          <table:table-cell table:formula="of:=1-([.G7]/MAX([.G$6:.G$8]))" office:value-type="percentage" office:value="1" calcext:value-type="percentage">
            <text:p>100,00%</text:p>
          </table:table-cell>
          <table:table-cell/>
          <table:table-cell table:formula="of:=[.I15]" office:value-type="string" office:string-value="BI" calcext:value-type="string">
            <text:p>BI</text:p>
          </table:table-cell>
          <table:table-cell table:style-name="ce75" table:formula="of:=[.K17]-[.K16]" office:value-type="percentage" office:value="0.604651162790698" calcext:value-type="percentage">
            <text:p>60,47%</text:p>
          </table:table-cell>
          <table:table-cell table:style-name="ce75" table:formula="of:=[.L17]-[.L16]" office:value-type="percentage" office:value="0.604651162790698" calcext:value-type="percentage">
            <text:p>60,47%</text:p>
          </table:table-cell>
          <table:table-cell table:style-name="ce75" table:formula="of:=[.M17]-[.M16]" office:value-type="percentage" office:value="0.446153846153846" calcext:value-type="percentage">
            <text:p>44,62%</text:p>
          </table:table-cell>
          <table:table-cell table:style-name="ce75" table:formula="of:=[.N17]-[.N16]" office:value-type="percentage" office:value="0.654241705132319" calcext:value-type="percentage">
            <text:p>65,42%</text:p>
          </table:table-cell>
          <table:table-cell table:style-name="ce75" table:formula="of:=[.O17]-[.O16]" office:value-type="percentage" office:value="0.00907291689830769" calcext:value-type="percentage">
            <text:p>0,91%</text:p>
          </table:table-cell>
        </table:table-row>
        <table:table-row table:style-name="ro1">
          <table:table-cell table:formula="of:=[$Estatisticas_Novos_Bruto.A11]" office:value-type="string" office:string-value="NNI" calcext:value-type="string">
            <text:p>NNI</text:p>
          </table:table-cell>
          <table:table-cell table:formula="of:=[$Estatisticas_Novos_Bruto.B11]" office:value-type="string" office:string-value="INXU" calcext:value-type="string">
            <text:p>INXU</text:p>
          </table:table-cell>
          <table:table-cell table:formula="of:=[$Estatisticas_Novos_Bruto.C11]" office:value-type="float" office:value="0" calcext:value-type="float">
            <text:p>0,00</text:p>
          </table:table-cell>
          <table:table-cell table:formula="of:=[$Estatisticas_Novos_Bruto.F11]" office:value-type="float" office:value="0" calcext:value-type="float">
            <text:p>0,00</text:p>
          </table:table-cell>
          <table:table-cell table:formula="of:=[$Estatisticas_Novos_Bruto.I11]" office:value-type="float" office:value="0" calcext:value-type="float">
            <text:p>0,00</text:p>
          </table:table-cell>
          <table:table-cell table:formula="of:=[$Estatisticas_Novos_Bruto.L11]" office:value-type="float" office:value="0" calcext:value-type="float">
            <text:p>0,00</text:p>
          </table:table-cell>
          <table:table-cell table:formula="of:=[$Estatisticas_Novos_Bruto.O11]" office:value-type="float" office:value="0" calcext:value-type="float">
            <text:p>0,00</text:p>
          </table:table-cell>
          <table:table-cell/>
          <table:table-cell table:formula="of:=[.A8]" office:value-type="string" office:string-value="NNI" calcext:value-type="string">
            <text:p>NNI</text:p>
          </table:table-cell>
          <table:table-cell table:formula="of:=[.B8]" office:value-type="string" office:string-value="INXU" calcext:value-type="string">
            <text:p>INXU</text:p>
          </table:table-cell>
          <table:table-cell table:formula="of:=1-([.C8]/MAX([.C$6:.C$8]))" office:value-type="percentage" office:value="1" calcext:value-type="percentage">
            <text:p>100,00%</text:p>
          </table:table-cell>
          <table:table-cell table:formula="of:=1-([.D8]/MAX([.D$6:.D$8]))" office:value-type="percentage" office:value="1" calcext:value-type="percentage">
            <text:p>100,00%</text:p>
          </table:table-cell>
          <table:table-cell table:formula="of:=1-([.E8]/MAX([.E$6:.E$8]))" office:value-type="percentage" office:value="1" calcext:value-type="percentage">
            <text:p>100,00%</text:p>
          </table:table-cell>
          <table:table-cell table:formula="of:=1-([.F8]/MAX([.F$6:.F$8]))" office:value-type="percentage" office:value="1" calcext:value-type="percentage">
            <text:p>100,00%</text:p>
          </table:table-cell>
          <table:table-cell table:formula="of:=1-([.G8]/MAX([.G$6:.G$8]))" office:value-type="percentage" office:value="1" calcext:value-type="percentage">
            <text:p>100,00%</text:p>
          </table:table-cell>
          <table:table-cell table:number-columns-repeated="2"/>
          <table:table-cell table:style-name="ce89" table:number-columns-repeated="5"/>
        </table:table-row>
        <table:table-row table:style-name="ro1">
          <table:table-cell table:formula="of:=[$Estatisticas_Novos_Bruto.A4]" office:value-type="string" office:string-value="INI" calcext:value-type="string">
            <text:p>INI</text:p>
          </table:table-cell>
          <table:table-cell table:formula="of:=[$Estatisticas_Novos_Bruto.B4]" office:value-type="string" office:string-value="NÃO" calcext:value-type="string">
            <text:p>NÃO</text:p>
          </table:table-cell>
          <table:table-cell table:formula="of:=[$Estatisticas_Novos_Bruto.C4]" office:value-type="float" office:value="4" calcext:value-type="float">
            <text:p>4,00</text:p>
          </table:table-cell>
          <table:table-cell table:formula="of:=[$Estatisticas_Novos_Bruto.F4]" office:value-type="float" office:value="3.1" calcext:value-type="float">
            <text:p>3,10</text:p>
          </table:table-cell>
          <table:table-cell table:formula="of:=[$Estatisticas_Novos_Bruto.I4]" office:value-type="float" office:value="5" calcext:value-type="float">
            <text:p>5,00</text:p>
          </table:table-cell>
          <table:table-cell table:formula="of:=[$Estatisticas_Novos_Bruto.L4]" office:value-type="float" office:value="144572.9" calcext:value-type="float">
            <text:p>144572,90</text:p>
          </table:table-cell>
          <table:table-cell table:formula="of:=[$Estatisticas_Novos_Bruto.O4]" office:value-type="float" office:value="144572.9" calcext:value-type="float">
            <text:p>144572,90</text:p>
          </table:table-cell>
          <table:table-cell/>
          <table:table-cell table:formula="of:=[.A9]" office:value-type="string" office:string-value="INI" calcext:value-type="string">
            <text:p>INI</text:p>
          </table:table-cell>
          <table:table-cell table:formula="of:=[.B9]" office:value-type="string" office:string-value="NÃO" calcext:value-type="string">
            <text:p>NÃO</text:p>
          </table:table-cell>
          <table:table-cell table:formula="of:=1-([.C9]/MAX([.C$9:.C$11]))" office:value-type="percentage" office:value="0" calcext:value-type="percentage">
            <text:p>0,00%</text:p>
          </table:table-cell>
          <table:table-cell table:formula="of:=1-([.D9]/MAX([.D$9:.D$11]))" office:value-type="percentage" office:value="0" calcext:value-type="percentage">
            <text:p>0,00%</text:p>
          </table:table-cell>
          <table:table-cell table:formula="of:=1-([.E9]/MAX([.E$9:.E$11]))" office:value-type="percentage" office:value="0" calcext:value-type="percentage">
            <text:p>0,00%</text:p>
          </table:table-cell>
          <table:table-cell table:formula="of:=1-([.F9]/MAX([.F$9:.F$11]))" office:value-type="percentage" office:value="0" calcext:value-type="percentage">
            <text:p>0,00%</text:p>
          </table:table-cell>
          <table:table-cell table:formula="of:=1-([.G9]/MAX([.G$9:.G$11]))" office:value-type="percentage" office:value="0" calcext:value-type="percentage">
            <text:p>0,00%</text:p>
          </table:table-cell>
          <table:table-cell table:number-columns-repeated="2"/>
          <table:table-cell table:style-name="ce89" table:number-columns-repeated="5"/>
        </table:table-row>
        <table:table-row table:style-name="ro1">
          <table:table-cell table:formula="of:=[$Estatisticas_Novos_Bruto.A3]" office:value-type="string" office:string-value="INI" calcext:value-type="string">
            <text:p>INI</text:p>
          </table:table-cell>
          <table:table-cell table:formula="of:=[$Estatisticas_Novos_Bruto.B3]" office:value-type="string" office:string-value="MUD" calcext:value-type="string">
            <text:p>MUD</text:p>
          </table:table-cell>
          <table:table-cell table:formula="of:=[$Estatisticas_Novos_Bruto.C3]" office:value-type="float" office:value="1" calcext:value-type="float">
            <text:p>1,00</text:p>
          </table:table-cell>
          <table:table-cell table:formula="of:=[$Estatisticas_Novos_Bruto.F3]" office:value-type="float" office:value="0.8" calcext:value-type="float">
            <text:p>0,80</text:p>
          </table:table-cell>
          <table:table-cell table:formula="of:=[$Estatisticas_Novos_Bruto.I3]" office:value-type="float" office:value="0.8" calcext:value-type="float">
            <text:p>0,80</text:p>
          </table:table-cell>
          <table:table-cell table:formula="of:=[$Estatisticas_Novos_Bruto.L3]" office:value-type="float" office:value="33665.6" calcext:value-type="float">
            <text:p>33665,60</text:p>
          </table:table-cell>
          <table:table-cell table:formula="of:=[$Estatisticas_Novos_Bruto.O3]" office:value-type="float" office:value="0" calcext:value-type="float">
            <text:p>0,00</text:p>
          </table:table-cell>
          <table:table-cell/>
          <table:table-cell table:formula="of:=[.A10]" office:value-type="string" office:string-value="INI" calcext:value-type="string">
            <text:p>INI</text:p>
          </table:table-cell>
          <table:table-cell table:formula="of:=[.B10]" office:value-type="string" office:string-value="MUD" calcext:value-type="string">
            <text:p>MUD</text:p>
          </table:table-cell>
          <table:table-cell table:formula="of:=1-([.C10]/MAX([.C$9:.C$11]))" office:value-type="percentage" office:value="0.75" calcext:value-type="percentage">
            <text:p>75,00%</text:p>
          </table:table-cell>
          <table:table-cell table:formula="of:=1-([.D10]/MAX([.D$9:.D$11]))" office:value-type="percentage" office:value="0.741935483870968" calcext:value-type="percentage">
            <text:p>74,19%</text:p>
          </table:table-cell>
          <table:table-cell table:formula="of:=1-([.E10]/MAX([.E$9:.E$11]))" office:value-type="percentage" office:value="0.84" calcext:value-type="percentage">
            <text:p>84,00%</text:p>
          </table:table-cell>
          <table:table-cell table:formula="of:=1-([.F10]/MAX([.F$9:.F$11]))" office:value-type="percentage" office:value="0.767137547908356" calcext:value-type="percentage">
            <text:p>76,71%</text:p>
          </table:table-cell>
          <table:table-cell table:formula="of:=1-([.G10]/MAX([.G$9:.G$11]))" office:value-type="percentage" office:value="1" calcext:value-type="percentage">
            <text:p>100,00%</text:p>
          </table:table-cell>
          <table:table-cell table:number-columns-repeated="2"/>
          <table:table-cell table:style-name="ce89" table:number-columns-repeated="5"/>
        </table:table-row>
        <table:table-row table:style-name="ro1">
          <table:table-cell table:formula="of:=[$Estatisticas_Novos_Bruto.A2]" office:value-type="string" office:string-value="INI" calcext:value-type="string">
            <text:p>INI</text:p>
          </table:table-cell>
          <table:table-cell table:formula="of:=[$Estatisticas_Novos_Bruto.B2]" office:value-type="string" office:string-value="INXU" calcext:value-type="string">
            <text:p>INXU</text:p>
          </table:table-cell>
          <table:table-cell table:formula="of:=[$Estatisticas_Novos_Bruto.C2]" office:value-type="float" office:value="0" calcext:value-type="float">
            <text:p>0,00</text:p>
          </table:table-cell>
          <table:table-cell table:formula="of:=[$Estatisticas_Novos_Bruto.F2]" office:value-type="float" office:value="0" calcext:value-type="float">
            <text:p>0,00</text:p>
          </table:table-cell>
          <table:table-cell table:formula="of:=[$Estatisticas_Novos_Bruto.I2]" office:value-type="float" office:value="0" calcext:value-type="float">
            <text:p>0,00</text:p>
          </table:table-cell>
          <table:table-cell table:formula="of:=[$Estatisticas_Novos_Bruto.L2]" office:value-type="float" office:value="0" calcext:value-type="float">
            <text:p>0,00</text:p>
          </table:table-cell>
          <table:table-cell table:formula="of:=[$Estatisticas_Novos_Bruto.O2]" office:value-type="float" office:value="0" calcext:value-type="float">
            <text:p>0,00</text:p>
          </table:table-cell>
          <table:table-cell/>
          <table:table-cell table:formula="of:=[.A11]" office:value-type="string" office:string-value="INI" calcext:value-type="string">
            <text:p>INI</text:p>
          </table:table-cell>
          <table:table-cell table:formula="of:=[.B11]" office:value-type="string" office:string-value="INXU" calcext:value-type="string">
            <text:p>INXU</text:p>
          </table:table-cell>
          <table:table-cell table:formula="of:=1-([.C11]/MAX([.C$9:.C$11]))" office:value-type="percentage" office:value="1" calcext:value-type="percentage">
            <text:p>100,00%</text:p>
          </table:table-cell>
          <table:table-cell table:formula="of:=1-([.D11]/MAX([.D$9:.D$11]))" office:value-type="percentage" office:value="1" calcext:value-type="percentage">
            <text:p>100,00%</text:p>
          </table:table-cell>
          <table:table-cell table:formula="of:=1-([.E11]/MAX([.E$9:.E$11]))" office:value-type="percentage" office:value="1" calcext:value-type="percentage">
            <text:p>100,00%</text:p>
          </table:table-cell>
          <table:table-cell table:formula="of:=1-([.F11]/MAX([.F$9:.F$11]))" office:value-type="percentage" office:value="1" calcext:value-type="percentage">
            <text:p>100,00%</text:p>
          </table:table-cell>
          <table:table-cell table:formula="of:=1-([.G11]/MAX([.G$9:.G$11]))" office:value-type="percentage" office:value="1" calcext:value-type="percentage">
            <text:p>100,00%</text:p>
          </table:table-cell>
          <table:table-cell table:number-columns-repeated="2"/>
          <table:table-cell table:style-name="ce89" table:number-columns-repeated="5"/>
        </table:table-row>
        <table:table-row table:style-name="ro1">
          <table:table-cell table:formula="of:=[$Estatisticas_Novos_Bruto.A7]" office:value-type="string" office:string-value="IEI" calcext:value-type="string">
            <text:p>IEI</text:p>
          </table:table-cell>
          <table:table-cell table:formula="of:=[$Estatisticas_Novos_Bruto.B7]" office:value-type="string" office:string-value="NÃO" calcext:value-type="string">
            <text:p>NÃO</text:p>
          </table:table-cell>
          <table:table-cell table:formula="of:=[$Estatisticas_Novos_Bruto.C7]" office:value-type="float" office:value="3.7" calcext:value-type="float">
            <text:p>3,70</text:p>
          </table:table-cell>
          <table:table-cell table:formula="of:=[$Estatisticas_Novos_Bruto.F7]" office:value-type="float" office:value="3" calcext:value-type="float">
            <text:p>3,00</text:p>
          </table:table-cell>
          <table:table-cell table:formula="of:=[$Estatisticas_Novos_Bruto.I7]" office:value-type="float" office:value="3.9" calcext:value-type="float">
            <text:p>3,90</text:p>
          </table:table-cell>
          <table:table-cell table:formula="of:=[$Estatisticas_Novos_Bruto.L7]" office:value-type="float" office:value="144753.8" calcext:value-type="float">
            <text:p>144753,80</text:p>
          </table:table-cell>
          <table:table-cell table:formula="of:=[$Estatisticas_Novos_Bruto.O7]" office:value-type="float" office:value="144753.8" calcext:value-type="float">
            <text:p>144753,80</text:p>
          </table:table-cell>
          <table:table-cell/>
          <table:table-cell table:formula="of:=[.A12]" office:value-type="string" office:string-value="IEI" calcext:value-type="string">
            <text:p>IEI</text:p>
          </table:table-cell>
          <table:table-cell table:formula="of:=[.B12]" office:value-type="string" office:string-value="NÃO" calcext:value-type="string">
            <text:p>NÃO</text:p>
          </table:table-cell>
          <table:table-cell table:formula="of:=1-([.C12]/MAX([.C$12:.C$14]))" office:value-type="percentage" office:value="0" calcext:value-type="percentage">
            <text:p>0,00%</text:p>
          </table:table-cell>
          <table:table-cell table:formula="of:=1-([.D12]/MAX([.D$12:.D$14]))" office:value-type="percentage" office:value="0" calcext:value-type="percentage">
            <text:p>0,00%</text:p>
          </table:table-cell>
          <table:table-cell table:formula="of:=1-([.E12]/MAX([.E$12:.E$14]))" office:value-type="percentage" office:value="0" calcext:value-type="percentage">
            <text:p>0,00%</text:p>
          </table:table-cell>
          <table:table-cell table:formula="of:=1-([.F12]/MAX([.F$12:.F$14]))" office:value-type="percentage" office:value="0" calcext:value-type="percentage">
            <text:p>0,00%</text:p>
          </table:table-cell>
          <table:table-cell table:formula="of:=1-([.G12]/MAX([.G$12:.G$14]))" office:value-type="percentage" office:value="0" calcext:value-type="percentage">
            <text:p>0,00%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$Estatisticas_Novos_Bruto.A6]" office:value-type="string" office:string-value="IEI" calcext:value-type="string">
            <text:p>IEI</text:p>
          </table:table-cell>
          <table:table-cell table:formula="of:=[$Estatisticas_Novos_Bruto.B6]" office:value-type="string" office:string-value="MUD" calcext:value-type="string">
            <text:p>MUD</text:p>
          </table:table-cell>
          <table:table-cell table:formula="of:=[$Estatisticas_Novos_Bruto.C6]" office:value-type="float" office:value="2.4" calcext:value-type="float">
            <text:p>2,40</text:p>
          </table:table-cell>
          <table:table-cell table:formula="of:=[$Estatisticas_Novos_Bruto.F6]" office:value-type="float" office:value="1.9" calcext:value-type="float">
            <text:p>1,90</text:p>
          </table:table-cell>
          <table:table-cell table:formula="of:=[$Estatisticas_Novos_Bruto.I6]" office:value-type="float" office:value="2.6" calcext:value-type="float">
            <text:p>2,60</text:p>
          </table:table-cell>
          <table:table-cell table:formula="of:=[$Estatisticas_Novos_Bruto.L6]" office:value-type="float" office:value="89549.4" calcext:value-type="float">
            <text:p>89549,40</text:p>
          </table:table-cell>
          <table:table-cell table:formula="of:=[$Estatisticas_Novos_Bruto.O6]" office:value-type="float" office:value="0" calcext:value-type="float">
            <text:p>0,00</text:p>
          </table:table-cell>
          <table:table-cell/>
          <table:table-cell table:formula="of:=[.A13]" office:value-type="string" office:string-value="IEI" calcext:value-type="string">
            <text:p>IEI</text:p>
          </table:table-cell>
          <table:table-cell table:formula="of:=[.B13]" office:value-type="string" office:string-value="MUD" calcext:value-type="string">
            <text:p>MUD</text:p>
          </table:table-cell>
          <table:table-cell table:formula="of:=1-([.C13]/MAX([.C$12:.C$14]))" office:value-type="percentage" office:value="0.351351351351351" calcext:value-type="percentage">
            <text:p>35,14%</text:p>
          </table:table-cell>
          <table:table-cell table:formula="of:=1-([.D13]/MAX([.D$12:.D$14]))" office:value-type="percentage" office:value="0.366666666666667" calcext:value-type="percentage">
            <text:p>36,67%</text:p>
          </table:table-cell>
          <table:table-cell table:formula="of:=1-([.E13]/MAX([.E$12:.E$14]))" office:value-type="percentage" office:value="0.333333333333333" calcext:value-type="percentage">
            <text:p>33,33%</text:p>
          </table:table-cell>
          <table:table-cell table:formula="of:=1-([.F13]/MAX([.F$12:.F$14]))" office:value-type="percentage" office:value="0.381367535774536" calcext:value-type="percentage">
            <text:p>38,14%</text:p>
          </table:table-cell>
          <table:table-cell table:formula="of:=1-([.G13]/MAX([.G$12:.G$14]))"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$Estatisticas_Novos_Bruto.A5]" office:value-type="string" office:string-value="IEI" calcext:value-type="string">
            <text:p>IEI</text:p>
          </table:table-cell>
          <table:table-cell table:formula="of:=[$Estatisticas_Novos_Bruto.B5]" office:value-type="string" office:string-value="INXU" calcext:value-type="string">
            <text:p>INXU</text:p>
          </table:table-cell>
          <table:table-cell table:formula="of:=[$Estatisticas_Novos_Bruto.C5]" office:value-type="float" office:value="0" calcext:value-type="float">
            <text:p>0,00</text:p>
          </table:table-cell>
          <table:table-cell table:formula="of:=[$Estatisticas_Novos_Bruto.F5]" office:value-type="float" office:value="0" calcext:value-type="float">
            <text:p>0,00</text:p>
          </table:table-cell>
          <table:table-cell table:formula="of:=[$Estatisticas_Novos_Bruto.I5]" office:value-type="float" office:value="0" calcext:value-type="float">
            <text:p>0,00</text:p>
          </table:table-cell>
          <table:table-cell table:formula="of:=[$Estatisticas_Novos_Bruto.L5]" office:value-type="float" office:value="0" calcext:value-type="float">
            <text:p>0,00</text:p>
          </table:table-cell>
          <table:table-cell table:formula="of:=[$Estatisticas_Novos_Bruto.O5]" office:value-type="float" office:value="0" calcext:value-type="float">
            <text:p>0,00</text:p>
          </table:table-cell>
          <table:table-cell/>
          <table:table-cell table:formula="of:=[.A14]" office:value-type="string" office:string-value="IEI" calcext:value-type="string">
            <text:p>IEI</text:p>
          </table:table-cell>
          <table:table-cell table:formula="of:=[.B14]" office:value-type="string" office:string-value="INXU" calcext:value-type="string">
            <text:p>INXU</text:p>
          </table:table-cell>
          <table:table-cell table:formula="of:=1-([.C14]/MAX([.C$12:.C$14]))" office:value-type="percentage" office:value="1" calcext:value-type="percentage">
            <text:p>100,00%</text:p>
          </table:table-cell>
          <table:table-cell table:formula="of:=1-([.D14]/MAX([.D$12:.D$14]))" office:value-type="percentage" office:value="1" calcext:value-type="percentage">
            <text:p>100,00%</text:p>
          </table:table-cell>
          <table:table-cell table:formula="of:=1-([.E14]/MAX([.E$12:.E$14]))" office:value-type="percentage" office:value="1" calcext:value-type="percentage">
            <text:p>100,00%</text:p>
          </table:table-cell>
          <table:table-cell table:formula="of:=1-([.F14]/MAX([.F$12:.F$14]))" office:value-type="percentage" office:value="1" calcext:value-type="percentage">
            <text:p>100,00%</text:p>
          </table:table-cell>
          <table:table-cell table:formula="of:=1-([.G14]/MAX([.G$12:.G$14]))"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$Estatisticas_Novos_Bruto.A16]" office:value-type="string" office:string-value="BI" calcext:value-type="string">
            <text:p>BI</text:p>
          </table:table-cell>
          <table:table-cell table:formula="of:=[$Estatisticas_Novos_Bruto.B16]" office:value-type="string" office:string-value="NÃO" calcext:value-type="string">
            <text:p>NÃO</text:p>
          </table:table-cell>
          <table:table-cell table:formula="of:=[$Estatisticas_Novos_Bruto.C16]" office:value-type="float" office:value="4.3" calcext:value-type="float">
            <text:p>4,30</text:p>
          </table:table-cell>
          <table:table-cell table:formula="of:=[$Estatisticas_Novos_Bruto.F16]" office:value-type="float" office:value="4.3" calcext:value-type="float">
            <text:p>4,30</text:p>
          </table:table-cell>
          <table:table-cell table:formula="of:=[$Estatisticas_Novos_Bruto.I16]" office:value-type="float" office:value="6.5" calcext:value-type="float">
            <text:p>6,50</text:p>
          </table:table-cell>
          <table:table-cell table:formula="of:=[$Estatisticas_Novos_Bruto.L16]" office:value-type="float" office:value="188869.8" calcext:value-type="float">
            <text:p>188869,80</text:p>
          </table:table-cell>
          <table:table-cell table:formula="of:=[$Estatisticas_Novos_Bruto.O16]" office:value-type="float" office:value="188869.8" calcext:value-type="float">
            <text:p>188869,80</text:p>
          </table:table-cell>
          <table:table-cell/>
          <table:table-cell table:formula="of:=[.A15]" office:value-type="string" office:string-value="BI" calcext:value-type="string">
            <text:p>BI</text:p>
          </table:table-cell>
          <table:table-cell table:formula="of:=[.B15]" office:value-type="string" office:string-value="NÃO" calcext:value-type="string">
            <text:p>NÃO</text:p>
          </table:table-cell>
          <table:table-cell table:formula="of:=1-([.C15]/MAX([.C$15:.C$17]))" office:value-type="percentage" office:value="0" calcext:value-type="percentage">
            <text:p>0,00%</text:p>
          </table:table-cell>
          <table:table-cell table:formula="of:=1-([.D15]/MAX([.D$15:.D$17]))" office:value-type="percentage" office:value="0" calcext:value-type="percentage">
            <text:p>0,00%</text:p>
          </table:table-cell>
          <table:table-cell table:formula="of:=1-([.E15]/MAX([.E$15:.E$17]))" office:value-type="percentage" office:value="0" calcext:value-type="percentage">
            <text:p>0,00%</text:p>
          </table:table-cell>
          <table:table-cell table:formula="of:=1-([.F15]/MAX([.F$15:.F$17]))" office:value-type="percentage" office:value="0" calcext:value-type="percentage">
            <text:p>0,00%</text:p>
          </table:table-cell>
          <table:table-cell table:formula="of:=1-([.G15]/MAX([.G$15:.G$17]))" office:value-type="percentage" office:value="0" calcext:value-type="percentage">
            <text:p>0,00%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$Estatisticas_Novos_Bruto.A15]" office:value-type="string" office:string-value="BI" calcext:value-type="string">
            <text:p>BI</text:p>
          </table:table-cell>
          <table:table-cell table:formula="of:=[$Estatisticas_Novos_Bruto.B15]" office:value-type="string" office:string-value="MUD" calcext:value-type="string">
            <text:p>MUD</text:p>
          </table:table-cell>
          <table:table-cell table:formula="of:=[$Estatisticas_Novos_Bruto.C15]" office:value-type="float" office:value="2.6" calcext:value-type="float">
            <text:p>2,60</text:p>
          </table:table-cell>
          <table:table-cell table:formula="of:=[$Estatisticas_Novos_Bruto.F15]" office:value-type="float" office:value="2.6" calcext:value-type="float">
            <text:p>2,60</text:p>
          </table:table-cell>
          <table:table-cell table:formula="of:=[$Estatisticas_Novos_Bruto.I15]" office:value-type="float" office:value="2.9" calcext:value-type="float">
            <text:p>2,90</text:p>
          </table:table-cell>
          <table:table-cell table:formula="of:=[$Estatisticas_Novos_Bruto.L15]" office:value-type="float" office:value="123566.5" calcext:value-type="float">
            <text:p>123566,50</text:p>
          </table:table-cell>
          <table:table-cell table:formula="of:=[$Estatisticas_Novos_Bruto.O15]" office:value-type="float" office:value="1713.6" calcext:value-type="float">
            <text:p>1713,60</text:p>
          </table:table-cell>
          <table:table-cell/>
          <table:table-cell table:formula="of:=[.A16]" office:value-type="string" office:string-value="BI" calcext:value-type="string">
            <text:p>BI</text:p>
          </table:table-cell>
          <table:table-cell table:formula="of:=[.B16]" office:value-type="string" office:string-value="MUD" calcext:value-type="string">
            <text:p>MUD</text:p>
          </table:table-cell>
          <table:table-cell table:formula="of:=1-([.C16]/MAX([.C$15:.C$17]))" office:value-type="percentage" office:value="0.395348837209302" calcext:value-type="percentage">
            <text:p>39,53%</text:p>
          </table:table-cell>
          <table:table-cell table:formula="of:=1-([.D16]/MAX([.D$15:.D$17]))" office:value-type="percentage" office:value="0.395348837209302" calcext:value-type="percentage">
            <text:p>39,53%</text:p>
          </table:table-cell>
          <table:table-cell table:formula="of:=1-([.E16]/MAX([.E$15:.E$17]))" office:value-type="percentage" office:value="0.553846153846154" calcext:value-type="percentage">
            <text:p>55,38%</text:p>
          </table:table-cell>
          <table:table-cell table:formula="of:=1-([.F16]/MAX([.F$15:.F$17]))" office:value-type="percentage" office:value="0.345758294867681" calcext:value-type="percentage">
            <text:p>34,58%</text:p>
          </table:table-cell>
          <table:table-cell table:formula="of:=1-([.G16]/MAX([.G$15:.G$17]))" office:value-type="percentage" office:value="0.990927083101692" calcext:value-type="percentage">
            <text:p>99,09%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$Estatisticas_Novos_Bruto.A14]" office:value-type="string" office:string-value="BI" calcext:value-type="string">
            <text:p>BI</text:p>
          </table:table-cell>
          <table:table-cell table:formula="of:=[$Estatisticas_Novos_Bruto.B14]" office:value-type="string" office:string-value="INXU" calcext:value-type="string">
            <text:p>INXU</text:p>
          </table:table-cell>
          <table:table-cell table:formula="of:=[$Estatisticas_Novos_Bruto.C14]" office:value-type="float" office:value="0" calcext:value-type="float">
            <text:p>0,00</text:p>
          </table:table-cell>
          <table:table-cell table:formula="of:=[$Estatisticas_Novos_Bruto.F14]" office:value-type="float" office:value="0" calcext:value-type="float">
            <text:p>0,00</text:p>
          </table:table-cell>
          <table:table-cell table:formula="of:=[$Estatisticas_Novos_Bruto.I14]" office:value-type="float" office:value="0" calcext:value-type="float">
            <text:p>0,00</text:p>
          </table:table-cell>
          <table:table-cell table:formula="of:=[$Estatisticas_Novos_Bruto.L14]" office:value-type="float" office:value="0" calcext:value-type="float">
            <text:p>0,00</text:p>
          </table:table-cell>
          <table:table-cell table:formula="of:=[$Estatisticas_Novos_Bruto.O14]" office:value-type="float" office:value="0" calcext:value-type="float">
            <text:p>0,00</text:p>
          </table:table-cell>
          <table:table-cell/>
          <table:table-cell table:formula="of:=[.A17]" office:value-type="string" office:string-value="BI" calcext:value-type="string">
            <text:p>BI</text:p>
          </table:table-cell>
          <table:table-cell table:formula="of:=[.B17]" office:value-type="string" office:string-value="INXU" calcext:value-type="string">
            <text:p>INXU</text:p>
          </table:table-cell>
          <table:table-cell table:formula="of:=1-([.C17]/MAX([.C$15:.C$17]))" office:value-type="percentage" office:value="1" calcext:value-type="percentage">
            <text:p>100,00%</text:p>
          </table:table-cell>
          <table:table-cell table:formula="of:=1-([.D17]/MAX([.D$15:.D$17]))" office:value-type="percentage" office:value="1" calcext:value-type="percentage">
            <text:p>100,00%</text:p>
          </table:table-cell>
          <table:table-cell table:formula="of:=1-([.E17]/MAX([.E$15:.E$17]))" office:value-type="percentage" office:value="1" calcext:value-type="percentage">
            <text:p>100,00%</text:p>
          </table:table-cell>
          <table:table-cell table:formula="of:=1-([.F17]/MAX([.F$15:.F$17]))" office:value-type="percentage" office:value="1" calcext:value-type="percentage">
            <text:p>100,00%</text:p>
          </table:table-cell>
          <table:table-cell table:formula="of:=1-([.G17]/MAX([.G$15:.G$17]))"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5"/>
        </table:table-row>
        <calcext:conditional-formats>
          <calcext:conditional-format calcext:target-range-address="Ganho.K3:Ganho.O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anho.R3:Ganho.V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dos.A1:Dados.G16" table:display-filter-buttons="true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Estatísticas.I1:Estatísticas.O16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ados_Novos.A1:Dados_Novos.H151" table:display-filter-buttons="true" table:orientation="column"/>
        <table:database-range table:name="__Anonymous_Sheet_DB__4" table:target-range-address="Gráficos.A1:Gráficos.N16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Ganho.A2:Ganho.G1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loext:min-decimal-places="3" number:min-integer-digits="1"/>
      <number:text>%</number:text>
    </number:percentage-style>
    <number:percentage-style style:name="N108">
      <number:number number:decimal-places="4" loext:min-decimal-places="4" number:min-integer-digits="1"/>
      <number:text>%</number:text>
    </number:percentage-style>
    <number:percentage-style style:name="N109">
      <number:number number:decimal-places="5" loext:min-decimal-places="5" number:min-integer-digits="1"/>
      <number:text>%</number:text>
    </number:percentage-style>
    <number:percentage-style style:name="N110">
      <number:number number:decimal-places="6" loext:min-decimal-places="6" number:min-integer-digits="1"/>
      <number:text>%</number:text>
    </number:percentage-style>
    <number:percentage-style style:name="N111">
      <number:number number:decimal-places="7" loext:min-decimal-places="7" number:min-integer-digits="1"/>
      <number:text>%</number:text>
    </number:percentage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4" loext:min-decimal-places="4" number:min-integer-digits="1" number:grouping="true"/>
    </number:number-style>
    <number:number-style style:name="N115">
      <number:number number:decimal-places="5" loext:min-decimal-places="5" number:min-integer-digits="1" number:grouping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percentage-style style:name="N124">
      <number:number number:decimal-places="1" loext:min-decimal-places="1" number:min-integer-digits="1"/>
      <number:text>%</number:text>
    </number:percentage-style>
    <number:number-style style:name="N125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07:09:53.932067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8:10:18.118474422</meta:creation-date>
    <dc:date>2020-11-17T07:14:07.421083565</dc:date>
    <meta:editing-duration>PT13H22M9S</meta:editing-duration>
    <meta:editing-cycles>55</meta:editing-cycles>
    <meta:generator>LibreOffice/6.0.7.3$Linux_X86_64 LibreOffice_project/00m0$Build-3</meta:generator>
    <meta:document-statistic meta:table-count="6" meta:cell-count="234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9.361cm" xlink:href=".." xlink:type="simple" chart:class="chart:bar" chart:style-name="ch1">
        <chart:title svg:x="8.263cm" svg:y="0.323cm" chart:style-name="ch2">
          <text:p>Contadores Bots</text:p>
        </chart:title>
        <chart:subtitle svg:x="7.165cm" svg:y="1.289cm" chart:style-name="ch3">
          <text:p>Excluindo (MUD_all) e (Não_all)</text:p>
        </chart:subtitle>
        <chart:legend chart:legend-position="end" svg:x="18.505cm" svg:y="3.883cm" style:legend-expansion="high" chart:style-name="ch4"/>
        <chart:plot-area chart:style-name="ch5" table:cell-range-address="Dados.A4:Dados.E16 Dados.C1:Dados.E1" chart:data-source-has-labels="both" svg:x="1.411cm" svg:y="2.159cm" svg:width="16.694cm" svg:height="6.034cm">
          <chartooo:coordinate-region svg:x="1.847cm" svg:y="2.358cm" svg:width="16.258cm" svg:height="4.79cm"/>
          <chart:axis chart:dimension="x" chart:name="primary-x" chart:style-name="ch6" chartooo:axis-type="auto">
            <chartooo:date-scale/>
            <chart:title svg:x="8.285cm" svg:y="8.38cm" chart:style-name="ch7">
              <text:p>Proteção / Semente</text:p>
            </chart:title>
            <chart:categories table:cell-range-address="Dados.A4:Dados.B16"/>
          </chart:axis>
          <chart:axis chart:dimension="y" chart:name="primary-y" chart:style-name="ch8">
            <chart:title svg:x="0.451cm" svg:y="5.987cm" chart:style-name="ch9">
              <text:p>Contagem</text:p>
            </chart:title>
            <chart:grid chart:style-name="ch10" chart:class="major"/>
          </chart:axis>
          <chart:series chart:style-name="ch11" chart:values-cell-range-address="Dados.C4:Dados.C16" chart:label-cell-address="Dados.C1:Dados.C1" chart:class="chart:bar">
            <chart:data-point chart:repeated="13"/>
          </chart:series>
          <chart:series chart:style-name="ch12" chart:values-cell-range-address="Dados.D4:Dados.D16" chart:label-cell-address="Dados.D1:Dados.D1" chart:class="chart:bar">
            <chart:data-point chart:repeated="13"/>
          </chart:series>
          <chart:series chart:style-name="ch13" chart:values-cell-range-address="Dados.E4:Dados.E16" chart:label-cell-address="Dados.E1:Dados.E1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NC</text:p>
                <draw:g>
                  <svg:desc>Dados.C1:Dados.C1</svg:desc>
                </draw:g>
              </table:table-cell>
              <table:table-cell office:value-type="string">
                <text:p>QNI</text:p>
                <draw:g>
                  <svg:desc>Dados.D1:Dados.D1</svg:desc>
                </draw:g>
              </table:table-cell>
              <table:table-cell office:value-type="string">
                <text:p>QNE</text:p>
                <draw:g>
                  <svg:desc>Dados.E1:Dad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  <draw:g>
                  <svg:desc>Dados.A4:Dados.B16</svg:desc>
                </draw:g>
              </table:table-cell>
              <table:table-cell office:value-type="float" office:value="6">
                <text:p>6</text:p>
                <draw:g>
                  <svg:desc>Dados.C4:Dados.C16</svg:desc>
                </draw:g>
              </table:table-cell>
              <table:table-cell office:value-type="float" office:value="5">
                <text:p>5</text:p>
                <draw:g>
                  <svg:desc>Dados.D4:Dados.D16</svg:desc>
                </draw:g>
              </table:table-cell>
              <table:table-cell office:value-type="float" office:value="7">
                <text:p>7</text:p>
                <draw:g>
                  <svg:desc>Dados.E4:Dados.E16</svg:desc>
                </draw:g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01cm" svg:height="10.061cm" xlink:href=".." xlink:type="simple" chart:class="chart:bar" chart:style-name="ch1">
        <chart:title svg:x="9.131cm" svg:y="0.337cm" chart:style-name="ch2">
          <text:p>Contadores DDoS</text:p>
        </chart:title>
        <chart:subtitle svg:x="8.165cm" svg:y="1.317cm" chart:style-name="ch3">
          <text:p>Excluindo (MUD_all) e (Não_all)</text:p>
        </chart:subtitle>
        <chart:legend chart:legend-position="end" svg:x="20.479cm" svg:y="4.482cm" style:legend-expansion="high" chart:style-name="ch4"/>
        <chart:plot-area chart:style-name="ch5" table:cell-range-address="Dados.A4:Dados.B16 Dados.F1:Dados.G1 Dados.F4:Dados.G16" chart:data-source-has-labels="both" svg:x="1.451cm" svg:y="2.201cm" svg:width="18.588cm" svg:height="6.678cm">
          <chartooo:coordinate-region svg:x="2.813cm" svg:y="2.4cm" svg:width="17.226cm" svg:height="5.434cm"/>
          <chart:axis chart:dimension="x" chart:name="primary-x" chart:style-name="ch6" chartooo:axis-type="auto">
            <chartooo:date-scale/>
            <chart:title svg:x="9.272cm" svg:y="9.08cm" chart:style-name="ch7">
              <text:p>Proteção / Semente</text:p>
            </chart:title>
            <chart:categories table:cell-range-address="Dados.A4:Dados.B16"/>
          </chart:axis>
          <chart:axis chart:dimension="y" chart:name="primary-y" chart:style-name="ch8">
            <chart:title svg:x="0.451cm" svg:y="6.351cm" chart:style-name="ch9">
              <text:p>Contagem</text:p>
            </chart:title>
            <chart:grid chart:style-name="ch10" chart:class="major"/>
          </chart:axis>
          <chart:series chart:style-name="ch11" chart:values-cell-range-address="Dados.F4:Dados.F16" chart:label-cell-address="Dados.F1:Dados.F1" chart:class="chart:bar">
            <chart:data-point chart:repeated="13"/>
          </chart:series>
          <chart:series chart:style-name="ch12" chart:values-cell-range-address="Dados.G4:Dados.G16" chart:label-cell-address="Dados.G1:Dados.G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G</text:p>
                <draw:g>
                  <svg:desc>Dados.F1:Dados.F1</svg:desc>
                </draw:g>
              </table:table-cell>
              <table:table-cell office:value-type="string">
                <text:p>QDT</text:p>
                <draw:g>
                  <svg:desc>Dados.G1:Dado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  <draw:g>
                  <svg:desc>Dados.A4:Dados.B16</svg:desc>
                </draw:g>
              </table:table-cell>
              <table:table-cell office:value-type="float" office:value="273709">
                <text:p>273709</text:p>
                <draw:g>
                  <svg:desc>Dados.F4:Dados.F16</svg:desc>
                </draw:g>
              </table:table-cell>
              <table:table-cell office:value-type="float" office:value="273709">
                <text:p>273709</text:p>
                <draw:g>
                  <svg:desc>Dados.G4:Dados.G16</svg:desc>
                </draw:g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76468">
                <text:p>176468</text:p>
              </table:table-cell>
              <table:table-cell office:value-type="float" office:value="176468">
                <text:p>176468</text:p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7839">
                <text:p>127839</text:p>
              </table:table-cell>
              <table:table-cell office:value-type="float" office:value="127839">
                <text:p>127839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0512">
                <text:p>120512</text:p>
              </table:table-cell>
              <table:table-cell office:value-type="float" office:value="120512">
                <text:p>120512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01547">
                <text:p>10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845">
                <text:p>3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0331">
                <text:p>30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01cm" svg:height="9.961cm" xlink:href=".." xlink:type="simple" chart:class="chart:bar" chart:style-name="ch1">
        <chart:title svg:x="10.263cm" svg:y="0.335cm" chart:style-name="ch2">
          <text:p>Contadores Bots</text:p>
        </chart:title>
        <chart:subtitle svg:x="11.11cm" svg:y="1.313cm" chart:style-name="ch3">
          <text:p>Completo</text:p>
        </chart:subtitle>
        <chart:legend chart:legend-position="end" svg:x="22.505cm" svg:y="4.183cm" style:legend-expansion="high" chart:style-name="ch4"/>
        <chart:plot-area chart:style-name="ch5" table:cell-range-address="Dados.A2:Dados.E16 Dados.C1:Dados.E1" chart:data-source-has-labels="both" svg:x="1.491cm" svg:y="2.195cm" svg:width="20.534cm" svg:height="6.586cm">
          <chartooo:coordinate-region svg:x="2.295cm" svg:y="2.394cm" svg:width="19.727cm" svg:height="5.342cm"/>
          <chart:axis chart:dimension="x" chart:name="primary-x" chart:style-name="ch6" chartooo:axis-type="auto">
            <chartooo:date-scale/>
            <chart:title svg:x="10.285cm" svg:y="8.98cm" chart:style-name="ch7">
              <text:p>Proteção / Semente</text:p>
            </chart:title>
            <chart:categories table:cell-range-address="Dados.A2:Dados.B16"/>
          </chart:axis>
          <chart:axis chart:dimension="y" chart:name="primary-y" chart:style-name="ch8">
            <chart:title svg:x="0.451cm" svg:y="6.299cm" chart:style-name="ch9">
              <text:p>Contagem</text:p>
            </chart:title>
            <chart:grid chart:style-name="ch10" chart:class="major"/>
          </chart:axis>
          <chart:series chart:style-name="ch11" chart:values-cell-range-address="Dados.C2:Dados.C16" chart:label-cell-address="Dados.C1:Dados.C1" chart:class="chart:bar">
            <chart:data-point chart:repeated="15"/>
          </chart:series>
          <chart:series chart:style-name="ch12" chart:values-cell-range-address="Dados.D2:Dados.D16" chart:label-cell-address="Dados.D1:Dados.D1" chart:class="chart:bar">
            <chart:data-point chart:repeated="15"/>
          </chart:series>
          <chart:series chart:style-name="ch13" chart:values-cell-range-address="Dados.E2:Dados.E16" chart:label-cell-address="Dados.E1:Dados.E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NC</text:p>
                <draw:g>
                  <svg:desc>Dados.C1:Dados.C1</svg:desc>
                </draw:g>
              </table:table-cell>
              <table:table-cell office:value-type="string">
                <text:p>QNI</text:p>
                <draw:g>
                  <svg:desc>Dados.D1:Dados.D1</svg:desc>
                </draw:g>
              </table:table-cell>
              <table:table-cell office:value-type="string">
                <text:p>QNE</text:p>
                <draw:g>
                  <svg:desc>Dados.E1:Dad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I Não</text:p>
                <text:list>
                  <text:list-item>
                    <text:p>TII</text:p>
                  </text:list-item>
                  <text:list-item>
                    <text:p>Não</text:p>
                  </text:list-item>
                </text:list>
                <draw:g>
                  <svg:desc>Dados.A2:Dados.B16</svg:desc>
                </draw:g>
              </table:table-cell>
              <table:table-cell office:value-type="float" office:value="112">
                <text:p>112</text:p>
                <draw:g>
                  <svg:desc>Dados.C2:Dados.C16</svg:desc>
                </draw:g>
              </table:table-cell>
              <table:table-cell office:value-type="float" office:value="13">
                <text:p>13</text:p>
                <draw:g>
                  <svg:desc>Dados.D2:Dados.D16</svg:desc>
                </draw:g>
              </table:table-cell>
              <table:table-cell office:value-type="float" office:value="20">
                <text:p>20</text:p>
                <draw:g>
                  <svg:desc>Dados.E2:Dados.E16</svg:desc>
                </draw:g>
              </table:table-cell>
            </table:table-row>
            <table:table-row>
              <table:table-cell office:value-type="string">
                <text:p>TII MUD</text:p>
                <text:list>
                  <text:list-item>
                    <text:p>TI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001cm" svg:height="9.421cm" xlink:href=".." xlink:type="simple" chart:class="chart:bar" chart:style-name="ch1">
        <chart:title svg:x="9.631cm" svg:y="0.324cm" chart:style-name="ch2">
          <text:p>Contadores DDoS</text:p>
        </chart:title>
        <chart:subtitle svg:x="10.61cm" svg:y="1.291cm" chart:style-name="ch3">
          <text:p>Completo</text:p>
        </chart:subtitle>
        <chart:legend chart:legend-position="end" svg:x="21.479cm" svg:y="4.162cm" style:legend-expansion="high" chart:style-name="ch4"/>
        <chart:plot-area chart:style-name="ch5" table:cell-range-address="Dados.A2:Dados.B16 Dados.F1:Dados.G16" chart:data-source-has-labels="both" svg:x="1.471cm" svg:y="2.162cm" svg:width="19.548cm" svg:height="6.09cm">
          <chartooo:coordinate-region svg:x="3.018cm" svg:y="2.361cm" svg:width="18.001cm" svg:height="4.846cm"/>
          <chart:axis chart:dimension="x" chart:name="primary-x" chart:style-name="ch6" chartooo:axis-type="auto">
            <chartooo:date-scale/>
            <chart:title svg:x="9.772cm" svg:y="8.44cm" chart:style-name="ch7">
              <text:p>Proteção / Semente</text:p>
            </chart:title>
            <chart:categories table:cell-range-address="Dados.A2:Dados.B16"/>
          </chart:axis>
          <chart:axis chart:dimension="y" chart:name="primary-y" chart:style-name="ch8">
            <chart:title svg:x="0.451cm" svg:y="6.018cm" chart:style-name="ch9">
              <text:p>Contagem</text:p>
            </chart:title>
            <chart:grid chart:style-name="ch10" chart:class="major"/>
          </chart:axis>
          <chart:series chart:style-name="ch11" chart:values-cell-range-address="Dados.F2:Dados.F16" chart:label-cell-address="Dados.F1:Dados.F1" chart:class="chart:bar">
            <chart:data-point chart:style-name="ch12"/>
            <chart:data-point chart:repeated="14"/>
          </chart:series>
          <chart:series chart:style-name="ch13" chart:values-cell-range-address="Dados.G2:Dados.G16" chart:label-cell-address="Dados.G1:Dados.G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G</text:p>
                <draw:g>
                  <svg:desc>Dados.F1:Dados.F1</svg:desc>
                </draw:g>
              </table:table-cell>
              <table:table-cell office:value-type="string">
                <text:p>QDT</text:p>
                <draw:g>
                  <svg:desc>Dados.G1:Dado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I Não</text:p>
                <text:list>
                  <text:list-item>
                    <text:p>TII</text:p>
                  </text:list-item>
                  <text:list-item>
                    <text:p>Não</text:p>
                  </text:list-item>
                </text:list>
                <draw:g>
                  <svg:desc>Dados.A2:Dados.B16</svg:desc>
                </draw:g>
              </table:table-cell>
              <table:table-cell office:value-type="float" office:value="3105681">
                <text:p>3105681</text:p>
                <draw:g>
                  <svg:desc>Dados.F2:Dados.F16</svg:desc>
                </draw:g>
              </table:table-cell>
              <table:table-cell office:value-type="float" office:value="3105681">
                <text:p>3105681</text:p>
                <draw:g>
                  <svg:desc>Dados.G2:Dados.G16</svg:desc>
                </draw:g>
              </table:table-cell>
            </table:table-row>
            <table:table-row>
              <table:table-cell office:value-type="string">
                <text:p>TII MUD</text:p>
                <text:list>
                  <text:list-item>
                    <text:p>TI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360217">
                <text:p>1360217</text:p>
              </table:table-cell>
              <table:table-cell office:value-type="float" office:value="9335">
                <text:p>9335</text:p>
              </table:table-cell>
            </table:table-row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273709">
                <text:p>273709</text:p>
              </table:table-cell>
              <table:table-cell office:value-type="float" office:value="273709">
                <text:p>273709</text:p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76468">
                <text:p>176468</text:p>
              </table:table-cell>
              <table:table-cell office:value-type="float" office:value="176468">
                <text:p>176468</text:p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7839">
                <text:p>127839</text:p>
              </table:table-cell>
              <table:table-cell office:value-type="float" office:value="127839">
                <text:p>127839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0512">
                <text:p>120512</text:p>
              </table:table-cell>
              <table:table-cell office:value-type="float" office:value="120512">
                <text:p>120512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01547">
                <text:p>10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845">
                <text:p>3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0331">
                <text:p>30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2">
      <style:chart-properties chart:link-data-style-to-source="true" chart:error-category="cell-range" chart:error-upper-range="Gráficos.E2:Gráficos.E16" chart:error-lower-range="Gráficos.D2:Gráficos.D16"/>
      <style:graphic-properties draw:stroke="none" draw:fill-color="#00a65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Gráficos.E2:Gráficos.E16" chart:error-lower-range="Gráficos.D2:Gráficos.D1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Gráficos.E2:Gráficos.E16" chart:error-lower-range="Gráficos.D2:Gráficos.D16" loext:std-weight="1"/>
      <style:graphic-properties draw:stroke="solid" svg:stroke-width="0.1cm" svg:stroke-color="#000000" svg:stroke-opacity="100%" draw:stroke-linejoin="round"/>
    </style:style>
    <style:style style:name="ch14" style:family="chart" style:data-style-name="N2">
      <style:chart-properties chart:link-data-style-to-source="true" chart:error-category="cell-range" chart:error-upper-range="Gráficos.G2:Gráficos.G16" chart:error-lower-range="Gráficos.G2:Gráficos.G16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Gráficos.G2:Gráficos.G16" chart:error-lower-range="Gráficos.G2:Gráficos.G16" loext:std-weight="1"/>
      <style:graphic-properties draw:stroke="solid" svg:stroke-width="0.1cm" svg:stroke-color="#000000" svg:stroke-opacity="100%" draw:stroke-linejoin="round"/>
    </style:style>
    <style:style style:name="ch16" style:family="chart" style:data-style-name="N2">
      <style:chart-properties chart:link-data-style-to-source="true" chart:error-category="cell-range" chart:error-upper-range="Gráficos.I2:Gráficos.I16" chart:error-lower-range="Gráficos.I2:Gráficos.I16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Gráficos.I2:Gráficos.I16" chart:error-lower-range="Gráficos.I2:Gráficos.I16" loext:std-weight="1"/>
      <style:graphic-properties draw:stroke="solid" svg:stroke-width="0.1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101cm" svg:height="11.901cm" xlink:href=".." xlink:type="simple" chart:class="chart:bar" chart:style-name="ch1">
        <chart:title svg:x="8.313cm" svg:y="0.374cm" chart:style-name="ch2">
          <text:p>Contadores Bots</text:p>
        </chart:title>
        <chart:legend chart:legend-position="end" svg:x="18.605cm" svg:y="5.153cm" style:legend-expansion="high" chart:style-name="ch3"/>
        <chart:plot-area chart:style-name="ch4" table:cell-range-address="Gráficos.A2:Gráficos.C16 Gráficos.A1:Gráficos.C1 Gráficos.F1:Gráficos.F16 Gráficos.H1:Gráficos.H16" chart:data-source-has-labels="both" svg:x="1.413cm" svg:y="1.391cm" svg:width="16.79cm" svg:height="9.291cm">
          <chartooo:coordinate-region svg:x="2.696cm" svg:y="1.59cm" svg:width="15.507cm" svg:height="8.047cm"/>
          <chart:axis chart:dimension="x" chart:name="primary-x" chart:style-name="ch5" chartooo:axis-type="auto">
            <chartooo:date-scale/>
            <chart:title svg:x="8.057cm" svg:y="10.92cm" chart:style-name="ch6">
              <text:p>Proteção / Bot Semente</text:p>
            </chart:title>
            <chart:categories table:cell-range-address="Gráficos.A2:Gráficos.B16"/>
          </chart:axis>
          <chart:axis chart:dimension="y" chart:name="primary-y" chart:style-name="ch7">
            <chart:title svg:x="0.451cm" svg:y="6.821cm" chart:style-name="ch8">
              <text:p>Nº de Nó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áficos.C2:Gráficos.C16" chart:label-cell-address="Gráficos.C1:Gráficos.C1" chart:class="chart:bar">
            <chart:error-indicator chart:style-name="ch12" chart:dimension="x"/>
            <chart:error-indicator chart:style-name="ch13" chart:dimension="y"/>
            <chart:data-point chart:repeated="15"/>
          </chart:series>
          <chart:series chart:style-name="ch14" chart:values-cell-range-address="Gráficos.F2:Gráficos.F16" chart:label-cell-address="Gráficos.F1:Gráficos.F1" chart:class="chart:bar">
            <chart:error-indicator chart:style-name="ch15" chart:dimension="y"/>
            <chart:data-point chart:repeated="15"/>
          </chart:series>
          <chart:series chart:style-name="ch16" chart:values-cell-range-address="Gráficos.H2:Gráficos.H16" chart:label-cell-address="Gráficos.H1:Gráficos.H1" chart:class="chart:bar">
            <chart:error-indicator chart:style-name="ch17" chart:dimension="y"/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NC</text:p>
                <draw:g>
                  <svg:desc>Gráficos.C1:Gráficos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QNI</text:p>
                <draw:g>
                  <svg:desc>Gráficos.F1:Gráficos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QNE</text:p>
                <draw:g>
                  <svg:desc>Gráficos.H1:Gráficos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TII NÃO</text:p>
                <text:list>
                  <text:list-item>
                    <text:p>TII</text:p>
                  </text:list-item>
                  <text:list-item>
                    <text:p>NÃO</text:p>
                  </text:list-item>
                </text:list>
                <draw:g>
                  <svg:desc>Gráficos.A2:Gráficos.B16</svg:desc>
                </draw:g>
              </table:table-cell>
              <table:table-cell office:value-type="float" office:value="111.9">
                <text:p>111.9</text:p>
                <draw:g>
                  <svg:desc>Gráficos.C2:Gráficos.C16</svg:desc>
                </draw:g>
              </table:table-cell>
              <table:table-cell office:value-type="float" office:value="0.126200000000011">
                <text:p>0.126200000000011</text:p>
                <draw:g>
                  <svg:desc>Gráficos.E2:Gráficos.E16</svg:desc>
                </draw:g>
              </table:table-cell>
              <table:table-cell office:value-type="float" office:value="0.2262">
                <text:p>0.2262</text:p>
                <draw:g>
                  <svg:desc>Gráficos.D2:Gráficos.D16</svg:desc>
                </draw:g>
              </table:table-cell>
              <table:table-cell office:value-type="float" office:value="0.126200000000011">
                <text:p>0.126200000000011</text:p>
                <draw:g>
                  <svg:desc>Gráficos.E2:Gráficos.E16</svg:desc>
                </draw:g>
              </table:table-cell>
              <table:table-cell office:value-type="float" office:value="0.2262">
                <text:p>0.2262</text:p>
                <draw:g>
                  <svg:desc>Gráficos.D2:Gráficos.D16</svg:desc>
                </draw:g>
              </table:table-cell>
              <table:table-cell office:value-type="float" office:value="14.3">
                <text:p>14.3</text:p>
                <draw:g>
                  <svg:desc>Gráficos.F2:Gráficos.F16</svg:desc>
                </draw:g>
              </table:table-cell>
              <table:table-cell office:value-type="float" office:value="2.02459881458031">
                <text:p>2.02459881458031</text:p>
                <draw:g>
                  <svg:desc>Gráficos.G2:Gráficos.G16</svg:desc>
                </draw:g>
              </table:table-cell>
              <table:table-cell office:value-type="float" office:value="2.02459881458031">
                <text:p>2.02459881458031</text:p>
                <draw:g>
                  <svg:desc>Gráficos.G2:Gráficos.G16</svg:desc>
                </draw:g>
              </table:table-cell>
              <table:table-cell office:value-type="float" office:value="19.7">
                <text:p>19.7</text:p>
                <draw:g>
                  <svg:desc>Gráficos.H2:Gráficos.H16</svg:desc>
                </draw:g>
              </table:table-cell>
              <table:table-cell office:value-type="float" office:value="2.95987019309969">
                <text:p>2.95987019309969</text:p>
                <draw:g>
                  <svg:desc>Gráficos.I2:Gráficos.I16</svg:desc>
                </draw:g>
              </table:table-cell>
              <table:table-cell office:value-type="float" office:value="2.95987019309969">
                <text:p>2.95987019309969</text:p>
                <draw:g>
                  <svg:desc>Gráficos.I2:Gráficos.I16</svg:desc>
                </draw:g>
              </table:table-cell>
            </table:table-row>
            <table:table-row>
              <table:table-cell office:value-type="string">
                <text:p>TII MUD</text:p>
                <text:list>
                  <text:list-item>
                    <text:p>TI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5278">
                <text:p>0.5278</text:p>
              </table:table-cell>
              <table:table-cell office:value-type="float" office:value="0.5278">
                <text:p>0.5278</text:p>
              </table:table-cell>
              <table:table-cell office:value-type="float" office:value="1.4">
                <text:p>1.4</text:p>
              </table:table-cell>
              <table:table-cell office:value-type="float" office:value="0.500147018385594">
                <text:p>0.500147018385594</text:p>
              </table:table-cell>
              <table:table-cell office:value-type="float" office:value="0.500147018385594">
                <text:p>0.500147018385594</text:p>
              </table:table-cell>
            </table:table-row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5.4">
                <text:p>5.4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5.4">
                <text:p>5.4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7.5">
                <text:p>7.5</text:p>
              </table:table-cell>
              <table:table-cell office:value-type="float" office:value="2.41397783751218">
                <text:p>2.41397783751218</text:p>
              </table:table-cell>
              <table:table-cell office:value-type="float" office:value="2.41397783751218">
                <text:p>2.41397783751218</text:p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4.3">
                <text:p>4.3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6.5">
                <text:p>6.5</text:p>
              </table:table-cell>
              <table:table-cell office:value-type="float" office:value="2.46062906590977">
                <text:p>2.46062906590977</text:p>
              </table:table-cell>
              <table:table-cell office:value-type="float" office:value="2.46062906590977">
                <text:p>2.46062906590977</text:p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3.1">
                <text:p>3.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5">
                <text:p>5</text:p>
              </table:table-cell>
              <table:table-cell office:value-type="float" office:value="2.10580739860036">
                <text:p>2.10580739860036</text:p>
              </table:table-cell>
              <table:table-cell office:value-type="float" office:value="2.10580739860036">
                <text:p>2.10580739860036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3.7">
                <text:p>3.7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3">
                <text:p>3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3.9">
                <text:p>3.9</text:p>
              </table:table-cell>
              <table:table-cell office:value-type="float" office:value="2.06353697325732">
                <text:p>2.06353697325732</text:p>
              </table:table-cell>
              <table:table-cell office:value-type="float" office:value="2.06353697325732">
                <text:p>2.06353697325732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6">
                <text:p>2.6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2.6">
                <text:p>2.6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2.9">
                <text:p>2.9</text:p>
              </table:table-cell>
              <table:table-cell office:value-type="float" office:value="0.9802">
                <text:p>0.9802</text:p>
              </table:table-cell>
              <table:table-cell office:value-type="float" office:value="0.9802">
                <text:p>0.9802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1.9">
                <text:p>1.9</text:p>
              </table:table-cell>
              <table:table-cell office:value-type="float" office:value="0.856379378546681">
                <text:p>0.856379378546681</text:p>
              </table:table-cell>
              <table:table-cell office:value-type="float" office:value="0.856379378546681">
                <text:p>0.856379378546681</text:p>
              </table:table-cell>
              <table:table-cell office:value-type="float" office:value="2.6">
                <text:p>2.6</text:p>
              </table:table-cell>
              <table:table-cell office:value-type="float" office:value="0.9048">
                <text:p>0.9048</text:p>
              </table:table-cell>
              <table:table-cell office:value-type="float" office:value="0.9048">
                <text:p>0.9048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Gráficos.E4:Gráficos.E16" chart:error-lower-range="Gráficos.D4:Gráficos.D16"/>
      <style:graphic-properties draw:stroke="none" draw:fill-color="#00a65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Gráficos.E2:Gráficos.E16" chart:error-lower-range="Gráficos.D2:Gráficos.D1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Gráficos.E4:Gráficos.E16" chart:error-lower-range="Gráficos.D4:Gráficos.D16" loext:std-weight="1"/>
      <style:graphic-properties draw:stroke="solid" svg:stroke-width="0.1cm" svg:stroke-color="#000000" svg:stroke-opacity="100%" draw:stroke-linejoin="round"/>
    </style:style>
    <style:style style:name="ch14" style:family="chart" style:data-style-name="N2">
      <style:chart-properties chart:link-data-style-to-source="true" chart:error-category="cell-range" chart:error-upper-range="Gráficos.G4:Gráficos.G17" chart:error-lower-range="Gráficos.G4:Gráficos.G17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Gráficos.G4:Gráficos.G17" chart:error-lower-range="Gráficos.G4:Gráficos.G17" loext:std-weight="1"/>
      <style:graphic-properties draw:stroke="solid" svg:stroke-width="0.1cm" svg:stroke-color="#000000" svg:stroke-opacity="100%" draw:stroke-linejoin="round"/>
    </style:style>
    <style:style style:name="ch16" style:family="chart" style:data-style-name="N2">
      <style:chart-properties chart:link-data-style-to-source="true" chart:error-category="cell-range" chart:error-upper-range="Gráficos.I4:Gráficos.I16" chart:error-lower-range="Gráficos.I4:Gráficos.I16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Gráficos.I4:Gráficos.I16" chart:error-lower-range="Gráficos.I4:Gráficos.I16" loext:std-weight="1"/>
      <style:graphic-properties draw:stroke="solid" svg:stroke-width="0.1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0.018cm" svg:height="16.885cm" xlink:href=".." xlink:type="simple" chart:class="chart:bar" chart:style-name="ch1">
        <chart:title svg:x="13.272cm" svg:y="0.473cm" chart:style-name="ch2">
          <text:p>Contadores Bots</text:p>
        </chart:title>
        <chart:subtitle svg:x="12.293cm" svg:y="1.589cm" chart:style-name="ch3">
          <text:p>Excluindo (mud/all) e (open/all)</text:p>
        </chart:subtitle>
        <chart:legend chart:legend-position="end" svg:x="28.522cm" svg:y="7.645cm" style:legend-expansion="high" chart:style-name="ch4"/>
        <chart:plot-area chart:style-name="ch5" table:cell-range-address="Gráficos.A4:Gráficos.C16 Gráficos.C1:Gráficos.C1 Gráficos.F1:Gráficos.F1 Gráficos.F4:Gráficos.F16 Gráficos.H1:Gráficos.H1 Gráficos.H4:Gráficos.H16" chart:data-source-has-labels="both" svg:x="1.611cm" svg:y="2.609cm" svg:width="26.311cm" svg:height="12.958cm">
          <chartooo:coordinate-region svg:x="2.635cm" svg:y="2.808cm" svg:width="25.213cm" svg:height="11.714cm"/>
          <chart:axis chart:dimension="x" chart:name="primary-x" chart:style-name="ch6" chartooo:axis-type="auto">
            <chartooo:date-scale/>
            <chart:title svg:x="13.015cm" svg:y="15.904cm" chart:style-name="ch7">
              <text:p>Proteção / Bot Semente</text:p>
            </chart:title>
            <chart:categories table:cell-range-address="Gráficos.A4:Gráficos.B16"/>
          </chart:axis>
          <chart:axis chart:dimension="y" chart:name="primary-y" chart:style-name="ch8">
            <chart:title svg:x="0.451cm" svg:y="9.873cm" chart:style-name="ch9">
              <text:p>Nº de Nós</text:p>
            </chart:title>
            <chart:grid chart:style-name="ch10" chart:class="major"/>
          </chart:axis>
          <chart:series chart:style-name="ch11" chart:values-cell-range-address="Gráficos.C4:Gráficos.C16" chart:label-cell-address="Gráficos.C1:Gráficos.C1" chart:class="chart:bar">
            <chart:error-indicator chart:style-name="ch12" chart:dimension="x"/>
            <chart:error-indicator chart:style-name="ch13" chart:dimension="y"/>
            <chart:data-point chart:repeated="13"/>
          </chart:series>
          <chart:series chart:style-name="ch14" chart:values-cell-range-address="Gráficos.F4:Gráficos.F16" chart:label-cell-address="Gráficos.F1:Gráficos.F1" chart:class="chart:bar">
            <chart:error-indicator chart:style-name="ch15" chart:dimension="y"/>
            <chart:data-point chart:repeated="13"/>
          </chart:series>
          <chart:series chart:style-name="ch16" chart:values-cell-range-address="Gráficos.H4:Gráficos.H16" chart:label-cell-address="Gráficos.H1:Gráficos.H1" chart:class="chart:bar">
            <chart:error-indicator chart:style-name="ch17" chart:dimension="y"/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NC</text:p>
                <draw:g>
                  <svg:desc>Gráficos.C1:Gráficos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QNI</text:p>
                <draw:g>
                  <svg:desc>Gráficos.F1:Gráficos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QNE</text:p>
                <draw:g>
                  <svg:desc>Gráficos.H1:Gráficos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  <draw:g>
                  <svg:desc>Gráficos.A4:Gráficos.B16</svg:desc>
                </draw:g>
              </table:table-cell>
              <table:table-cell office:value-type="float" office:value="5.4">
                <text:p>5.4</text:p>
                <draw:g>
                  <svg:desc>Gráficos.C4:Gráficos.C16</svg:desc>
                </draw:g>
              </table:table-cell>
              <table:table-cell office:value-type="float" office:value="0.126200000000011">
                <text:p>0.126200000000011</text:p>
                <draw:g>
                  <svg:desc>Gráficos.E2:Gráficos.E16</svg:desc>
                </draw:g>
              </table:table-cell>
              <table:table-cell office:value-type="float" office:value="0.2262">
                <text:p>0.2262</text:p>
                <draw:g>
                  <svg:desc>Gráficos.D2:Gráficos.D16</svg:desc>
                </draw:g>
              </table:table-cell>
              <table:table-cell office:value-type="float" office:value="2.45947356968925">
                <text:p>2.45947356968925</text:p>
                <draw:g>
                  <svg:desc>Gráficos.E4:Gráficos.E16</svg:desc>
                </draw:g>
              </table:table-cell>
              <table:table-cell office:value-type="float" office:value="2.45947356968925">
                <text:p>2.45947356968925</text:p>
                <draw:g>
                  <svg:desc>Gráficos.D4:Gráficos.D16</svg:desc>
                </draw:g>
              </table:table-cell>
              <table:table-cell office:value-type="float" office:value="5.4">
                <text:p>5.4</text:p>
                <draw:g>
                  <svg:desc>Gráficos.F4:Gráficos.F16</svg:desc>
                </draw:g>
              </table:table-cell>
              <table:table-cell office:value-type="float" office:value="2.45947356968925">
                <text:p>2.45947356968925</text:p>
                <draw:g>
                  <svg:desc>Gráficos.G4:Gráficos.G17</svg:desc>
                </draw:g>
              </table:table-cell>
              <table:table-cell office:value-type="float" office:value="2.45947356968925">
                <text:p>2.45947356968925</text:p>
                <draw:g>
                  <svg:desc>Gráficos.G4:Gráficos.G17</svg:desc>
                </draw:g>
              </table:table-cell>
              <table:table-cell office:value-type="float" office:value="7.5">
                <text:p>7.5</text:p>
                <draw:g>
                  <svg:desc>Gráficos.H4:Gráficos.H16</svg:desc>
                </draw:g>
              </table:table-cell>
              <table:table-cell office:value-type="float" office:value="2.41397783751218">
                <text:p>2.41397783751218</text:p>
                <draw:g>
                  <svg:desc>Gráficos.I4:Gráficos.I16</svg:desc>
                </draw:g>
              </table:table-cell>
              <table:table-cell office:value-type="float" office:value="2.41397783751218">
                <text:p>2.41397783751218</text:p>
                <draw:g>
                  <svg:desc>Gráficos.I4:Gráficos.I16</svg:desc>
                </draw:g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4.3">
                <text:p>4.3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6.5">
                <text:p>6.5</text:p>
              </table:table-cell>
              <table:table-cell office:value-type="float" office:value="2.46062906590977">
                <text:p>2.46062906590977</text:p>
              </table:table-cell>
              <table:table-cell office:value-type="float" office:value="2.46062906590977">
                <text:p>2.46062906590977</text:p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2.45947356968925">
                <text:p>2.45947356968925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3.1">
                <text:p>3.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5">
                <text:p>5</text:p>
              </table:table-cell>
              <table:table-cell office:value-type="float" office:value="2.10580739860036">
                <text:p>2.10580739860036</text:p>
              </table:table-cell>
              <table:table-cell office:value-type="float" office:value="2.10580739860036">
                <text:p>2.10580739860036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3.7">
                <text:p>3.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3">
                <text:p>3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3.9">
                <text:p>3.9</text:p>
              </table:table-cell>
              <table:table-cell office:value-type="float" office:value="2.06353697325732">
                <text:p>2.06353697325732</text:p>
              </table:table-cell>
              <table:table-cell office:value-type="float" office:value="2.06353697325732">
                <text:p>2.06353697325732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6">
                <text:p>2.6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2.6">
                <text:p>2.6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2.9">
                <text:p>2.9</text:p>
              </table:table-cell>
              <table:table-cell office:value-type="float" office:value="0.9802">
                <text:p>0.9802</text:p>
              </table:table-cell>
              <table:table-cell office:value-type="float" office:value="0.9802">
                <text:p>0.9802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1.9">
                <text:p>1.9</text:p>
              </table:table-cell>
              <table:table-cell office:value-type="float" office:value="0.856379378546681">
                <text:p>0.856379378546681</text:p>
              </table:table-cell>
              <table:table-cell office:value-type="float" office:value="0.856379378546681">
                <text:p>0.856379378546681</text:p>
              </table:table-cell>
              <table:table-cell office:value-type="float" office:value="2.6">
                <text:p>2.6</text:p>
              </table:table-cell>
              <table:table-cell office:value-type="float" office:value="0.9048">
                <text:p>0.9048</text:p>
              </table:table-cell>
              <table:table-cell office:value-type="float" office:value="0.9048">
                <text:p>0.9048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.839618865914767">
                <text:p>0.839618865914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35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2">
      <style:chart-properties chart:link-data-style-to-source="true" chart:error-category="cell-range" chart:error-upper-range="Gráficos.K2:Gráficos.K16" chart:error-lower-range="Gráficos.K2:Gráficos.K16"/>
      <style:graphic-properties draw:stroke="none" draw:fill-color="#00a65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Gráficos.K2:Gráficos.K16" chart:error-lower-range="Gráficos.K2:Gráficos.K16" loext:std-weight="1"/>
      <style:graphic-properties draw:stroke="solid" svg:stroke-width="0.1cm" svg:stroke-color="#000000" svg:stroke-opacity="100%" draw:stroke-linejoin="round"/>
    </style:style>
    <style:style style:name="ch13" style:family="chart">
      <style:chart-properties chart:solid-type="cuboid"/>
    </style:style>
    <style:style style:name="ch14" style:family="chart" style:data-style-name="N2">
      <style:chart-properties chart:link-data-style-to-source="true" chart:error-category="cell-range" chart:error-upper-range="Gráficos.N2:Gráficos.N16" chart:error-lower-range="Gráficos.M2:Gráficos.M16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Gráficos.N2:Gráficos.N16" chart:error-lower-range="Gráficos.M2:Gráficos.M16" loext:std-weight="1"/>
      <style:graphic-properties draw:stroke="solid" svg:stroke-width="0.1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14cm" svg:height="11.916cm" xlink:href=".." xlink:type="simple" chart:class="chart:bar" chart:style-name="ch1">
        <chart:title svg:x="8.201cm" svg:y="0.374cm" chart:style-name="ch2">
          <text:p>Contadores DDoS</text:p>
        </chart:title>
        <chart:legend chart:legend-position="end" svg:x="18.618cm" svg:y="5.41cm" style:legend-expansion="high" chart:style-name="ch3"/>
        <chart:plot-area chart:style-name="ch4" table:cell-range-address="Gráficos.A2:Gráficos.B16 Gráficos.J1:Gráficos.J16 Gráficos.L1:Gráficos.L16" chart:data-source-has-labels="both" svg:x="1.413cm" svg:y="1.391cm" svg:width="16.803cm" svg:height="9.306cm">
          <chartooo:coordinate-region svg:x="3.437cm" svg:y="1.59cm" svg:width="14.779cm" svg:height="8.062cm"/>
          <chart:axis chart:dimension="x" chart:name="primary-x" chart:style-name="ch5" chartooo:axis-type="auto">
            <chartooo:date-scale/>
            <chart:title svg:x="8.063cm" svg:y="10.935cm" chart:style-name="ch6">
              <text:p>Proteção / Bot Semente</text:p>
            </chart:title>
            <chart:categories table:cell-range-address="Gráficos.A2:Gráficos.B16"/>
          </chart:axis>
          <chart:axis chart:dimension="y" chart:name="primary-y" chart:style-name="ch7">
            <chart:title svg:x="0.451cm" svg:y="7.12cm" chart:style-name="ch8">
              <text:p>Nº de Pacote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Gráficos.J2:Gráficos.J16" chart:label-cell-address="Gráficos.J1:Gráficos.J1" chart:class="chart:bar">
            <chart:error-indicator chart:style-name="ch12" chart:dimension="y"/>
            <chart:data-point chart:style-name="ch13"/>
            <chart:data-point chart:repeated="14"/>
          </chart:series>
          <chart:series chart:style-name="ch14" chart:values-cell-range-address="Gráficos.L2:Gráficos.L16" chart:label-cell-address="Gráficos.L1:Gráficos.L1" chart:class="chart:bar">
            <chart:error-indicator chart:style-name="ch15" chart:dimension="y"/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G</text:p>
                <draw:g>
                  <svg:desc>Gráficos.J1:Gráficos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QDT</text:p>
                <draw:g>
                  <svg:desc>Gráficos.L1:Gráficos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TII NÃO</text:p>
                <text:list>
                  <text:list-item>
                    <text:p>TII</text:p>
                  </text:list-item>
                  <text:list-item>
                    <text:p>NÃO</text:p>
                  </text:list-item>
                </text:list>
                <draw:g>
                  <svg:desc>Gráficos.A2:Gráficos.B16</svg:desc>
                </draw:g>
              </table:table-cell>
              <table:table-cell office:value-type="float" office:value="2831979.5">
                <text:p>2831979.5</text:p>
                <draw:g>
                  <svg:desc>Gráficos.J2:Gráficos.J16</svg:desc>
                </draw:g>
              </table:table-cell>
              <table:table-cell office:value-type="float" office:value="391276.150374981">
                <text:p>391276.150374981</text:p>
                <draw:g>
                  <svg:desc>Gráficos.K2:Gráficos.K16</svg:desc>
                </draw:g>
              </table:table-cell>
              <table:table-cell office:value-type="float" office:value="391276.150374981">
                <text:p>391276.150374981</text:p>
                <draw:g>
                  <svg:desc>Gráficos.K2:Gráficos.K16</svg:desc>
                </draw:g>
              </table:table-cell>
              <table:table-cell office:value-type="float" office:value="2831979.5">
                <text:p>2831979.5</text:p>
                <draw:g>
                  <svg:desc>Gráficos.L2:Gráficos.L16</svg:desc>
                </draw:g>
              </table:table-cell>
              <table:table-cell office:value-type="float" office:value="391276.150374981">
                <text:p>391276.150374981</text:p>
                <draw:g>
                  <svg:desc>Gráficos.N2:Gráficos.N16</svg:desc>
                </draw:g>
              </table:table-cell>
              <table:table-cell office:value-type="float" office:value="391276.150374981">
                <text:p>391276.150374981</text:p>
                <draw:g>
                  <svg:desc>Gráficos.M2:Gráficos.M16</svg:desc>
                </draw:g>
              </table:table-cell>
            </table:table-row>
            <table:table-row>
              <table:table-cell office:value-type="string">
                <text:p>TII MUD</text:p>
                <text:list>
                  <text:list-item>
                    <text:p>TI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342366.9">
                <text:p>1342366.9</text:p>
              </table:table-cell>
              <table:table-cell office:value-type="float" office:value="42549.3134001266">
                <text:p>42549.3134001266</text:p>
              </table:table-cell>
              <table:table-cell office:value-type="float" office:value="42549.3134001266">
                <text:p>42549.3134001266</text:p>
              </table:table-cell>
              <table:table-cell office:value-type="float" office:value="8244.8">
                <text:p>8244.8</text:p>
              </table:table-cell>
              <table:table-cell office:value-type="float" office:value="848.316738103499">
                <text:p>848.316738103499</text:p>
              </table:table-cell>
              <table:table-cell office:value-type="float" office:value="848.316738103499">
                <text:p>848.316738103499</text:p>
              </table:table-cell>
            </table:table-row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259563.2">
                <text:p>259563.2</text:p>
              </table:table-cell>
              <table:table-cell office:value-type="float" office:value="105941.044717307">
                <text:p>105941.044717307</text:p>
              </table:table-cell>
              <table:table-cell office:value-type="float" office:value="105941.044717307">
                <text:p>105941.044717307</text:p>
              </table:table-cell>
              <table:table-cell office:value-type="float" office:value="259563.2">
                <text:p>259563.2</text:p>
              </table:table-cell>
              <table:table-cell office:value-type="float" office:value="105941.044717307">
                <text:p>105941.044717307</text:p>
              </table:table-cell>
              <table:table-cell office:value-type="float" office:value="105941.044717307">
                <text:p>105941.044717307</text:p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44753.8">
                <text:p>144753.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144753.8">
                <text:p>144753.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54906.1414435758">
                <text:p>54906.1414435758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23566.5">
                <text:p>123566.5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1713.6">
                <text:p>1713.6</text:p>
              </table:table-cell>
              <table:table-cell office:value-type="float" office:value="2008.33303900639">
                <text:p>2008.33303900639</text:p>
              </table:table-cell>
              <table:table-cell office:value-type="float" office:value="1713.6">
                <text:p>1713.6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89549.4">
                <text:p>89549.4</text:p>
              </table:table-cell>
              <table:table-cell office:value-type="float" office:value="29417.3181249939">
                <text:p>29417.3181249939</text:p>
              </table:table-cell>
              <table:table-cell office:value-type="float" office:value="29417.3181249939">
                <text:p>29417.3181249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665.6">
                <text:p>33665.6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4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Gráficos.K4:Gráficos.K16" chart:error-lower-range="Gráficos.K4:Gráficos.K16"/>
      <style:graphic-properties draw:stroke="none" draw:fill-color="#00a65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Gráficos.K4:Gráficos.K16" chart:error-lower-range="Gráficos.K4:Gráficos.K16" loext:std-weight="1"/>
      <style:graphic-properties draw:stroke="solid" svg:stroke-width="0.1cm" svg:stroke-color="#000000" svg:stroke-opacity="100%" draw:stroke-linejoin="round"/>
    </style:style>
    <style:style style:name="ch13" style:family="chart">
      <style:chart-properties chart:solid-type="cuboid"/>
    </style:style>
    <style:style style:name="ch14" style:family="chart" style:data-style-name="N2">
      <style:chart-properties chart:link-data-style-to-source="true" chart:error-category="cell-range" chart:error-upper-range="Gráficos.N4:Gráficos.N16" chart:error-lower-range="Gráficos.M4:Gráficos.M16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Gráficos.N4:Gráficos.N16" chart:error-lower-range="Gráficos.M4:Gráficos.M16" loext:std-weight="1"/>
      <style:graphic-properties draw:stroke="solid" svg:stroke-width="0.1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624cm" svg:height="16.663cm" xlink:href=".." xlink:type="simple" chart:class="chart:bar" chart:style-name="ch1">
        <chart:title svg:x="12.969cm" svg:y="0.469cm" chart:style-name="ch2">
          <text:p>Contadores DDos</text:p>
        </chart:title>
        <chart:subtitle svg:x="12.096cm" svg:y="1.581cm" chart:style-name="ch3">
          <text:p>Excluindo (mud/all) e (open/all)</text:p>
        </chart:subtitle>
        <chart:legend chart:legend-position="end" svg:x="28.102cm" svg:y="7.783cm" style:legend-expansion="high" chart:style-name="ch4"/>
        <chart:plot-area chart:style-name="ch5" table:cell-range-address="Gráficos.A4:Gráficos.B16 Gráficos.J1:Gráficos.J1 Gráficos.J4:Gráficos.J16 Gráficos.L1:Gráficos.L1 Gráficos.L4:Gráficos.L16" chart:data-source-has-labels="both" svg:x="1.603cm" svg:y="2.597cm" svg:width="25.907cm" svg:height="12.752cm">
          <chartooo:coordinate-region svg:x="3.442cm" svg:y="2.796cm" svg:width="24.068cm" svg:height="11.508cm"/>
          <chart:axis chart:dimension="x" chart:name="primary-x" chart:style-name="ch6" chartooo:axis-type="auto">
            <chartooo:date-scale/>
            <chart:title svg:x="12.805cm" svg:y="15.682cm" chart:style-name="ch7">
              <text:p>Proteção / Bot Semente</text:p>
            </chart:title>
            <chart:categories table:cell-range-address="Gráficos.A4:Gráficos.B16"/>
          </chart:axis>
          <chart:axis chart:dimension="y" chart:name="primary-y" chart:style-name="ch8">
            <chart:title svg:x="0.451cm" svg:y="9.758cm" chart:style-name="ch9">
              <text:p>Nº de Nós</text:p>
            </chart:title>
            <chart:grid chart:style-name="ch10" chart:class="major"/>
          </chart:axis>
          <chart:series chart:style-name="ch11" chart:values-cell-range-address="Gráficos.J4:Gráficos.J16" chart:label-cell-address="Gráficos.J1:Gráficos.J1" chart:class="chart:bar">
            <chart:error-indicator chart:style-name="ch12" chart:dimension="y"/>
            <chart:data-point chart:style-name="ch13"/>
            <chart:data-point chart:repeated="12"/>
          </chart:series>
          <chart:series chart:style-name="ch14" chart:values-cell-range-address="Gráficos.L4:Gráficos.L16" chart:label-cell-address="Gráficos.L1:Gráficos.L1" chart:class="chart:bar">
            <chart:error-indicator chart:style-name="ch15" chart:dimension="y"/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G</text:p>
                <draw:g>
                  <svg:desc>Gráficos.J1:Gráficos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QDT</text:p>
                <draw:g>
                  <svg:desc>Gráficos.L1:Gráficos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  <draw:g>
                  <svg:desc>Gráficos.A4:Gráficos.B16</svg:desc>
                </draw:g>
              </table:table-cell>
              <table:table-cell office:value-type="float" office:value="259563.2">
                <text:p>259563.2</text:p>
                <draw:g>
                  <svg:desc>Gráficos.J4:Gráficos.J16</svg:desc>
                </draw:g>
              </table:table-cell>
              <table:table-cell office:value-type="float" office:value="105941.044717307">
                <text:p>105941.044717307</text:p>
                <draw:g>
                  <svg:desc>Gráficos.K4:Gráficos.K16</svg:desc>
                </draw:g>
              </table:table-cell>
              <table:table-cell office:value-type="float" office:value="105941.044717307">
                <text:p>105941.044717307</text:p>
                <draw:g>
                  <svg:desc>Gráficos.K4:Gráficos.K16</svg:desc>
                </draw:g>
              </table:table-cell>
              <table:table-cell office:value-type="float" office:value="259563.2">
                <text:p>259563.2</text:p>
                <draw:g>
                  <svg:desc>Gráficos.L4:Gráficos.L16</svg:desc>
                </draw:g>
              </table:table-cell>
              <table:table-cell office:value-type="float" office:value="105941.044717307">
                <text:p>105941.044717307</text:p>
                <draw:g>
                  <svg:desc>Gráficos.N4:Gráficos.N16</svg:desc>
                </draw:g>
              </table:table-cell>
              <table:table-cell office:value-type="float" office:value="105941.044717307">
                <text:p>105941.044717307</text:p>
                <draw:g>
                  <svg:desc>Gráficos.M4:Gráficos.M16</svg:desc>
                </draw:g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44753.8">
                <text:p>144753.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144753.8">
                <text:p>144753.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54906.1414435758">
                <text:p>54906.1414435758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23566.5">
                <text:p>123566.5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1713.6">
                <text:p>1713.6</text:p>
              </table:table-cell>
              <table:table-cell office:value-type="float" office:value="2008.33303900639">
                <text:p>2008.33303900639</text:p>
              </table:table-cell>
              <table:table-cell office:value-type="float" office:value="1713.6">
                <text:p>1713.6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89549.4">
                <text:p>89549.4</text:p>
              </table:table-cell>
              <table:table-cell office:value-type="float" office:value="29417.3181249939">
                <text:p>29417.3181249939</text:p>
              </table:table-cell>
              <table:table-cell office:value-type="float" office:value="29417.3181249939">
                <text:p>29417.3181249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665.6">
                <text:p>33665.6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